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95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1.87mm"/>
    </style:style>
    <style:style style:name="co12" style:family="table-column">
      <style:table-column-properties fo:break-before="auto" style:column-width="115.36mm"/>
    </style:style>
    <style:style style:name="co13" style:family="table-column">
      <style:table-column-properties fo:break-before="auto" style:column-width="47.75mm"/>
    </style:style>
    <style:style style:name="co14" style:family="table-column">
      <style:table-column-properties fo:break-before="auto" style:column-width="46.97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2.33mm"/>
    </style:style>
    <style:style style:name="co17" style:family="table-column">
      <style:table-column-properties fo:break-before="auto" style:column-width="132.5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5.45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4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3.23mm" fo:break-before="auto" style:use-optimal-row-height="true"/>
    </style:style>
    <style:style style:name="ro10" style:family="table-row">
      <style:table-row-properties style:row-height="20.2mm" fo:break-before="auto" style:use-optimal-row-height="false"/>
    </style:style>
    <style:style style:name="ro11" style:family="table-row">
      <style:table-row-properties style:row-height="27.16mm" fo:break-before="auto" style:use-optimal-row-height="false"/>
    </style:style>
    <style:style style:name="ro12" style:family="table-row">
      <style:table-row-properties style:row-height="17.5mm" fo:break-before="auto" style:use-optimal-row-height="false"/>
    </style:style>
    <style:style style:name="ro13" style:family="table-row">
      <style:table-row-properties style:row-height="13.51mm" fo:break-before="auto" style:use-optimal-row-height="false"/>
    </style:style>
    <style:style style:name="ro14" style:family="table-row">
      <style:table-row-properties style:row-height="23.09mm" fo:break-before="auto" style:use-optimal-row-height="true"/>
    </style:style>
    <style:style style:name="ro15" style:family="table-row">
      <style:table-row-properties style:row-height="14.11mm" fo:break-before="auto" style:use-optimal-row-height="true"/>
    </style:style>
    <style:style style:name="ro16" style:family="table-row">
      <style:table-row-properties style:row-height="5.61mm" fo:break-before="auto" style:use-optimal-row-height="true"/>
    </style:style>
    <style:style style:name="ro17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1" style:family="table-cell" style:parent-style-name="Default" style:data-style-name="N10099">
      <style:table-cell-properties fo:background-color="#fff2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1" style:family="table-cell" style:parent-style-name="Default" style:data-style-name="N0">
      <style:table-cell-properties fo:background-color="#fff200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97" style:family="table-cell" style:parent-style-name="Default">
      <style:table-cell-properties fo:background-color="#fff200" style:cell-protect="protected formula-hidden" style:print-content="true"/>
    </style:style>
    <style:style style:name="ce9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00" style:family="table-cell" style:parent-style-name="Default" style:data-style-name="N0">
      <style:table-cell-properties fo:background-color="#fff200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66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3" style:family="table-cell" style:parent-style-name="Default" style:data-style-name="N166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166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 style:data-style-name="N166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3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5.09999990463257pt" style:language-asian="zh" style:country-asian="CN" style:font-style-asian="normal" style:font-weight-asian="bold" style:font-name-complex="Segoe UI1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11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Droite et parabole'.C20"/>
      <style:map style:condition="is-true-formula(IF([.C20]=1))" style:apply-style-name="FAUX" style:base-cell-address="'Droite et parabole'.C20"/>
    </style:style>
    <style:style style:name="ce34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Droite et parabole'.C21"/>
      <style:map style:condition="is-true-formula(IF([.C$20]=1))" style:apply-style-name="FAUX" style:base-cell-address="'Droite et parabole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Droite et parabole'.D7"/>
      <style:map style:condition="is-true-formula(IF([.D7]=0))" style:apply-style-name="VRAI" style:base-cell-address="'Droite et parabole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Droite et parabole'.D17"/>
      <style:map style:condition="is-true-formula(IF([.D16]=1))" style:apply-style-name="FAUX" style:base-cell-address="'Droite et parabole'.D17"/>
    </style:style>
    <style:style style:name="ce35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Droite et parabole'.D21"/>
      <style:map style:condition="is-true-formula(IF([.D$20]=1))" style:apply-style-name="FAUX" style:base-cell-address="'Droite et parabole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Droite et parabole'.E7"/>
      <style:map style:condition="is-true-formula(IF([.E7]=0))" style:apply-style-name="VRAI" style:base-cell-address="'Droite et parabole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Droite et parabole'.E17"/>
      <style:map style:condition="is-true-formula(IF([.E16]=1))" style:apply-style-name="FAUX" style:base-cell-address="'Droite et parabole'.E17"/>
    </style:style>
    <style:style style:name="ce3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Droite et parabole'.E21"/>
      <style:map style:condition="is-true-formula(IF([.E$20]=1))" style:apply-style-name="FAUX" style:base-cell-address="'Droite et parabole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Droite et parabole'.F7"/>
      <style:map style:condition="is-true-formula(IF([.F7]=0))" style:apply-style-name="VRAI" style:base-cell-address="'Droite et parabole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365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Droite et parabole'.F17"/>
      <style:map style:condition="is-true-formula(IF([.F16]=1))" style:apply-style-name="FAUX" style:base-cell-address="'Droite et parabole'.F17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Droite et parabole'.F21"/>
      <style:map style:condition="is-true-formula(IF([.F$20]=1))" style:apply-style-name="FAUX" style:base-cell-address="'Droite et parabole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Droite et parabole'.G7"/>
      <style:map style:condition="is-true-formula(IF([.G7]=0))" style:apply-style-name="VRAI" style:base-cell-address="'Droite et parabole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Droite et parabole'.G17"/>
      <style:map style:condition="is-true-formula(IF([.G16]=1))" style:apply-style-name="FAUX" style:base-cell-address="'Droite et parabole'.G17"/>
    </style:style>
    <style:style style:name="ce3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Droite et parabole'.G21"/>
      <style:map style:condition="is-true-formula(IF([.G$20]=1))" style:apply-style-name="FAUX" style:base-cell-address="'Droite et parabole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Droite et parabole'.H8"/>
      <style:map style:condition="is-true-formula(IF([.H7]=1))" style:apply-style-name="FAUX" style:base-cell-address="'Droite et parabole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91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Droite et parabole'.H21"/>
      <style:map style:condition="is-true-formula(IF([.H$20]=1))" style:apply-style-name="FAUX" style:base-cell-address="'Droite et parabole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Droite et parabole'.I7"/>
      <style:map style:condition="is-true-formula(IF([.K7]=1))" style:apply-style-name="FAUX" style:base-cell-address="'Droite et parabole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01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Droite et parabole'.I21"/>
      <style:map style:condition="is-true-formula(IF([.I$20]=1))" style:apply-style-name="FAUX" style:base-cell-address="'Droite et parabole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8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Droite et parabole'.J21"/>
      <style:map style:condition="is-true-formula(IF([.J$20]=1))" style:apply-style-name="FAUX" style:base-cell-address="'Droite et parabole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Droite et parabole'.K21"/>
      <style:map style:condition="is-true-formula(IF([.K$20]=1))" style:apply-style-name="FAUX" style:base-cell-address="'Droite et parabole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10" style:family="table-cell" style:parent-style-name="Default">
      <style:table-cell-properties fo:border-bottom="0.06pt solid #000000" fo:background-color="#b2b2b2" style:cell-protect="protected formula-hidden" style:print-content="true" fo:border-left="none" fo:border-right="none" fo:border-top="0.06pt solid #000000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14" style:family="table-cell" style:parent-style-name="Default">
      <style:table-cell-properties fo:border-bottom="0.06pt solid #000000" fo:background-color="#b2b2b2" style:cell-protect="protected formula-hidden" style:print-content="true" fo:border-left="none" fo:border-right="0.06pt solid #000000" fo:border-top="0.06pt solid #000000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7"/>
      <style:map style:condition="is-true-formula(IF([.B7]=1))" style:apply-style-name="FAUX" style:base-cell-address="Courbe.B7"/>
    </style:style>
    <style:style style:name="ce10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8"/>
      <style:map style:condition="is-true-formula(IF([.B7]=1))" style:apply-style-name="FAUX" style:base-cell-address="Courbe.B8"/>
    </style:style>
    <style:style style:name="ce10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11]=0))" style:apply-style-name="VRAI" style:base-cell-address="Courbe.B11"/>
      <style:map style:condition="is-true-formula(IF([.B11]=1))" style:apply-style-name="FAUX" style:base-cell-address="Courbe.B11"/>
    </style:style>
    <style:style style:name="ce5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7"/>
      <style:map style:condition="is-true-formula(IF([.J7]=1))" style:apply-style-name="FAUX" style:base-cell-address="Courbe.J7"/>
    </style:style>
    <style:style style:name="ce4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8"/>
      <style:map style:condition="is-true-formula(IF([.J7]=1))" style:apply-style-name="FAUX" style:base-cell-address="Courbe.J8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5" style:family="table-cell" style:parent-style-name="Default" style:data-style-name="N0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ackground-color="#ce181e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439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4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2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9" style:family="table-cell" style:parent-style-name="Default">
      <style:table-cell-properties fo:border-bottom="0.06pt solid #000000" style:cell-protect="hidden-and-protected" style:print-content="fals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91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451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6" style:family="table-cell" style:parent-style-name="Default" style:data-style-name="N169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8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9" style:family="table-cell" style:parent-style-name="Default" style:data-style-name="N108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0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1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46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65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6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70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 style:data-style-name="N0">
      <style:table-cell-properties fo:border-bottom="0.06pt solid #000000" fo:background-color="#cccccc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5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16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7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6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7" style:family="table-cell" style:parent-style-name="Default">
      <style:table-cell-properties fo:border-bottom="none" style:cell-protect="hidden-and-protected" style:print-content="fals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66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 style:data-style-name="N166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31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2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2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style:cell-protect="hidden-and-protected" style:print-content="fals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45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5" style:family="table-cell" style:parent-style-name="Default" style:data-style-name="N0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6" style:family="table-cell" style:parent-style-name="Default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7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5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33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3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53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76" style:family="table-cell" style:parent-style-name="Default">
      <style:table-cell-properties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5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81" style:family="table-cell" style:parent-style-name="Default">
      <style:table-cell-properties fo:border-bottom="0.06pt solid #000000" style:cell-protect="hidden-and-protected" style:print-content="false" fo:border-left="none" fo:border-right="none" fo:border-top="none"/>
      <style:text-properties style:font-name="Times New Roman" fo:font-size="12pt" style:font-size-asian="12pt" style:font-size-complex="12pt"/>
    </style:style>
    <style:style style:name="ce55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60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1" style:family="table-cell" style:parent-style-name="Default" style:data-style-name="N108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5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568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57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8" style:family="table-cell" style:parent-style-name="Default">
      <style:table-cell-properties fo:background-color="#ffffff"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79" style:family="table-cell" style:parent-style-name="Default">
      <style:table-cell-properties fo:border-bottom="none" style:cell-protect="hidden-and-protected" style:print-content="fals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fo:background-color="#ccff6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5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4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6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 style:data-style-name="N108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05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09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1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4" style:family="table-cell" style:parent-style-name="Default" style:data-style-name="N167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36" style:family="table-cell" style:parent-style-name="Default">
      <style:table-cell-properties fo:background-color="#000000" style:cell-protect="hidden-and-protected" style:print-content="fals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62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26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>
      <style:table-cell-properties fo:background-color="#00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28" style:family="table-cell" style:parent-style-name="Default">
      <style:table-cell-properties style:cell-protect="hidden-and-protected" style:print-content="false"/>
      <style:text-properties fo:font-size="12pt" style:font-size-asian="12pt" style:font-size-complex="12pt"/>
    </style:style>
    <style:style style:name="ce631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632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5" style:family="table-cell" style:parent-style-name="Default" style:data-style-name="N99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50" style:family="table-cell" style:parent-style-name="Default">
      <style:table-cell-properties style:cell-protect="hidden-and-protected" style:print-content="fals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638" style:family="table-cell" style:parent-style-name="Default" style:data-style-name="N99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63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1" style:family="table-cell" style:parent-style-name="Default" style:data-style-name="N168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642" style:family="table-cell" style:parent-style-name="Default" style:data-style-name="N168">
      <style:table-cell-properties fo:border-bottom="0.06pt solid #000000" style:cell-protect="hidden-and-protected" style:print-content="false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643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5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65" style:family="table-cell" style:parent-style-name="Default">
      <style:table-cell-properties style:cell-protect="hidden-and-protected" style:print-content="false" fo:background-color="transparent"/>
      <style:text-properties style:use-window-font-color="true" style:font-name="Times New Roman" fo:font-size="12pt" style:font-size-asian="12pt" style:font-size-complex="12pt"/>
    </style:style>
    <style:style style:name="ce667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670" style:family="table-cell" style:parent-style-name="Default" style:data-style-name="N168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4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9" style:family="table-cell" style:parent-style-name="Default">
      <style:table-cell-properties style:cell-protect="hidden-and-protected" style:print-content="false"/>
    </style:style>
    <style:style style:name="ce680" style:family="table-cell" style:parent-style-name="Default" style:data-style-name="N0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 style:data-style-name="N99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89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3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4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695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69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8"/>
    </style:style>
    <style:style style:name="ce697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8"/>
    </style:style>
    <style:style style:name="ce69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99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0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0" style:apply-style-name="VRAI" style:base-cell-address="Données.U3"/>
    </style:style>
    <style:style style:name="ce702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3"/>
    </style:style>
    <style:style style:name="ce703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3"/>
    </style:style>
    <style:style style:name="ce70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0000ff" fo:font-style="italic" style:font-style-asian="italic" style:font-style-complex="italic"/>
    </style:style>
    <style:style style:name="T16" style:family="text">
      <style:text-properties fo:color="#0000ff"/>
    </style:style>
    <style:style style:name="T17" style:family="text">
      <style:text-properties fo:color="#ff0000" fo:font-style="italic" style:font-style-asian="italic" style:font-style-complex="italic"/>
    </style:style>
    <style:style style:name="T18" style:family="text">
      <style:text-properties fo:color="#ff0000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fo:color="#ce181e" style:font-name="Symbol" fo:font-weight="bold" style:font-weight-asian="bold" style:font-weight-complex="bold"/>
    </style:style>
    <style:style style:name="T2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5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6" style:family="text">
      <style:text-properties fo:color="#0000ff" fo:font-weight="bold" style:font-weight-asian="bold" style:font-weight-complex="bold"/>
    </style:style>
    <style:style style:name="T27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28" style:family="text">
      <style:text-properties fo:font-style="italic" style:text-position="0% 100%" style:font-style-asian="italic" style:font-style-complex="italic"/>
    </style:style>
    <style:style style:name="T29" style:family="text">
      <style:text-properties fo:font-style="italic" style:font-style-asian="italic" style:font-style-complex="italic" style:text-position="-33% 58%"/>
    </style:style>
    <style:style style:name="T30" style:family="text">
      <style:text-properties fo:font-style="italic" style:text-position="-33% 58%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5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8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3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font-style="normal" style:text-position="-33% 58%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4"/>
          <table:covered-table-cell table:style-name="ce18"/>
          <table:covered-table-cell table:number-columns-repeated="5" table:style-name="ce19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14"/>
          <table:table-cell table:style-name="ce18"/>
          <table:table-cell table:style-name="ce19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8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18mm" svg:height="7.58mm" svg:x="11.27mm" svg:y="4.1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76mm" svg:x="2.69mm" svg:y="4.1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3"/>
          <draw:control draw:z-index="1" draw:style-name="gr3" draw:text-style-name="P3" svg:width="45.05mm" svg:height="11.88mm" svg:x="193.93mm" svg:y="39.65mm" draw:control="control4"/>
          <draw:line draw:z-index="2" draw:style-name="gr4" draw:text-style-name="P2" svg:x1="186.83mm" svg:y1="165.47mm" svg:x2="186.83mm" svg:y2="177.14mm">
            <text:p/>
          </draw:line>
          <draw:frame draw:z-index="3" draw:style-name="gr5" draw:text-style-name="P1" svg:width="239.65mm" svg:height="151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165.03mm" svg:x2="427.95mm" svg:y2="177.49mm">
            <text:p/>
          </draw:line>
        </table:shapes>
        <table:table-column table:style-name="co2" table:default-cell-style-name="ce42"/>
        <table:table-column table:style-name="co3" table:default-cell-style-name="ce42"/>
        <table:table-column table:style-name="co4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7" table:default-cell-style-name="ce42"/>
        <table:table-column table:style-name="co1" table:number-columns-repeated="1011" table:default-cell-style-name="ce42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20*[Données.G15]/10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7">
          <table:table-cell table:style-name="ce44" office:value-type="string" calcext:value-type="string" table:number-columns-spanned="1" table:number-rows-spanned="2">
            <text:p>Racine de l’équation <text:span text:style-name="T5">f </text:span>(<text:span text:style-name="T5">x</text:span>) = 0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4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84" table:formula="of:=IF([.$A$31];IF([.B6]=[Données.C6];1;0);&quot;&quot;)" table:number-columns-spanned="2" table:number-rows-spanned="1">
            <text:p/>
          </table:table-cell>
          <table:covered-table-cell table:style-name="ce75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5" table:formula="of:=IF(AND([.$A$31];[.$A$32]);[Données.C6];&quot;&quot;)" table:number-columns-spanned="2" table:number-rows-spanned="1">
            <text:p/>
          </table:table-cell>
          <table:covered-table-cell table:style-name="ce75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1"/>
          <table:covered-table-cell table:style-name="ce97"/>
          <table:covered-table-cell table:style-name="ce81"/>
          <table:covered-table-cell table:style-name="ce142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mais laisser la police Wingdings 3.</text:p>
          </table:table-cell>
          <table:covered-table-cell table:style-name="ce81"/>
          <table:covered-table-cell table:style-name="ce97"/>
          <table:covered-table-cell table:style-name="ce81"/>
          <table:covered-table-cell table:style-name="ce142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98" table:number-columns-spanned="2" table:number-rows-spanned="1"/>
          <table:covered-table-cell table:style-name="ce9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31];[.$A$32]);[Données.C8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43" office:value-type="float" office:value="10" calcext:value-type="float">
            <text:p>10</text:p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90"/>
          <table:table-cell table:style-name="ce105" table:number-columns-spanned="2" table:number-rows-spanned="1"/>
          <table:covered-table-cell table:style-name="ce98"/>
          <table:table-cell table:style-name="ce160"/>
          <table:table-cell/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31];[.$A$32]);[Données.B9];&quot;&quot;)">
            <text:p/>
          </table:table-cell>
          <table:table-cell table:style-name="ce76" table:formula="of:=IF(AND([.$A$31];[.$A$32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9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34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34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number-columns-repeated="1016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5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5"/>
          <draw:control draw:z-index="1" draw:style-name="gr3" draw:text-style-name="P3" svg:width="45.05mm" svg:height="11.88mm" svg:x="194.93mm" svg:y="39.65mm" draw:control="control6"/>
          <draw:line draw:z-index="2" draw:style-name="gr4" draw:text-style-name="P2" svg:x1="212.43mm" svg:y1="166.22mm" svg:x2="212.43mm" svg:y2="178.68mm">
            <text:p/>
          </draw:line>
          <draw:frame draw:z-index="3" draw:style-name="gr5" draw:text-style-name="P1" svg:width="367.12mm" svg:height="299.25mm" svg:x="373.36mm" svg:y="0mm">
            <draw:object draw:notify-on-update-of-ranges="Données.J5:Données.J25 Données.K5:Données.K25 Données.F26:Données.F26 Données.G26:Données.G26 Données.J5:Données.J5 Données.K5:Données.K5 Données.J25:Données.J25 Données.L25:Données.L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12.55mm" svg:y1="242.98mm" svg:x2="212.55mm" svg:y2="255.51mm">
            <text:p/>
          </draw:line>
          <draw:line draw:z-index="5" draw:style-name="gr4" draw:text-style-name="P2" svg:x1="292.37mm" svg:y1="241.87mm" svg:x2="292.37mm" svg:y2="254.51mm">
            <text:p/>
          </draw:line>
          <draw:line draw:z-index="6" draw:style-name="gr4" draw:text-style-name="P2" svg:x1="292.47mm" svg:y1="166.04mm" svg:x2="292.47mm" svg:y2="177.51mm">
            <text:p/>
          </draw:line>
        </table:shapes>
        <table:table-column table:style-name="co8" table:default-cell-style-name="ce42"/>
        <table:table-column table:style-name="co9" table:default-cell-style-name="ce42"/>
        <table:table-column table:style-name="co10" table:number-columns-repeated="5" table:default-cell-style-name="ce42"/>
        <table:table-column table:style-name="co9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number-columns-repeated="7" table:default-cell-style-name="ce42"/>
        <table:table-column table:style-name="co1" table:number-columns-repeated="1002" table:default-cell-style-name="ce42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20*[Données.H39]/17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 table:number-columns-spanned="2" table:number-rows-spanned="1">
            <text:p>Fonction définie sur [-10 ; 10]</text:p>
          </table:table-cell>
          <table:covered-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4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81" table:formula="of:=IF([.$AA$25];IF([.B6]=[Données.D26];1;0);&quot;&quot;)" table:number-columns-spanned="2" table:number-rows-spanned="1">
            <text:p/>
          </table:table-cell>
          <table:covered-table-cell table:style-name="ce168"/>
          <table:table-cell table:style-name="ce281" table:formula="of:=IF([.$AA$25];IF([.D6]=[Données.E26];1;0);&quot;&quot;)" table:number-columns-spanned="2" table:number-rows-spanned="1">
            <text:p/>
          </table:table-cell>
          <table:covered-table-cell table:style-name="ce146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3" table:formula="of:=IF(AND([.$AA$25];[.$AB$25]);[Données.D26];&quot;&quot;)" table:number-columns-spanned="2" table:number-rows-spanned="1">
            <text:p/>
          </table:table-cell>
          <table:covered-table-cell table:style-name="ce72"/>
          <table:table-cell table:style-name="ce233" table:formula="of:=IF(AND([.$AA$25];[.$AB$25]);[Données.E26]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1" office:value-type="string" calcext:value-type="string" table:number-columns-spanned="5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00"/>
          <table:covered-table-cell table:style-name="ce97"/>
          <table:covered-table-cell table:style-name="ce200"/>
          <table:covered-table-cell table:style-name="ce142"/>
          <table:table-cell table:number-columns-repeated="1019"/>
        </table:table-row>
        <table:table-row table:style-name="ro7">
          <table:table-cell table:style-name="ce51" office:value-type="string" calcext:value-type="string" table:number-columns-spanned="5" table:number-rows-spanned="1">
            <text:p>mais laisser la police Wingdings 3.</text:p>
          </table:table-cell>
          <table:covered-table-cell table:style-name="ce200"/>
          <table:covered-table-cell table:style-name="ce97"/>
          <table:covered-table-cell table:style-name="ce200"/>
          <table:covered-table-cell table:style-name="ce142"/>
          <table:table-cell table:number-columns-repeated="1019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32" table:number-columns-spanned="2" table:number-rows-spanned="1"/>
          <table:covered-table-cell table:style-name="ce232"/>
          <table:table-cell table:style-name="ce242"/>
          <table:table-cell table:style-name="ce232" table:number-columns-spanned="2" table:number-rows-spanned="1"/>
          <table:covered-table-cell table:style-name="ce234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5" office:value-type="string" calcext:value-type="string">
            <text:p>Signe de <text:span text:style-name="T5">f </text:span>(<text:span text:style-name="T5">x</text:span>)</text:p>
          </table:table-cell>
          <table:table-cell table:style-name="ce211"/>
          <table:table-cell table:style-name="ce234" table:number-columns-spanned="2" table:number-rows-spanned="1"/>
          <table:covered-table-cell table:style-name="ce232"/>
          <table:table-cell table:style-name="ce227"/>
          <table:table-cell table:style-name="ce232" table:number-columns-spanned="2" table:number-rows-spanned="1"/>
          <table:covered-table-cell table:style-name="ce234"/>
          <table:table-cell table:style-name="ce258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12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195"/>
          <table:table-cell table:style-name="ce213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28];&quot;&quot;)">
            <text:p/>
          </table:table-cell>
          <table:table-cell table:style-name="ce270" table:formula="of:=IF(AND([.$AA$25];[.$AB$25]);[Données.C28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28];&quot;&quot;)">
            <text:p/>
          </table:table-cell>
          <table:table-cell table:style-name="ce270" table:formula="of:=IF(AND([.$AA$25];[.$AB$25]);[Données.F28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28];&quot;&quot;)">
            <text:p/>
          </table:table-cell>
          <table:table-cell table:number-columns-repeated="1016"/>
        </table:table-row>
        <table:table-row table:style-name="ro7">
          <table:table-cell table:style-name="ce195" office:value-type="string" calcext:value-type="string">
            <text:p>Signe de <text:span text:style-name="T5">f </text:span>(<text:span text:style-name="T5">x</text:span>)</text:p>
          </table:table-cell>
          <table:table-cell table:style-name="ce252" table:formula="of:=IF(AND([.$AA$25];[.$AB$25]);[Données.B29];&quot;&quot;)">
            <text:p/>
          </table:table-cell>
          <table:table-cell table:style-name="ce240" table:formula="of:=IF(AND([.$AA$25];[.$AB$25]);[Données.C29];&quot;&quot;)" table:number-columns-spanned="2" table:number-rows-spanned="1">
            <text:p/>
          </table:table-cell>
          <table:covered-table-cell table:style-name="ce275"/>
          <table:table-cell table:style-name="ce240" table:formula="of:=IF(AND([.$AA$25];[.$AB$25]);[Données.E29];&quot;&quot;)">
            <text:p/>
          </table:table-cell>
          <table:table-cell table:style-name="ce270" table:formula="of:=IF(AND([.$AA$25];[.$AB$25]);[Données.F29];&quot;&quot;)" table:number-columns-spanned="2" table:number-rows-spanned="1">
            <text:p/>
          </table:table-cell>
          <table:covered-table-cell table:style-name="ce280"/>
          <table:table-cell table:style-name="ce310" table:formula="of:=IF(AND([.$AA$25];[.$AB$25]);[Données.H29];&quot;&quot;)">
            <text:p/>
          </table:table-cell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65" table:formula="of:=IF(AND([.$AA$25];[.$AB$25]);[Données.B30];&quot;&quot;)">
            <text:p/>
          </table:table-cell>
          <table:table-cell table:style-name="ce276" table:formula="of:=IF(AND([.$AA$25];[.$AB$25]);IF([$Données.A26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0];&quot;&quot;)">
            <text:p/>
          </table:table-cell>
          <table:table-cell table:style-name="ce276" table:formula="of:=IF(AND([.$AA$25];[.$AB$25]);IF([$Données.A26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0];&quot;&quot;)">
            <text:p/>
          </table:table-cell>
          <table:table-cell table:number-columns-repeated="1016"/>
        </table:table-row>
        <table:table-row table:style-name="ro10">
          <table:covered-table-cell table:style-name="ce195"/>
          <table:table-cell table:style-name="ce271" table:formula="of:=IF(AND([.$AA$25];[.$AB$25]);[Données.B31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1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269"/>
          <table:table-cell table:number-columns-repeated="24"/>
          <table:table-cell table:number-columns-repeated="2" table:style-name="ce35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Droite et parabole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Droite et parabole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roite et parabole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7"/>
          <draw:control draw:z-index="1" draw:style-name="gr3" draw:text-style-name="P3" svg:width="45.05mm" svg:height="11.88mm" svg:x="191.44mm" svg:y="45.65mm" draw:control="control8"/>
          <draw:frame draw:z-index="2" draw:style-name="gr5" draw:text-style-name="P1" svg:width="217.16mm" svg:height="184.78mm" svg:x="238.29mm" svg:y="0mm">
            <draw:object draw:notify-on-update-of-ranges="Données.J30:Données.J50 Données.K30:Données.K50 Données.J54:Données.J56 Données.K54:Données.K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300"/>
        <table:table-column table:style-name="co15" table:default-cell-style-name="ce42"/>
        <table:table-column table:style-name="co16" table:number-columns-repeated="11" table:default-cell-style-name="ce42"/>
        <table:table-column table:style-name="co1" table:number-columns-repeated="1007" table:default-cell-style-name="ce42"/>
        <table:table-column table:style-name="co1" table:number-columns-repeated="4" table:default-cell-style-name="ce300"/>
        <table:table-row table:style-name="ro11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20*[Données.M70]/21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311" table:number-columns-repeated="2"/>
          <table:table-cell table:number-columns-repeated="1018"/>
        </table:table-row>
        <table:table-row table:style-name="ro7">
          <table:table-cell table:style-name="ce29" office:value-type="string" calcext:value-type="string" table:number-columns-spanned="5" table:number-rows-spanned="1">
            <text:p>Fonctions définies sur [-10 ; 10]</text:p>
          </table:table-cell>
          <table:covered-table-cell table:style-name="ce300"/>
          <table:covered-table-cell table:style-name="ce40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5">f </text:span><text:span text:style-name="T16">(</text:span><text:span text:style-name="T15">x</text:span><text:span text:style-name="T16">)</text:span> = <text:span text:style-name="T17">g</text:span><text:span text:style-name="T18">(</text:span><text:span text:style-name="T17">x</text:span><text:span text:style-name="T18">)</text:span></text:p>
          </table:table-cell>
          <table:covered-table-cell table:style-name="ce300"/>
          <table:covered-table-cell table:style-name="ce36"/>
          <table:covered-table-cell table:style-name="ce300"/>
          <table:covered-table-cell table:style-name="ce309"/>
          <table:covered-table-cell table:number-columns-repeated="2"/>
          <table:table-cell table:number-columns-repeated="1017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241"/>
          <table:table-cell table:style-name="ce234" table:number-columns-repeated="3"/>
          <table:table-cell table:style-name="ce369"/>
          <table:table-cell table:style-name="ce300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349" table:formula="of:=IF([.$B$31];IF([.C6]=[Données.B53];1;0);&quot;&quot;)">
            <text:p/>
          </table:table-cell>
          <table:table-cell table:style-name="ce362" table:formula="of:=IF([.$B$31];IF([.D6]=[Données.C53];1;0);&quot;&quot;)">
            <text:p/>
          </table:table-cell>
          <table:table-cell table:style-name="ce373" table:formula="of:=IF([.$B$31];IF([.E6]=[Données.D53];1;0);&quot;&quot;)">
            <text:p/>
          </table:table-cell>
          <table:table-cell table:style-name="ce382" table:formula="of:=IF([.$B$31];IF([.F6]=[Données.E53];1;0);&quot;&quot;)">
            <text:p/>
          </table:table-cell>
          <table:table-cell table:style-name="ce399" table:formula="of:=IF([.$B$31];IF([.G6]=[Données.F53];1;0);&quot;&quot;)">
            <text:p/>
          </table:table-cell>
          <table:table-cell table:style-name="ce300"/>
          <table:table-cell table:style-name="ce206"/>
          <table:table-cell table:number-columns-repeated="1015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132" table:formula="of:=IF(AND([.$B$31];[.$B$32]);[Données.B53];&quot;&quot;)">
            <text:p/>
          </table:table-cell>
          <table:table-cell table:style-name="ce157" table:formula="of:=IF(AND([.$B$31];[.$B$32]);[Données.C53];&quot;&quot;)">
            <text:p/>
          </table:table-cell>
          <table:table-cell table:style-name="ce179" table:formula="of:=IF(AND([.$B$31];[.$B$32]);[Données.D53];&quot;&quot;)">
            <text:p/>
          </table:table-cell>
          <table:table-cell table:style-name="ce190" table:formula="of:=IF(AND([.$B$31];[.$B$32]);[Données.E53];&quot;&quot;)">
            <text:p/>
          </table:table-cell>
          <table:table-cell table:style-name="ce202" table:formula="of:=IF(AND([.$B$31];[.$B$32]);[Données.F53];&quot;&quot;)">
            <text:p/>
          </table:table-cell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57"/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294" office:value-type="string" calcext:value-type="string">
            <text:p> Tapez <text:span text:style-name="T19">ou</text:span> pour le symbole <text:span text:style-name="T20"></text:span> (union).</text:p>
          </table:table-cell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12">
          <table:table-cell table:style-name="ce297" office:value-type="string" calcext:value-type="string">
            <text:p><text:span text:style-name="T21">Tapez </text:span><text:span text:style-name="T22">et</text:span><text:span text:style-name="T23"> pour le symbole </text:span><text:span text:style-name="T24"></text:span><text:span text:style-name="T23"> (intersection).</text:span></text:p>
          </table:table-cell>
          <table:table-cell table:style-name="ce31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300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300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5">f </text:span><text:span text:style-name="T26">(</text:span><text:span text:style-name="T27">x</text:span><text:span text:style-name="T26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365"/>
          <table:table-cell table:style-name="ce380" table:formula="of:=[$Données.K61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5">g</text:span>(<text:span text:style-name="T5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105"/>
          <table:table-cell table:style-name="ce104" table:number-columns-repeated="4"/>
          <table:table-cell table:style-name="ce105" table:number-columns-repeated="2"/>
          <table:table-cell table:style-name="ce104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151" table:formula="of:=IF([.$B$31];IF([.C14]=[Données.B62];1;0);&quot;&quot;)">
            <text:p/>
          </table:table-cell>
          <table:table-cell table:style-name="ce151" table:formula="of:=IF([.$B$31];IF([.D14]=[Données.C62];1;0);&quot;&quot;)">
            <text:p/>
          </table:table-cell>
          <table:table-cell table:style-name="ce151" table:formula="of:=IF([.$B$31];IF([.E14]=[Données.D62];1;0);&quot;&quot;)">
            <text:p/>
          </table:table-cell>
          <table:table-cell table:style-name="ce151" table:formula="of:=IF([.$B$31];IF([.F14]=[Données.E62];1;0);&quot;&quot;)">
            <text:p/>
          </table:table-cell>
          <table:table-cell table:style-name="ce151" table:formula="of:=IF([.$B$31];IF([.G14]=[Données.F62];1;0);&quot;&quot;)">
            <text:p/>
          </table:table-cell>
          <table:table-cell table:style-name="ce377" table:formula="of:=IF([.$B$31];IF([.H14]=[Données.G62];1;0);&quot;&quot;)">
            <text:p/>
          </table:table-cell>
          <table:table-cell table:style-name="ce390" table:formula="of:=IF([.$B$31];IF([.I14]=[Données.H62];1;0);&quot;&quot;)">
            <text:p/>
          </table:table-cell>
          <table:table-cell table:style-name="ce394" table:formula="of:=IF([.$B$31];IF([.J14]=[Données.I62];1;0);&quot;&quot;)">
            <text:p/>
          </table:table-cell>
          <table:table-cell table:style-name="ce396" table:formula="of:=IF([.$B$31];IF([.K14]=[Données.J62];1;0);&quot;&quot;)">
            <text:p/>
          </table:table-cell>
          <table:table-cell table:style-name="ce398" table:formula="of:=IF([.$B$31];IF([.L14]=[Données.K62];1;0);&quot;&quot;)">
            <text:p/>
          </table:table-cell>
          <table:table-cell table:style-name="ce402" table:formula="of:=IF([.$B$31];IF([.M14]=[Données.L62];1;0);&quot;&quot;)">
            <text:p/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329" table:formula="of:=IF(AND([.$B$31];[.$B$32]);[Données.B63];&quot;&quot;)">
            <text:p/>
          </table:table-cell>
          <table:table-cell table:style-name="ce141" table:formula="of:=IF(AND([.$B$31];[.$B$32]);[Données.C63];&quot;&quot;)">
            <text:p/>
          </table:table-cell>
          <table:table-cell table:style-name="ce141" table:formula="of:=IF(AND([.$B$31];[.$B$32]);[Données.D63];&quot;&quot;)">
            <text:p/>
          </table:table-cell>
          <table:table-cell table:style-name="ce141" table:formula="of:=IF(AND([.$B$31];[.$B$32]);[Données.E63];&quot;&quot;)">
            <text:p/>
          </table:table-cell>
          <table:table-cell table:style-name="ce141" table:formula="of:=IF(AND([.$B$31];[.$B$32]);[Données.F63];&quot;&quot;)">
            <text:p/>
          </table:table-cell>
          <table:table-cell table:style-name="ce428" table:formula="of:=IF(AND([.$B$31];[.$B$32]);[Données.G63];&quot;&quot;)">
            <text:p/>
          </table:table-cell>
          <table:table-cell table:style-name="ce141" table:formula="of:=IF(AND([.$B$31];[.$B$32]);[Données.H63];&quot;&quot;)">
            <text:p/>
          </table:table-cell>
          <table:table-cell table:style-name="ce141" table:formula="of:=IF(AND([.$B$31];[.$B$32]);[Données.I63];&quot;&quot;)">
            <text:p/>
          </table:table-cell>
          <table:table-cell table:style-name="ce141" table:formula="of:=IF(AND([.$B$31];[.$B$32]);[Données.J63];&quot;&quot;)">
            <text:p/>
          </table:table-cell>
          <table:table-cell table:style-name="ce141" table:formula="of:=IF(AND([.$B$31];[.$B$32]);[Données.K63];&quot;&quot;)">
            <text:p/>
          </table:table-cell>
          <table:table-cell table:style-name="ce141" table:formula="of:=IF(AND([.$B$31];[.$B$32]);[Données.L63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311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300" table:number-columns-repeated="6"/>
          <table:table-cell table:number-columns-repeated="1011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5">f </text:span><text:span text:style-name="T26">(</text:span><text:span text:style-name="T27">x</text:span><text:span text:style-name="T26">)</text:span></text:p>
          </table:table-cell>
          <table:covered-table-cell table:style-name="ce177"/>
          <table:covered-table-cell table:number-columns-repeated="5" table:style-name="ce328"/>
          <table:table-cell table:style-name="ce391" table:formula="of:=[$Données.K65]" office:value-type="string" office:string-value="&lt;" calcext:value-type="string">
            <text:p>&lt;</text:p>
          </table:table-cell>
          <table:table-cell table:style-name="ce401" office:value-type="string" calcext:value-type="string">
            <text:p><text:span text:style-name="T5">g</text:span>(<text:span text:style-name="T5">x</text:span>)</text:p>
          </table:table-cell>
          <table:table-cell table:style-name="ce328" table:number-columns-repeated="2"/>
          <table:table-cell table:style-name="ce410"/>
          <table:table-cell table:style-name="ce414"/>
          <table:table-cell table:number-columns-repeated="1011"/>
        </table:table-row>
        <table:table-row table:style-name="ro12">
          <table:table-cell/>
          <table:table-cell table:style-name="ce309" office:value-type="string" calcext:value-type="string">
            <text:p>S =</text:p>
          </table:table-cell>
          <table:table-cell table:style-name="ce105"/>
          <table:table-cell table:style-name="ce104" table:number-columns-repeated="4"/>
          <table:table-cell table:style-name="ce105" table:number-columns-repeated="2"/>
          <table:table-cell table:style-name="ce104" table:number-columns-repeated="4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300"/>
          <table:table-cell table:style-name="ce149" table:formula="of:=IF([.$B$31];IF([.C19]=[Données.B66];1;0);&quot;&quot;)">
            <text:p/>
          </table:table-cell>
          <table:table-cell table:style-name="ce149" table:formula="of:=IF([.$B$31];IF([.D19]=[Données.C66];1;0);&quot;&quot;)">
            <text:p/>
          </table:table-cell>
          <table:table-cell table:style-name="ce149" table:formula="of:=IF([.$B$31];IF([.E19]=[Données.D66];1;0);&quot;&quot;)">
            <text:p/>
          </table:table-cell>
          <table:table-cell table:style-name="ce149" table:formula="of:=IF([.$B$31];IF([.F19]=[Données.E66];1;0);&quot;&quot;)">
            <text:p/>
          </table:table-cell>
          <table:table-cell table:style-name="ce149" table:formula="of:=IF([.$B$31];IF([.G19]=[Données.F66];1;0);&quot;&quot;)">
            <text:p/>
          </table:table-cell>
          <table:table-cell table:style-name="ce149" table:formula="of:=IF([.$B$31];IF([.H19]=[Données.G66];1;0);&quot;&quot;)">
            <text:p/>
          </table:table-cell>
          <table:table-cell table:style-name="ce149" table:formula="of:=IF([.$B$31];IF([.I19]=[Données.H66];1;0);&quot;&quot;)">
            <text:p/>
          </table:table-cell>
          <table:table-cell table:style-name="ce149" table:formula="of:=IF([.$B$31];IF([.J19]=[Données.I66];1;0);&quot;&quot;)">
            <text:p/>
          </table:table-cell>
          <table:table-cell table:style-name="ce149" table:formula="of:=IF([.$B$31];IF([.K19]=[Données.J66];1;0);&quot;&quot;)">
            <text:p/>
          </table:table-cell>
          <table:table-cell table:style-name="ce149" table:formula="of:=IF([.$B$31];IF([.L19]=[Données.K66];1;0);&quot;&quot;)">
            <text:p/>
          </table:table-cell>
          <table:table-cell table:style-name="ce149" table:formula="of:=IF([.$B$31];IF([.M19]=[Données.L66];1;0);&quot;&quot;)">
            <text:p/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300"/>
          <table:table-cell table:style-name="ce346" table:formula="of:=IF(AND([.$B$31];[.$B$32]);[Données.B67];&quot;&quot;)">
            <text:p/>
          </table:table-cell>
          <table:table-cell table:style-name="ce355" table:formula="of:=IF(AND([.$B$31];[.$B$32]);[Données.C67];&quot;&quot;)">
            <text:p/>
          </table:table-cell>
          <table:table-cell table:style-name="ce363" table:formula="of:=IF(AND([.$B$31];[.$B$32]);[Données.D67];&quot;&quot;)">
            <text:p/>
          </table:table-cell>
          <table:table-cell table:style-name="ce370" table:formula="of:=IF(AND([.$B$31];[.$B$32]);[Données.E67];&quot;&quot;)">
            <text:p/>
          </table:table-cell>
          <table:table-cell table:style-name="ce378" table:formula="of:=IF(AND([.$B$31];[.$B$32]);[Données.F67];&quot;&quot;)">
            <text:p/>
          </table:table-cell>
          <table:table-cell table:style-name="ce383" table:formula="of:=IF(AND([.$B$31];[.$B$32]);[Données.G67];&quot;&quot;)">
            <text:p/>
          </table:table-cell>
          <table:table-cell table:style-name="ce386" table:formula="of:=IF(AND([.$B$31];[.$B$32]);[Données.H67];&quot;&quot;)">
            <text:p/>
          </table:table-cell>
          <table:table-cell table:style-name="ce388" table:formula="of:=IF(AND([.$B$31];[.$B$32]);[Données.I67];&quot;&quot;)">
            <text:p/>
          </table:table-cell>
          <table:table-cell table:style-name="ce389" table:formula="of:=IF(AND([.$B$31];[.$B$32]);[Données.J67];&quot;&quot;)">
            <text:p/>
          </table:table-cell>
          <table:table-cell table:style-name="ce389" table:formula="of:=IF(AND([.$B$31];[.$B$32]);[Données.K67];&quot;&quot;)">
            <text:p/>
          </table:table-cell>
          <table:table-cell table:style-name="ce389" table:formula="of:=IF(AND([.$B$31];[.$B$32]);[Données.L67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roite et parabole'.I7:'Droite et parabole'.I7">
            <calcext:condition calcext:apply-style-name="VRAI" calcext:value="formula-is(IF([.K7]=0))" calcext:base-cell-address="'Droite et parabole'.I7"/>
            <calcext:condition calcext:apply-style-name="FAUX" calcext:value="formula-is(IF([.K7]=1))" calcext:base-cell-address="'Droite et parabole'.I7"/>
          </calcext:conditional-format>
          <calcext:conditional-format calcext:target-range-address="'Droite et parabole'.H12:'Droite et parabole'.I12 'Droite et parabole'.I8:'Droite et parabole'.I11">
            <calcext:condition calcext:apply-style-name="VRAI" calcext:value="formula-is(IF([.H7]=0))" calcext:base-cell-address="'Droite et parabole'.H8"/>
            <calcext:condition calcext:apply-style-name="FAUX" calcext:value="formula-is(IF([.H7]=1))" calcext:base-cell-address="'Droite et parabole'.H8"/>
          </calcext:conditional-format>
          <calcext:conditional-format calcext:target-range-address="'Droite et parabole'.C7:'Droite et parabole'.C12 'Droite et parabole'.E12:'Droite et parabole'.G12">
            <calcext:condition calcext:apply-style-name="VRAI" calcext:value="formula-is(IF([.C6]=0))" calcext:base-cell-address="'Droite et parabole'.C7"/>
            <calcext:condition calcext:apply-style-name="FAUX" calcext:value="formula-is(IF([.C6]=1))" calcext:base-cell-address="'Droite et parabole'.C7"/>
          </calcext:conditional-format>
          <calcext:conditional-format calcext:target-range-address="'Droite et parabole'.C8:'Droite et parabole'.C11">
            <calcext:condition calcext:apply-style-name="VRAI" calcext:value="formula-is(IF([.C7]=0))" calcext:base-cell-address="'Droite et parabole'.C8"/>
            <calcext:condition calcext:apply-style-name="FAUX" calcext:value="formula-is(IF([.C7]=1))" calcext:base-cell-address="'Droite et parabole'.C8"/>
          </calcext:conditional-format>
          <calcext:conditional-format calcext:target-range-address="'Droite et parabole'.C7:'Droite et parabole'.C7">
            <calcext:condition calcext:apply-style-name="FAUX" calcext:value="formula-is(IF([.C7]=1))" calcext:base-cell-address="'Droite et parabole'.C7"/>
            <calcext:condition calcext:apply-style-name="VRAI" calcext:value="formula-is(IF([.C7]=0))" calcext:base-cell-address="'Droite et parabole'.C7"/>
          </calcext:conditional-format>
          <calcext:conditional-format calcext:target-range-address="'Droite et parabole'.D7:'Droite et parabole'.D7">
            <calcext:condition calcext:apply-style-name="FAUX" calcext:value="formula-is(IF([.D7]=1))" calcext:base-cell-address="'Droite et parabole'.D7"/>
            <calcext:condition calcext:apply-style-name="VRAI" calcext:value="formula-is(IF([.D7]=0))" calcext:base-cell-address="'Droite et parabole'.D7"/>
          </calcext:conditional-format>
          <calcext:conditional-format calcext:target-range-address="'Droite et parabole'.E7:'Droite et parabole'.E7">
            <calcext:condition calcext:apply-style-name="FAUX" calcext:value="formula-is(IF([.E7]=1))" calcext:base-cell-address="'Droite et parabole'.E7"/>
            <calcext:condition calcext:apply-style-name="VRAI" calcext:value="formula-is(IF([.E7]=0))" calcext:base-cell-address="'Droite et parabole'.E7"/>
          </calcext:conditional-format>
          <calcext:conditional-format calcext:target-range-address="'Droite et parabole'.F7:'Droite et parabole'.F7">
            <calcext:condition calcext:apply-style-name="FAUX" calcext:value="formula-is(IF([.F7]=1))" calcext:base-cell-address="'Droite et parabole'.F7"/>
            <calcext:condition calcext:apply-style-name="VRAI" calcext:value="formula-is(IF([.F7]=0))" calcext:base-cell-address="'Droite et parabole'.F7"/>
          </calcext:conditional-format>
          <calcext:conditional-format calcext:target-range-address="'Droite et parabole'.G7:'Droite et parabole'.G7">
            <calcext:condition calcext:apply-style-name="FAUX" calcext:value="formula-is(IF([.G7]=1))" calcext:base-cell-address="'Droite et parabole'.G7"/>
            <calcext:condition calcext:apply-style-name="VRAI" calcext:value="formula-is(IF([.G7]=0))" calcext:base-cell-address="'Droite et parabole'.G7"/>
          </calcext:conditional-format>
          <calcext:conditional-format calcext:target-range-address="'Droite et parabole'.C8:'Droite et parabole'.C11">
            <calcext:condition calcext:apply-style-name="FAUX" calcext:value="formula-is(IF([.C7]=1))" calcext:base-cell-address="'Droite et parabole'.C8"/>
            <calcext:condition calcext:apply-style-name="VRAI" calcext:value="formula-is(IF([.C7]=0))" calcext:base-cell-address="'Droite et parabole'.C8"/>
          </calcext:conditional-format>
          <calcext:conditional-format calcext:target-range-address="'Droite et parabole'.D8:'Droite et parabole'.D11">
            <calcext:condition calcext:apply-style-name="VRAI" calcext:value="formula-is(IF([.D7]=0))" calcext:base-cell-address="'Droite et parabole'.D8"/>
            <calcext:condition calcext:apply-style-name="FAUX" calcext:value="formula-is(IF([.D7]=1))" calcext:base-cell-address="'Droite et parabole'.D8"/>
          </calcext:conditional-format>
          <calcext:conditional-format calcext:target-range-address="'Droite et parabole'.D8:'Droite et parabole'.D11">
            <calcext:condition calcext:apply-style-name="FAUX" calcext:value="formula-is(IF([.D7]=1))" calcext:base-cell-address="'Droite et parabole'.D8"/>
            <calcext:condition calcext:apply-style-name="VRAI" calcext:value="formula-is(IF([.D7]=0))" calcext:base-cell-address="'Droite et parabole'.D8"/>
          </calcext:conditional-format>
          <calcext:conditional-format calcext:target-range-address="'Droite et parabole'.E8:'Droite et parabole'.E11">
            <calcext:condition calcext:apply-style-name="VRAI" calcext:value="formula-is(IF([.E7]=0))" calcext:base-cell-address="'Droite et parabole'.E8"/>
            <calcext:condition calcext:apply-style-name="FAUX" calcext:value="formula-is(IF([.E7]=1))" calcext:base-cell-address="'Droite et parabole'.E8"/>
          </calcext:conditional-format>
          <calcext:conditional-format calcext:target-range-address="'Droite et parabole'.E8:'Droite et parabole'.E11">
            <calcext:condition calcext:apply-style-name="FAUX" calcext:value="formula-is(IF([.E7]=1))" calcext:base-cell-address="'Droite et parabole'.E8"/>
            <calcext:condition calcext:apply-style-name="VRAI" calcext:value="formula-is(IF([.E7]=0))" calcext:base-cell-address="'Droite et parabole'.E8"/>
          </calcext:conditional-format>
          <calcext:conditional-format calcext:target-range-address="'Droite et parabole'.F8:'Droite et parabole'.F11">
            <calcext:condition calcext:apply-style-name="VRAI" calcext:value="formula-is(IF([.F7]=0))" calcext:base-cell-address="'Droite et parabole'.F8"/>
            <calcext:condition calcext:apply-style-name="FAUX" calcext:value="formula-is(IF([.F7]=1))" calcext:base-cell-address="'Droite et parabole'.F8"/>
          </calcext:conditional-format>
          <calcext:conditional-format calcext:target-range-address="'Droite et parabole'.F8:'Droite et parabole'.F11">
            <calcext:condition calcext:apply-style-name="FAUX" calcext:value="formula-is(IF([.F7]=1))" calcext:base-cell-address="'Droite et parabole'.F8"/>
            <calcext:condition calcext:apply-style-name="VRAI" calcext:value="formula-is(IF([.F7]=0))" calcext:base-cell-address="'Droite et parabole'.F8"/>
          </calcext:conditional-format>
          <calcext:conditional-format calcext:target-range-address="'Droite et parabole'.G8:'Droite et parabole'.G11">
            <calcext:condition calcext:apply-style-name="VRAI" calcext:value="formula-is(IF([.G7]=0))" calcext:base-cell-address="'Droite et parabole'.G8"/>
            <calcext:condition calcext:apply-style-name="FAUX" calcext:value="formula-is(IF([.G7]=1))" calcext:base-cell-address="'Droite et parabole'.G8"/>
          </calcext:conditional-format>
          <calcext:conditional-format calcext:target-range-address="'Droite et parabole'.G8:'Droite et parabole'.G11">
            <calcext:condition calcext:apply-style-name="FAUX" calcext:value="formula-is(IF([.G7]=1))" calcext:base-cell-address="'Droite et parabole'.G8"/>
            <calcext:condition calcext:apply-style-name="VRAI" calcext:value="formula-is(IF([.G7]=0))" calcext:base-cell-address="'Droite et parabole'.G8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7:'Droite et parabole'.C17">
            <calcext:condition calcext:apply-style-name="VRAI" calcext:value="formula-is(IF([.C16]=0))" calcext:base-cell-address="'Droite et parabole'.C17"/>
            <calcext:condition calcext:apply-style-name="FAUX" calcext:value="formula-is(IF([.C16]=1))" calcext:base-cell-address="'Droite et parabole'.C17"/>
          </calcext:conditional-format>
          <calcext:conditional-format calcext:target-range-address="'Droite et parabole'.C17:'Droite et parabole'.C17">
            <calcext:condition calcext:apply-style-name="FAUX" calcext:value="formula-is(IF([.C16]=1))" calcext:base-cell-address="'Droite et parabole'.C17"/>
            <calcext:condition calcext:apply-style-name="VRAI" calcext:value="formula-is(IF([.C16]=0))" calcext:base-cell-address="'Droite et parabole'.C17"/>
          </calcext:conditional-format>
          <calcext:conditional-format calcext:target-range-address="'Droite et parabole'.D17:'Droite et parabole'.D17">
            <calcext:condition calcext:apply-style-name="VRAI" calcext:value="formula-is(IF([.D16]=0))" calcext:base-cell-address="'Droite et parabole'.D17"/>
            <calcext:condition calcext:apply-style-name="FAUX" calcext:value="formula-is(IF([.D16]=1))" calcext:base-cell-address="'Droite et parabole'.D17"/>
          </calcext:conditional-format>
          <calcext:conditional-format calcext:target-range-address="'Droite et parabole'.D17:'Droite et parabole'.D17">
            <calcext:condition calcext:apply-style-name="FAUX" calcext:value="formula-is(IF([.D16]=1))" calcext:base-cell-address="'Droite et parabole'.D17"/>
            <calcext:condition calcext:apply-style-name="VRAI" calcext:value="formula-is(IF([.D16]=0))" calcext:base-cell-address="'Droite et parabole'.D17"/>
          </calcext:conditional-format>
          <calcext:conditional-format calcext:target-range-address="'Droite et parabole'.E17:'Droite et parabole'.E17">
            <calcext:condition calcext:apply-style-name="VRAI" calcext:value="formula-is(IF([.E16]=0))" calcext:base-cell-address="'Droite et parabole'.E17"/>
            <calcext:condition calcext:apply-style-name="FAUX" calcext:value="formula-is(IF([.E16]=1))" calcext:base-cell-address="'Droite et parabole'.E17"/>
          </calcext:conditional-format>
          <calcext:conditional-format calcext:target-range-address="'Droite et parabole'.E17:'Droite et parabole'.E17">
            <calcext:condition calcext:apply-style-name="FAUX" calcext:value="formula-is(IF([.E16]=1))" calcext:base-cell-address="'Droite et parabole'.E17"/>
            <calcext:condition calcext:apply-style-name="VRAI" calcext:value="formula-is(IF([.E16]=0))" calcext:base-cell-address="'Droite et parabole'.E17"/>
          </calcext:conditional-format>
          <calcext:conditional-format calcext:target-range-address="'Droite et parabole'.F17:'Droite et parabole'.F17">
            <calcext:condition calcext:apply-style-name="VRAI" calcext:value="formula-is(IF([.F16]=0))" calcext:base-cell-address="'Droite et parabole'.F17"/>
            <calcext:condition calcext:apply-style-name="FAUX" calcext:value="formula-is(IF([.F16]=1))" calcext:base-cell-address="'Droite et parabole'.F17"/>
          </calcext:conditional-format>
          <calcext:conditional-format calcext:target-range-address="'Droite et parabole'.F17:'Droite et parabole'.F17">
            <calcext:condition calcext:apply-style-name="FAUX" calcext:value="formula-is(IF([.F16]=1))" calcext:base-cell-address="'Droite et parabole'.F17"/>
            <calcext:condition calcext:apply-style-name="VRAI" calcext:value="formula-is(IF([.F16]=0))" calcext:base-cell-address="'Droite et parabole'.F17"/>
          </calcext:conditional-format>
          <calcext:conditional-format calcext:target-range-address="'Droite et parabole'.G17:'Droite et parabole'.G17">
            <calcext:condition calcext:apply-style-name="VRAI" calcext:value="formula-is(IF([.G16]=0))" calcext:base-cell-address="'Droite et parabole'.G17"/>
            <calcext:condition calcext:apply-style-name="FAUX" calcext:value="formula-is(IF([.G16]=1))" calcext:base-cell-address="'Droite et parabole'.G17"/>
          </calcext:conditional-format>
          <calcext:conditional-format calcext:target-range-address="'Droite et parabole'.G17:'Droite et parabole'.G17">
            <calcext:condition calcext:apply-style-name="FAUX" calcext:value="formula-is(IF([.G16]=1))" calcext:base-cell-address="'Droite et parabole'.G17"/>
            <calcext:condition calcext:apply-style-name="VRAI" calcext:value="formula-is(IF([.G16]=0))" calcext:base-cell-address="'Droite et parabole'.G17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">
            <calcext:condition calcext:apply-style-name="VRAI" calcext:value="formula-is(IF([.C15]=0))" calcext:base-cell-address="'Droite et parabole'.C16"/>
            <calcext:condition calcext:apply-style-name="FAUX" calcext:value="formula-is(IF([.C15]=1))" calcext:base-cell-address="'Droite et parabole'.C16"/>
          </calcext:conditional-format>
          <calcext:conditional-format calcext:target-range-address="'Droite et parabole'.C15:'Droite et parabole'.G15">
            <calcext:condition calcext:apply-style-name="FAUX" calcext:value="formula-is(IF([.C15]=1))" calcext:base-cell-address="'Droite et parabole'.C15"/>
            <calcext:condition calcext:apply-style-name="VRAI" calcext:value="formula-is(IF([.C15]=0))" calcext:base-cell-address="'Droite et parabole'.C15"/>
          </calcext:conditional-format>
          <calcext:conditional-format calcext:target-range-address="'Droite et parabole'.C16:'Droite et parabole'.M16">
            <calcext:condition calcext:apply-style-name="FAUX" calcext:value="formula-is(IF([.C15]=1))" calcext:base-cell-address="'Droite et parabole'.C16"/>
            <calcext:condition calcext:apply-style-name="VRAI" calcext:value="formula-is(IF([.C15]=0))" calcext:base-cell-address="'Droite et parabole'.C16"/>
          </calcext:conditional-format>
          <calcext:conditional-format calcext:target-range-address="'Droite et parabole'.C20:'Droite et parabole'.M20">
            <calcext:condition calcext:apply-style-name="VRAI" calcext:value="formula-is(IF([.C$20]=0))" calcext:base-cell-address="'Droite et parabole'.C20"/>
            <calcext:condition calcext:apply-style-name="FAUX" calcext:value="formula-is(IF([.C20]=1))" calcext:base-cell-address="'Droite et parabole'.C20"/>
          </calcext:conditional-format>
          <calcext:conditional-format calcext:target-range-address="'Droite et parabole'.C21:'Droite et parabole'.C21">
            <calcext:condition calcext:apply-style-name="VRAI" calcext:value="formula-is(IF([.C$20]=0))" calcext:base-cell-address="'Droite et parabole'.C21"/>
            <calcext:condition calcext:apply-style-name="FAUX" calcext:value="formula-is(IF([.C$20]=1))" calcext:base-cell-address="'Droite et parabole'.C21"/>
          </calcext:conditional-format>
          <calcext:conditional-format calcext:target-range-address="'Droite et parabole'.D21:'Droite et parabole'.D21">
            <calcext:condition calcext:apply-style-name="VRAI" calcext:value="formula-is(IF([.D$20]=0))" calcext:base-cell-address="'Droite et parabole'.D21"/>
            <calcext:condition calcext:apply-style-name="FAUX" calcext:value="formula-is(IF([.D$20]=1))" calcext:base-cell-address="'Droite et parabole'.D21"/>
          </calcext:conditional-format>
          <calcext:conditional-format calcext:target-range-address="'Droite et parabole'.E21:'Droite et parabole'.E21">
            <calcext:condition calcext:apply-style-name="VRAI" calcext:value="formula-is(IF([.E$20]=0))" calcext:base-cell-address="'Droite et parabole'.E21"/>
            <calcext:condition calcext:apply-style-name="FAUX" calcext:value="formula-is(IF([.E$20]=1))" calcext:base-cell-address="'Droite et parabole'.E21"/>
          </calcext:conditional-format>
          <calcext:conditional-format calcext:target-range-address="'Droite et parabole'.F21:'Droite et parabole'.F21">
            <calcext:condition calcext:apply-style-name="VRAI" calcext:value="formula-is(IF([.F$20]=0))" calcext:base-cell-address="'Droite et parabole'.F21"/>
            <calcext:condition calcext:apply-style-name="FAUX" calcext:value="formula-is(IF([.F$20]=1))" calcext:base-cell-address="'Droite et parabole'.F21"/>
          </calcext:conditional-format>
          <calcext:conditional-format calcext:target-range-address="'Droite et parabole'.G21:'Droite et parabole'.G21">
            <calcext:condition calcext:apply-style-name="VRAI" calcext:value="formula-is(IF([.G$20]=0))" calcext:base-cell-address="'Droite et parabole'.G21"/>
            <calcext:condition calcext:apply-style-name="FAUX" calcext:value="formula-is(IF([.G$20]=1))" calcext:base-cell-address="'Droite et parabole'.G21"/>
          </calcext:conditional-format>
          <calcext:conditional-format calcext:target-range-address="'Droite et parabole'.H21:'Droite et parabole'.H21">
            <calcext:condition calcext:apply-style-name="VRAI" calcext:value="formula-is(IF([.H$20]=0))" calcext:base-cell-address="'Droite et parabole'.H21"/>
            <calcext:condition calcext:apply-style-name="FAUX" calcext:value="formula-is(IF([.H$20]=1))" calcext:base-cell-address="'Droite et parabole'.H21"/>
          </calcext:conditional-format>
          <calcext:conditional-format calcext:target-range-address="'Droite et parabole'.I21:'Droite et parabole'.I21">
            <calcext:condition calcext:apply-style-name="VRAI" calcext:value="formula-is(IF([.I$20]=0))" calcext:base-cell-address="'Droite et parabole'.I21"/>
            <calcext:condition calcext:apply-style-name="FAUX" calcext:value="formula-is(IF([.I$20]=1))" calcext:base-cell-address="'Droite et parabole'.I21"/>
          </calcext:conditional-format>
          <calcext:conditional-format calcext:target-range-address="'Droite et parabole'.J21:'Droite et parabole'.J21">
            <calcext:condition calcext:apply-style-name="VRAI" calcext:value="formula-is(IF([.J$20]=0))" calcext:base-cell-address="'Droite et parabole'.J21"/>
            <calcext:condition calcext:apply-style-name="FAUX" calcext:value="formula-is(IF([.J$20]=1))" calcext:base-cell-address="'Droite et parabole'.J21"/>
          </calcext:conditional-format>
          <calcext:conditional-format calcext:target-range-address="'Droite et parabole'.K21:'Droite et parabole'.M21">
            <calcext:condition calcext:apply-style-name="VRAI" calcext:value="formula-is(IF([.K$20]=0))" calcext:base-cell-address="'Droite et parabole'.K21"/>
            <calcext:condition calcext:apply-style-name="FAUX" calcext:value="formula-is(IF([.K$20]=1))" calcext:base-cell-address="'Droite et parabole'.K21"/>
          </calcext:conditional-format>
          <calcext:conditional-format calcext:target-range-address="'Droite et parabole'.H15:'Droite et parabole'.H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I15:'Droite et parabole'.I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J15:'Droite et parabole'.J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K15:'Droite et parabole'.K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L15:'Droite et parabole'.L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M15:'Droite et parabole'.M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</calcext:conditional-formats>
      </table:table>
      <table:table table:name="Courbe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Courbe.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Courbe.A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9"/>
          <draw:control draw:z-index="1" draw:style-name="gr3" draw:text-style-name="P3" svg:width="45.05mm" svg:height="11.88mm" svg:x="148.93mm" svg:y="39.65mm" draw:control="control10"/>
          <draw:line draw:z-index="2" draw:style-name="gr4" draw:text-style-name="P2" svg:x1="189.83mm" svg:y1="181.17mm" svg:x2="189.83mm" svg:y2="192.84mm">
            <text:p/>
          </draw:line>
          <draw:line draw:z-index="3" draw:style-name="gr6" draw:text-style-name="P2" svg:x1="277.31mm" svg:y1="181.19mm" svg:x2="277.31mm" svg:y2="192.84mm">
            <text:p/>
          </draw:line>
          <draw:line draw:z-index="4" draw:style-name="gr4" draw:text-style-name="P2" svg:x1="189.7mm" svg:y1="216.74mm" svg:x2="189.7mm" svg:y2="229.2mm">
            <text:p/>
          </draw:line>
          <draw:line draw:z-index="5" draw:style-name="gr4" draw:text-style-name="P2" svg:x1="277.07mm" svg:y1="217.1mm" svg:x2="277.07mm" svg:y2="228.57mm">
            <text:p/>
          </draw:line>
          <draw:line draw:z-index="6" draw:style-name="gr6" draw:text-style-name="P2" svg:x1="363.75mm" svg:y1="181.19mm" svg:x2="363.75mm" svg:y2="192.84mm">
            <text:p/>
          </draw:line>
          <draw:line draw:z-index="7" draw:style-name="gr6" draw:text-style-name="P2" svg:x1="451.11mm" svg:y1="181.19mm" svg:x2="451.11mm" svg:y2="192.84mm">
            <text:p/>
          </draw:line>
          <draw:line draw:z-index="8" draw:style-name="gr6" draw:text-style-name="P2" svg:x1="538.85mm" svg:y1="181.19mm" svg:x2="538.85mm" svg:y2="192.84mm">
            <text:p/>
          </draw:line>
          <draw:line draw:z-index="9" draw:style-name="gr6" draw:text-style-name="P2" svg:x1="624.97mm" svg:y1="180.87mm" svg:x2="624.97mm" svg:y2="192.52mm">
            <text:p/>
          </draw:line>
          <draw:line draw:z-index="10" draw:style-name="gr6" draw:text-style-name="P2" svg:x1="712.58mm" svg:y1="180.87mm" svg:x2="712.58mm" svg:y2="192.52mm">
            <text:p/>
          </draw:line>
          <draw:line draw:z-index="11" draw:style-name="gr6" draw:text-style-name="P2" svg:x1="799.72mm" svg:y1="181.31mm" svg:x2="799.72mm" svg:y2="192.96mm">
            <text:p/>
          </draw:line>
          <draw:line draw:z-index="12" draw:style-name="gr4" draw:text-style-name="P2" svg:x1="364.68mm" svg:y1="217.57mm" svg:x2="364.68mm" svg:y2="229.04mm">
            <text:p/>
          </draw:line>
          <draw:line draw:z-index="13" draw:style-name="gr4" draw:text-style-name="P2" svg:x1="450.91mm" svg:y1="217.68mm" svg:x2="450.91mm" svg:y2="229.15mm">
            <text:p/>
          </draw:line>
          <draw:line draw:z-index="14" draw:style-name="gr4" draw:text-style-name="P2" svg:x1="625.89mm" svg:y1="217.57mm" svg:x2="625.89mm" svg:y2="229.04mm">
            <text:p/>
          </draw:line>
          <draw:line draw:z-index="15" draw:style-name="gr4" draw:text-style-name="P2" svg:x1="712.57mm" svg:y1="217.69mm" svg:x2="712.57mm" svg:y2="229.16mm">
            <text:p/>
          </draw:line>
          <draw:line draw:z-index="16" draw:style-name="gr4" draw:text-style-name="P2" svg:x1="799.26mm" svg:y1="217.68mm" svg:x2="799.26mm" svg:y2="229.15mm">
            <text:p/>
          </draw:line>
          <draw:frame draw:z-index="17" draw:style-name="gr5" draw:text-style-name="P1" svg:width="584.57mm" svg:height="158.97mm" svg:x="249.21mm" svg:y="0.01mm">
            <draw:object draw:notify-on-update-of-ranges="Données.T3:Données.T27 Aide.A1:Aide.A1 Données.V3:Données.V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8" draw:style-name="gr6" draw:text-style-name="P2" svg:x1="538.38mm" svg:y1="217.54mm" svg:x2="538.38mm" svg:y2="229.19mm">
            <text:p/>
          </draw:line>
        </table:shapes>
        <table:table-column table:style-name="co17" table:default-cell-style-name="ce42"/>
        <table:table-column table:style-name="co18" table:number-columns-repeated="26" table:default-cell-style-name="ce42"/>
        <table:table-column table:style-name="co1" table:number-columns-repeated="992" table:default-cell-style-name="ce42"/>
        <table:table-column table:style-name="co1" table:number-columns-repeated="5" table:default-cell-style-name="ce147"/>
        <table:table-row table:style-name="ro14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5];20*[Données.G37]/9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100" office:value-type="string" calcext:value-type="string">
            <text:p>Fonction définie sur [-11 ; 11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44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12">x</text:span><text:span text:style-name="T14">1</text:span></text:p>
          </table:table-cell>
          <table:table-cell table:style-name="ce44" office:value-type="string" calcext:value-type="string">
            <text:p><text:span text:style-name="T5">x</text:span><text:span text:style-name="T14">2</text:span></text:p>
          </table:table-cell>
          <table:table-cell table:style-name="ce107" office:value-type="string" calcext:value-type="string">
            <text:p><text:span text:style-name="T5">x</text:span><text:span text:style-name="T14">3</text:span></text:p>
          </table:table-cell>
          <table:table-cell table:style-name="ce44" office:value-type="string" calcext:value-type="string">
            <text:p><text:span text:style-name="T5">x</text:span><text:span text:style-name="T14">4</text:span></text:p>
          </table:table-cell>
          <table:table-cell table:style-name="Default" table:number-columns-repeated="4"/>
          <table:table-cell table:style-name="ce61"/>
          <table:table-cell table:number-columns-repeated="1014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4"/>
          <table:table-cell table:style-name="ce112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1" table:formula="of:=IF([$Données.S31]=&quot;&quot;;&quot;&quot;;IF([.$A$25];IF([.B6]=[$Données.S31];1;0);&quot;&quot;))" office:value-type="boolean" office:boolean-value="false" calcext:value-type="boolean">
            <text:p>FAUX</text:p>
          </table:table-cell>
          <table:table-cell table:style-name="ce101" table:formula="of:=IF([$Données.T31]=&quot;&quot;;&quot;&quot;;IF([.$A$25];IF([.C6]=[$Données.T31];1;0);&quot;&quot;))" office:value-type="boolean" office:boolean-value="false" calcext:value-type="boolean">
            <text:p>FAUX</text:p>
          </table:table-cell>
          <table:table-cell table:style-name="ce101" table:formula="of:=IF([$Données.U31]=&quot;&quot;;&quot;&quot;;IF([.$A$25];IF([.D6]=[$Données.U31];1;0);&quot;&quot;))">
            <text:p/>
          </table:table-cell>
          <table:table-cell table:style-name="ce101" table:formula="of:=IF([$Données.V31]=&quot;&quot;;&quot;&quot;;IF([.$A$25];IF([.E6]=[$Données.V31];1;0);&quot;&quot;))">
            <text:p/>
          </table:table-cell>
          <table:table-cell table:style-name="Default" table:number-columns-repeated="4"/>
          <table:table-cell table:style-name="ce113"/>
          <table:table-cell table:number-columns-repeated="1014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102" table:formula="of:=IF(AND([.$A$25];[.$A$26]);[Données.S31];&quot;&quot;)" office:value-type="float" office:value="-9" calcext:value-type="float">
            <text:p>-9</text:p>
          </table:table-cell>
          <table:table-cell table:style-name="ce102" table:formula="of:=IF(AND([.$A$25];[.$A$26]);[Données.T31];&quot;&quot;)" office:value-type="float" office:value="3" calcext:value-type="float">
            <text:p>3</text:p>
          </table:table-cell>
          <table:table-cell table:style-name="ce102" table:formula="of:=IF(AND([.$A$25];[.$A$26]);[Données.U31];&quot;&quot;)">
            <text:p/>
          </table:table-cell>
          <table:table-cell table:style-name="ce102" table:formula="of:=IF(AND([.$A$25];[.$A$26]);[Données.V31];&quot;&quot;)">
            <text:p/>
          </table:table-cell>
          <table:table-cell table:style-name="Default" table:number-columns-repeated="4"/>
          <table:table-cell table:style-name="ce443"/>
          <table:table-cell table:number-columns-repeated="1014"/>
        </table:table-row>
        <table:table-row table:style-name="ro15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5">x</text:span><text:span text:style-name="T14">5</text:span></text:p>
          </table:table-cell>
          <table:table-cell table:style-name="ce44" office:value-type="string" calcext:value-type="string">
            <text:p><text:span text:style-name="T28">x</text:span><text:span text:style-name="T14">6</text:span></text:p>
          </table:table-cell>
          <table:table-cell table:style-name="ce44" office:value-type="string" calcext:value-type="string">
            <text:p><text:span text:style-name="T5">x</text:span><text:span text:style-name="T14">7</text:span></text:p>
          </table:table-cell>
          <table:table-cell table:style-name="ce45" office:value-type="string" calcext:value-type="string">
            <text:p><text:span text:style-name="T5">x</text:span><text:span text:style-name="T29">8</text:span></text:p>
          </table:table-cell>
          <table:table-cell table:number-columns-repeated="1019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3"/>
          <table:table-cell/>
          <table:table-cell table:style-name="ce158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3" table:formula="of:=IF([$Données.W31]=&quot;&quot;;&quot;&quot;;IF([.$A$25];IF([.B10]=[$Données.W31];1;0);&quot;&quot;))">
            <text:p/>
          </table:table-cell>
          <table:table-cell table:style-name="ce103" table:formula="of:=IF([$Données.X31]=&quot;&quot;;&quot;&quot;;IF([.$A$25];IF([.C10]=[$Données.X31];1;0);&quot;&quot;))">
            <text:p/>
          </table:table-cell>
          <table:table-cell table:style-name="ce103" table:formula="of:=IF([$Données.Y31]=&quot;&quot;;&quot;&quot;;IF([.$A$25];IF([.D10]=[$Données.Y31];1;0);&quot;&quot;))">
            <text:p/>
          </table:table-cell>
          <table:table-cell table:style-name="ce103" table:formula="of:=IF([$Données.Z31]=&quot;&quot;;&quot;&quot;;IF([.$A$25];IF([.E10]=[$Données.Z31];1;0);&quot;&quot;))">
            <text:p/>
          </table:table-cell>
          <table:table-cell table:style-name="Default" table:number-columns-repeated="3"/>
          <table:table-cell table:number-columns-repeated="1016"/>
        </table:table-row>
        <table:table-row table:style-name="ro7" table:number-rows-repeated="2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1" calcext:value-type="float">
            <text:p>-11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43" office:value-type="float" office:value="11" calcext:value-type="float">
            <text:p>11</text:p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 table:style-name="ce58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44"/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table:formula="of:=IF(AND([.$A$25];[.$A$26]);[$Données.T3];&quot;&quot;)" office:value-type="float" office:value="-11" calcext:value-type="float">
            <text:p>-11</text:p>
          </table:table-cell>
          <table:table-cell table:style-name="ce76" table:formula="of:=IF(AND([.$A$25];[.$A$26]);[$Données.S31];&quot;&quot;)" office:value-type="float" office:value="-9" calcext:value-type="float" table:number-columns-spanned="2" table:number-rows-spanned="1">
            <text:p>-9</text:p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08" table:formula="of:=IF(AND([.$A$25];[.$A$26]);IF(OR([.C17]=&quot;&quot;;[$Données.$T$25]&gt;[.F17]);&quot;&quot;;[$Données.$T$25]);&quot;&quot;)">
            <text:p/>
          </table:table-cell>
          <table:table-cell table:style-name="ce76" table:formula="of:=IF(AND([.$A$25];[.$A$26]);[$Données.T31];&quot;&quot;)" office:value-type="float" office:value="3" calcext:value-type="float" table:number-columns-spanned="2" table:number-rows-spanned="1">
            <text:p>3</text:p>
          </table:table-cell>
          <table:covered-table-cell table:style-name="ce70"/>
          <table:table-cell table:style-name="ce108" table:formula="of:=IF(AND([.$A$25];[.$A$26]);IF(OR([.F17]=&quot;&quot;;[$Données.$T$25]&gt;[.I17]);&quot;&quot;;[$Données.$T$25]);&quot;&quot;)" office:value-type="float" office:value="11" calcext:value-type="float">
            <text:p>11</text:p>
          </table:table-cell>
          <table:table-cell table:style-name="ce76" table:formula="of:=IF(AND([.$A$25];[.$A$26]);[$Données.U31];&quot;&quot;)" table:number-columns-spanned="2" table:number-rows-spanned="1">
            <text:p/>
          </table:table-cell>
          <table:covered-table-cell table:style-name="ce70"/>
          <table:table-cell table:style-name="ce115" table:formula="of:=IF(AND([.$A$25];[.$A$26]);IF(OR([.I17]=&quot;&quot;;[$Données.$T$25]&gt;[.L17]);&quot;&quot;;[$Données.$T$25]);&quot;&quot;)">
            <text:p/>
          </table:table-cell>
          <table:table-cell table:style-name="ce76" table:formula="of:=IF(AND([.$A$25];[.$A$26]);[$Données.V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L17]=&quot;&quot;;[$Données.$T$25]&gt;[.O17]);&quot;&quot;;[$Données.$T$25]);&quot;&quot;)">
            <text:p/>
          </table:table-cell>
          <table:table-cell table:style-name="ce76" table:formula="of:=IF(AND([.$A$25];[.$A$26]);[$Données.W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O17]=&quot;&quot;;[$Données.$T$25]&gt;[.R17]);&quot;&quot;;[$Données.$T$25]);&quot;&quot;)">
            <text:p/>
          </table:table-cell>
          <table:table-cell table:style-name="ce76" table:formula="of:=IF(AND([.$A$25];[.$A$26]);[$Données.X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R17]=&quot;&quot;;[$Données.$T$25]&gt;[.U17]);&quot;&quot;;[$Données.$T$25]);&quot;&quot;)">
            <text:p/>
          </table:table-cell>
          <table:table-cell table:style-name="ce76" table:formula="of:=IF(AND([.$A$25];[.$A$26]);[$Données.Y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U17]=&quot;&quot;;[$Données.$T$25]&gt;[.X17]);&quot;&quot;;[$Données.$T$25]);&quot;&quot;)">
            <text:p/>
          </table:table-cell>
          <table:table-cell table:style-name="ce76" table:formula="of:=IF(AND([.$A$25];[.$A$26]);[$Données.Z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X17]=&quot;&quot;;[$Données.$T$25]&gt;[.AA17]);&quot;&quot;;[$Données.$T$25]);&quot;&quot;)">
            <text:p/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5];[.$A$26]);[$Données.S34];&quot;&quot;)" office:value-type="string" office:string-value="+" calcext:value-type="string">
            <text:p>+</text:p>
          </table:table-cell>
          <table:table-cell table:style-name="ce76" table:formula="of:=IF(AND([.$A$25];[.$A$26]);IF([$Données.S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T34];&quot;&quot;)" office:value-type="string" office:string-value="-" calcext:value-type="string">
            <text:p>-</text:p>
          </table:table-cell>
          <table:table-cell table:style-name="ce76" table:formula="of:=IF(AND([.$A$25];[.$A$26]);IF([$Données.T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11" table:formula="of:=IF(AND([.$A$25];[.$A$26]);[$Données.U34];&quot;&quot;)">
            <text:p/>
          </table:table-cell>
          <table:table-cell table:style-name="ce76" table:formula="of:=IF(AND([.$A$25];[.$A$26]);IF([$Données.U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V34];&quot;&quot;)">
            <text:p/>
          </table:table-cell>
          <table:table-cell table:style-name="ce76" table:formula="of:=IF(AND([.$A$25];[.$A$26]);IF([$Données.V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W34];&quot;&quot;)">
            <text:p/>
          </table:table-cell>
          <table:table-cell table:style-name="ce76" table:formula="of:=IF(AND([.$A$25];[.$A$26]);IF([$Données.W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X34];&quot;&quot;)">
            <text:p/>
          </table:table-cell>
          <table:table-cell table:style-name="ce76" table:formula="of:=IF(AND([.$A$25];[.$A$26]);IF([$Données.X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Y34];&quot;&quot;)">
            <text:p/>
          </table:table-cell>
          <table:table-cell table:style-name="ce76" table:formula="of:=IF(AND([.$A$25];[.$A$26]);IF([$Données.Y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Z34];&quot;&quot;)">
            <text:p/>
          </table:table-cell>
          <table:table-cell table:style-name="ce76" table:formula="of:=IF(AND([.$A$25];[.$A$26]);IF([$Données.Z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5];[.$A$26]);[$Données.AA34];&quot;&quot;)">
            <text:p/>
          </table:table-cell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23" office:value-type="string" calcext:value-type="string">
            <text:p>En cours de construction</text:p>
          </table:table-cell>
          <table:table-cell table:number-columns-repeated="8"/>
          <table:table-cell table:style-name="ce146"/>
          <table:table-cell table:number-columns-repeated="101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urbe.B8:Courbe.E8">
            <calcext:condition calcext:apply-style-name="VRAI" calcext:value="formula-is(IF([.B7]=0))" calcext:base-cell-address="Courbe.B8"/>
            <calcext:condition calcext:apply-style-name="FAUX" calcext:value="formula-is(IF([.B7]=1))" calcext:base-cell-address="Courbe.B8"/>
          </calcext:conditional-format>
          <calcext:conditional-format calcext:target-range-address="Courbe.J8:Courbe.J8">
            <calcext:condition calcext:apply-style-name="VRAI" calcext:value="formula-is(IF([.J7]=0))" calcext:base-cell-address="Courbe.J8"/>
            <calcext:condition calcext:apply-style-name="FAUX" calcext:value="formula-is(IF([.J7]=1))" calcext:base-cell-address="Courbe.J8"/>
          </calcext:conditional-format>
          <calcext:conditional-format calcext:target-range-address="Courbe.J7:Courbe.J7">
            <calcext:condition calcext:apply-style-name="VRAI" calcext:value="formula-is(IF([.J7]=0))" calcext:base-cell-address="Courbe.J7"/>
            <calcext:condition calcext:apply-style-name="FAUX" calcext:value="formula-is(IF([.J7]=1))" calcext:base-cell-address="Courbe.J7"/>
          </calcext:conditional-format>
          <calcext:conditional-format calcext:target-range-address="Courbe.B7:Courbe.E7">
            <calcext:condition calcext:apply-style-name="VRAI" calcext:value="formula-is(IF([.B7]=0))" calcext:base-cell-address="Courbe.B7"/>
            <calcext:condition calcext:apply-style-name="FAUX" calcext:value="formula-is(IF([.B7]=1))" calcext:base-cell-address="Courbe.B7"/>
          </calcext:conditional-format>
          <calcext:conditional-format calcext:target-range-address="Courbe.B11:Courbe.E11">
            <calcext:condition calcext:apply-style-name="VRAI" calcext:value="formula-is(IF([.B11]=0))" calcext:base-cell-address="Courbe.B11"/>
            <calcext:condition calcext:apply-style-name="FAUX" calcext:value="formula-is(IF([.B11]=1))" calcext:base-cell-address="Courbe.B11"/>
          </calcext:conditional-format>
        </calcext:conditional-formats>
      </table:table>
      <table:table table:name="Données" table:style-name="ta1" table:protected="true" table:protection-key="Ur/smmLvi6Q2TkvYdZanW06GCY4=" table:protection-key-digest-algorithm="http://www.w3.org/2000/09/xmldsig#sha1">
        <loext:table-protection loext:select-protected-cells="true" loext:select-unprotected-cells="true"/>
        <table:shapes>
          <draw:frame draw:z-index="0" draw:style-name="gr5" draw:text-style-name="P1" svg:width="251.75mm" svg:height="158.97mm" svg:x="646.09mm" svg:y="9.67mm">
            <draw:object draw:notify-on-update-of-ranges="Données.T3:Données.T27 Aide.A1:Aide.A1 Données.V3:Données.V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5" draw:text-style-name="P1" svg:width="155.93mm" svg:height="98.46mm" svg:x="281.89mm" svg:y="275.9mm">
            <draw:object draw:notify-on-update-of-ranges="Données.J30:Données.J50 Données.K30:Données.K50 Données.J54:Données.J56 Données.K54:Données.K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9" table:default-cell-style-name="ce445"/>
        <table:table-column table:style-name="co1" table:number-columns-repeated="9" table:default-cell-style-name="ce445"/>
        <table:table-column table:style-name="co20" table:default-cell-style-name="ce445"/>
        <table:table-column table:style-name="co1" table:number-columns-repeated="1010" table:default-cell-style-name="ce445"/>
        <table:table-column table:style-name="co1" table:number-columns-repeated="3" table:default-cell-style-name="ce471"/>
        <table:table-row table:style-name="ro16">
          <table:table-cell table:style-name="ce435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484"/>
          <table:covered-table-cell table:style-name="ce541"/>
          <table:covered-table-cell table:style-name="ce571"/>
          <table:covered-table-cell table:number-columns-repeated="9"/>
          <table:table-cell table:number-columns-repeated="2"/>
          <table:table-cell table:style-name="ce585"/>
          <table:table-cell table:style-name="ce471" table:number-columns-repeated="16"/>
          <table:table-cell table:number-columns-repeated="992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585" table:number-columns-repeated="12"/>
          <table:table-cell table:style-name="ce471"/>
          <table:table-cell table:style-name="ce539" office:value-type="string" calcext:value-type="string">
            <text:p>Rang aléa</text:p>
          </table:table-cell>
          <table:table-cell table:style-name="ce539" office:value-type="string" calcext:value-type="string">
            <text:p>Coeff</text:p>
          </table:table-cell>
          <table:table-cell table:style-name="ce564" office:value-type="string" calcext:value-type="string">
            <text:p>x</text:p>
          </table:table-cell>
          <table:table-cell table:number-columns-repeated="2" table:style-name="ce564" office:value-type="string" calcext:value-type="string">
            <text:p>y</text:p>
          </table:table-cell>
          <table:table-cell table:style-name="ce704" office:value-type="string" calcext:value-type="string">
            <text:p>choix</text:p>
          </table:table-cell>
          <table:table-cell table:style-name="ce704" office:value-type="string" calcext:value-type="string">
            <text:p>rang 0</text:p>
          </table:table-cell>
          <table:table-cell table:style-name="ce704" office:value-type="string" calcext:value-type="string">
            <text:p>Tri</text:p>
          </table:table-cell>
          <table:table-cell table:number-columns-repeated="2" table:style-name="ce704" office:value-type="string" calcext:value-type="string">
            <text:p>Signe</text:p>
          </table:table-cell>
          <table:table-cell table:style-name="ce471" table:number-columns-repeated="5"/>
          <table:table-cell/>
          <table:table-cell table:style-name="ce585" table:number-columns-repeated="988"/>
          <table:table-cell table:number-columns-repeated="3"/>
        </table:table-row>
        <table:table-row table:style-name="ro17">
          <table:table-cell table:style-name="ce437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471"/>
          <table:table-cell table:style-name="ce471"/>
          <table:table-cell table:style-name="ce636" office:value-type="string" calcext:value-type="string" table:number-columns-spanned="3" table:number-rows-spanned="1">
            <text:p>Graphique parabole <text:span text:style-name="T5">C</text:span><text:span text:style-name="T29">f</text:span></text:p>
          </table:table-cell>
          <table:covered-table-cell table:style-name="ce471"/>
          <table:covered-table-cell table:style-name="ce491"/>
          <table:table-cell table:style-name="ce491" table:number-columns-repeated="3"/>
          <table:table-cell table:style-name="ce585"/>
          <table:table-cell table:style-name="ce483"/>
          <table:table-cell table:style-name="ce540"/>
          <table:table-cell table:style-name="ce691" table:formula="of:=IF([.S4]&lt;&gt;0;SIGN([.S4]);IF([.S5]&lt;&gt;0;SIGN([.S5]);IF([.S6]&lt;&gt;0;SIGN([.S6]);IF([.S7]&lt;&gt;0;SIGN([.S7]);IF([.S8]&lt;&gt;0;SIGN([.S8]);IF([.S9]&lt;&gt;0;SIGN([.S9]);SIGN([.S10])))))))" office:value-type="float" office:value="1" calcext:value-type="float">
            <text:p>1</text:p>
          </table:table-cell>
          <table:table-cell table:style-name="ce568" office:value-type="float" office:value="-11" calcext:value-type="float">
            <text:p>-11</text:p>
          </table:table-cell>
          <table:table-cell table:style-name="ce700" table:formula="of:=RANDBETWEEN(1;9)" office:value-type="float" office:value="2" calcext:value-type="float">
            <text:p>2</text:p>
          </table:table-cell>
          <table:table-cell table:style-name="ce702" table:formula="of:=[.S3]*[.U3]" office:value-type="float" office:value="2" calcext:value-type="float">
            <text:p>2</text:p>
          </table:table-cell>
          <table:table-cell table:style-name="ce540" table:number-columns-repeated="3"/>
          <table:table-cell table:style-name="ce540" table:formula="of:=IF([.V3]=0;0;IF(SIGN([.V3]);&quot;+&quot;;&quot;-&quot;))" office:value-type="string" office:string-value="+" calcext:value-type="string">
            <text:p>+</text:p>
          </table:table-cell>
          <table:table-cell table:style-name="ce540" table:formula="of:=SIGN([.V3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7">
          <table:table-cell table:style-name="ce471" table:number-columns-repeated="9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text:span text:style-name="T41">1</text:span></text:p>
          </table:table-cell>
          <table:table-cell table:style-name="ce439" office:value-type="string" calcext:value-type="string">
            <text:p>y<text:span text:style-name="T14">2</text:span></text:p>
          </table:table-cell>
          <table:table-cell table:style-name="ce491" table:number-columns-repeated="3"/>
          <table:table-cell table:style-name="ce585"/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480654" calcext:value-type="float">
            <text:p>480654</text:p>
          </table:table-cell>
          <table:table-cell table:style-name="ce440" table:formula="of:=IF(OR([.Q4]=[.$Y$4];[.Q4]=[.$Y$5];[.Q4]=[.$Y$6];[.Q4]=[.$Y$7];[.Q4]=[.$Y$8];[.Q4]=[.$Y$9];[.Q4]=[.$Y$10];[.Q4]=[.$Y$11];[.Q4]=[.$Y$12]);0;IF([.Q4]&lt;[.$Y$4];1;IF([.Q4]&lt;[.$Y$5];-1;IF([.Q4]&lt;[.$Y$6];1;IF([.Q4]&lt;[.$Y$7];-1;IF([.Q4]&lt;[.$Y$8];1;IF([.Q4]&lt;[.$Y$9];-1;IF([.Q4]&lt;[.$Y$10];1;IF([.Q4]&lt;[.$Y$11];-1;IF([.Q4]&lt;[.$Y$12];1;-1))))))))))" office:value-type="float" office:value="1" calcext:value-type="float">
            <text:p>1</text:p>
          </table:table-cell>
          <table:table-cell table:style-name="ce565" office:value-type="float" office:value="-10" calcext:value-type="float">
            <text:p>-10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S4]*[.U4]" office:value-type="float" office:value="6" calcext:value-type="float">
            <text:p>6</text:p>
          </table:table-cell>
          <table:table-cell table:style-name="ce440" table:formula="of:=RANK([.R4];[.$R$4:.$R$26];0)" office:value-type="float" office:value="14" calcext:value-type="float">
            <text:p>14</text:p>
          </table:table-cell>
          <table:table-cell table:style-name="ce440" table:formula="of:=IF([.Q4]&lt;=[.$S$29];RANK([.W4];[.$W$4]:INDIRECT(CONCATENATE(&quot;W&quot;&amp;[.$S$29]+3));1);&quot;&quot;)" office:value-type="float" office:value="2" calcext:value-type="float">
            <text:p>2</text:p>
          </table:table-cell>
          <table:table-cell table:style-name="ce440" table:formula="of:=IF([.X4]=&quot;&quot;;&quot;&quot;;INDEX([.$W$4]:INDIRECT(CONCATENATE(&quot;W&quot;&amp;[.$S$29]+3));MATCH([.Q4];[.$X$4]:INDIRECT(CONCATENATE(&quot;X&quot;&amp;[.$S$29]+3));0)))" office:value-type="float" office:value="2" calcext:value-type="float">
            <text:p>2</text:p>
          </table:table-cell>
          <table:table-cell table:style-name="ce440" table:formula="of:=IF([.V4]=0;0;IF(SIGN([.V4]);&quot;+&quot;;&quot;-&quot;))" office:value-type="string" office:string-value="+" calcext:value-type="string">
            <text:p>+</text:p>
          </table:table-cell>
          <table:table-cell table:style-name="ce440" table:formula="of:=SIGN([.V4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7"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548" office:value-type="string" calcext:value-type="string">
            <text:p><text:span text:style-name="T12">x</text:span><text:span text:style-name="T38">0</text:span></text:p>
          </table:table-cell>
          <table:table-cell table:style-name="ce572"/>
          <table:table-cell table:style-name="ce471" table:number-columns-repeated="2"/>
          <table:table-cell table:style-name="ce636" office:value-type="string" calcext:value-type="string" table:number-columns-spanned="2" table:number-rows-spanned="1">
            <text:p>Graphique droite 1</text:p>
          </table:table-cell>
          <table:covered-table-cell table:style-name="ce471"/>
          <table:table-cell table:style-name="ce471"/>
          <table:table-cell table:style-name="ce440" office:value-type="float" office:value="-10" calcext:value-type="float">
            <text:p>-10</text:p>
          </table:table-cell>
          <table:table-cell table:style-name="ce670" table:formula="of:=[.$A$26]*[.J5]^2+[.$B$26]*[.J5]+[.$C$26]" office:value-type="float" office:value="4.82840236686391" calcext:value-type="float">
            <text:p>816/169 <text:s/></text:p>
          </table:table-cell>
          <table:table-cell table:style-name="ce440" table:formula="of:=[.$A$26]*[.J5]^2+[.$B$26]*[.J5]+[.$C$26]" office:value-type="float" office:value="4.82840236686391" calcext:value-type="float">
            <text:p>4,82840236686391</text:p>
          </table:table-cell>
          <table:table-cell table:style-name="ce491" table:number-columns-repeated="3"/>
          <table:table-cell table:style-name="ce585"/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886198" calcext:value-type="float">
            <text:p>886198</text:p>
          </table:table-cell>
          <table:table-cell table:style-name="ce540" table:formula="of:=IF(OR([.Q5]=[.$Y$4];[.Q5]=[.$Y$5];[.Q5]=[.$Y$6];[.Q5]=[.$Y$7];[.Q5]=[.$Y$8];[.Q5]=[.$Y$9];[.Q5]=[.$Y$10];[.Q5]=[.$Y$11];[.Q5]=[.$Y$12]);0;IF([.Q5]&lt;[.$Y$4];1;IF([.Q5]&lt;[.$Y$5];-1;IF([.Q5]&lt;[.$Y$6];1;IF([.Q5]&lt;[.$Y$7];-1;IF([.Q5]&lt;[.$Y$8];1;IF([.Q5]&lt;[.$Y$9];-1;IF([.Q5]&lt;[.$Y$10];1;IF([.Q5]&lt;[.$Y$11];-1;IF([.Q5]&lt;[.$Y$12];1;-1))))))))))" office:value-type="float" office:value="0" calcext:value-type="float">
            <text:p>0</text:p>
          </table:table-cell>
          <table:table-cell table:style-name="ce568" office:value-type="float" office:value="-9" calcext:value-type="float">
            <text:p>-9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702" table:formula="of:=[.S5]*[.U5]" office:value-type="float" office:value="0" calcext:value-type="float">
            <text:p>0</text:p>
          </table:table-cell>
          <table:table-cell table:style-name="ce540" table:formula="of:=RANK([.R5];[.$R$4:.$R$26];0)" office:value-type="float" office:value="2" calcext:value-type="float">
            <text:p>2</text:p>
          </table:table-cell>
          <table:table-cell table:style-name="ce540" table:formula="of:=IF([.Q5]&lt;=[.$S$29];RANK([.W5];[.$W$4]:INDIRECT(CONCATENATE(&quot;W&quot;&amp;[.$S$29]+3));1);&quot;&quot;)" office:value-type="float" office:value="1" calcext:value-type="float">
            <text:p>1</text:p>
          </table:table-cell>
          <table:table-cell table:style-name="ce540" table:formula="of:=IF([.X5]=&quot;&quot;;&quot;&quot;;INDEX([.$W$4]:INDIRECT(CONCATENATE(&quot;W&quot;&amp;[.$S$29]+3));MATCH([.Q5];[.$X$4]:INDIRECT(CONCATENATE(&quot;X&quot;&amp;[.$S$29]+3));0)))" office:value-type="float" office:value="14" calcext:value-type="float">
            <text:p>14</text:p>
          </table:table-cell>
          <table:table-cell table:style-name="ce540" table:formula="of:=IF([.V5]=0;0;IF(SIGN([.V5]);&quot;+&quot;;&quot;-&quot;))" office:value-type="float" office:value="0" calcext:value-type="float">
            <text:p>0</text:p>
          </table:table-cell>
          <table:table-cell table:style-name="ce540" table:formula="of:=SIGN([.V5])" office:value-type="float" office:value="0" calcext:value-type="float">
            <text:p>0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40" table:formula="of:=IF(RANDBETWEEN(1;2)=1;-1;1)" office:value-type="float" office:value="1" calcext:value-type="float">
            <text:p>1</text:p>
          </table:table-cell>
          <table:table-cell table:style-name="ce440" table:formula="of:=RANDBETWEEN(-6;6)" office:value-type="float" office:value="6" calcext:value-type="float">
            <text:p>6</text:p>
          </table:table-cell>
          <table:table-cell table:style-name="ce549" table:formula="of:=-[.B6]/[.A6]" office:value-type="float" office:value="-6" calcext:value-type="float">
            <text:p>-6</text:p>
          </table:table-cell>
          <table:table-cell table:style-name="ce572"/>
          <table:table-cell table:style-name="ce471" table:number-columns-repeated="2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71"/>
          <table:table-cell table:style-name="ce440" office:value-type="float" office:value="-9" calcext:value-type="float">
            <text:p>-9</text:p>
          </table:table-cell>
          <table:table-cell table:style-name="ce670" table:formula="of:=[.$A$26]*[.J6]^2+[.$B$26]*[.J6]+[.$C$26]" office:value-type="float" office:value="3.40828402366864" calcext:value-type="float">
            <text:p>576/169 <text:s/></text:p>
          </table:table-cell>
          <table:table-cell table:style-name="ce440" table:formula="of:=[.$A$26]*[.J6]^2+[.$B$26]*[.J6]+[.$C$26]" office:value-type="float" office:value="3.40828402366864" calcext:value-type="float">
            <text:p>3,40828402366864</text:p>
          </table:table-cell>
          <table:table-cell table:style-name="ce491" table:number-columns-repeated="3"/>
          <table:table-cell table:style-name="ce585"/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363631" calcext:value-type="float">
            <text:p>363631</text:p>
          </table:table-cell>
          <table:table-cell table:style-name="ce440" table:formula="of:=IF(OR([.Q6]=[.$Y$4];[.Q6]=[.$Y$5];[.Q6]=[.$Y$6];[.Q6]=[.$Y$7];[.Q6]=[.$Y$8];[.Q6]=[.$Y$9];[.Q6]=[.$Y$10];[.Q6]=[.$Y$11];[.Q6]=[.$Y$12]);0;IF([.Q6]&lt;[.$Y$4];1;IF([.Q6]&lt;[.$Y$5];-1;IF([.Q6]&lt;[.$Y$6];1;IF([.Q6]&lt;[.$Y$7];-1;IF([.Q6]&lt;[.$Y$8];1;IF([.Q6]&lt;[.$Y$9];-1;IF([.Q6]&lt;[.$Y$10];1;IF([.Q6]&lt;[.$Y$11];-1;IF([.Q6]&lt;[.$Y$12];1;-1))))))))))" office:value-type="float" office:value="-1" calcext:value-type="float">
            <text:p>-1</text:p>
          </table:table-cell>
          <table:table-cell table:style-name="ce565" office:value-type="float" office:value="-8" calcext:value-type="float">
            <text:p>-8</text:p>
          </table:table-cell>
          <table:table-cell table:style-name="ce440" table:formula="of:=RANDBETWEEN(1;9)" office:value-type="float" office:value="1" calcext:value-type="float">
            <text:p>1</text:p>
          </table:table-cell>
          <table:table-cell table:style-name="ce703" table:formula="of:=[.S6]*[.U6]" office:value-type="float" office:value="-1" calcext:value-type="float">
            <text:p>-1</text:p>
          </table:table-cell>
          <table:table-cell table:style-name="ce440" table:formula="of:=RANK([.R6];[.$R$4:.$R$26];0)" office:value-type="float" office:value="16" calcext:value-type="float">
            <text:p>16</text:p>
          </table:table-cell>
          <table:table-cell table:style-name="ce440" table:formula="of:=IF([.Q6]&lt;=[.$S$29];RANK([.W6];[.$W$4]:INDIRECT(CONCATENATE(&quot;W&quot;&amp;[.$S$29]+3));1);&quot;&quot;)">
            <text:p/>
          </table:table-cell>
          <table:table-cell table:style-name="ce440" table:formula="of:=IF([.X6]=&quot;&quot;;&quot;&quot;;INDEX([.$W$4]:INDIRECT(CONCATENATE(&quot;W&quot;&amp;[.$S$29]+3));MATCH([.Q6];[.$X$4]:INDIRECT(CONCATENATE(&quot;X&quot;&amp;[.$S$29]+3));0)))">
            <text:p/>
          </table:table-cell>
          <table:table-cell table:style-name="ce440" table:formula="of:=IF([.V6]=0;0;IF(SIGN([.V6]);&quot;+&quot;;&quot;-&quot;))" office:value-type="string" office:string-value="+" calcext:value-type="string">
            <text:p>+</text:p>
          </table:table-cell>
          <table:table-cell table:style-name="ce440" table:formula="of:=SIGN([.V6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36"/>
          <table:table-cell table:style-name="ce485"/>
          <table:table-cell table:style-name="ce543"/>
          <table:table-cell table:style-name="ce572"/>
          <table:table-cell table:style-name="ce471" table:number-columns-repeated="2"/>
          <table:table-cell table:style-name="ce440" office:value-type="float" office:value="-10" calcext:value-type="float">
            <text:p>-10</text:p>
          </table:table-cell>
          <table:table-cell table:style-name="ce440" table:formula="of:=[.$A$6]*[.G7]+[.$B$6]" office:value-type="float" office:value="-4" calcext:value-type="float">
            <text:p>-4</text:p>
          </table:table-cell>
          <table:table-cell table:style-name="ce471"/>
          <table:table-cell table:style-name="ce440" office:value-type="float" office:value="-8" calcext:value-type="float">
            <text:p>-8</text:p>
          </table:table-cell>
          <table:table-cell table:style-name="ce670" table:formula="of:=[.$A$26]*[.J7]^2+[.$B$26]*[.J7]+[.$C$26]" office:value-type="float" office:value="2.1301775147929" calcext:value-type="float">
            <text:p>360/169 <text:s/></text:p>
          </table:table-cell>
          <table:table-cell table:style-name="ce440" table:formula="of:=[.$A$26]*[.J7]^2+[.$B$26]*[.J7]+[.$C$26]" office:value-type="float" office:value="2.1301775147929" calcext:value-type="float">
            <text:p>2,1301775147929</text:p>
          </table:table-cell>
          <table:table-cell table:style-name="ce491" table:number-columns-repeated="3"/>
          <table:table-cell table:style-name="ce585"/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887149" calcext:value-type="float">
            <text:p>887149</text:p>
          </table:table-cell>
          <table:table-cell table:style-name="ce540" table:formula="of:=IF(OR([.Q7]=[.$Y$4];[.Q7]=[.$Y$5];[.Q7]=[.$Y$6];[.Q7]=[.$Y$7];[.Q7]=[.$Y$8];[.Q7]=[.$Y$9];[.Q7]=[.$Y$10];[.Q7]=[.$Y$11];[.Q7]=[.$Y$12]);0;IF([.Q7]&lt;[.$Y$4];1;IF([.Q7]&lt;[.$Y$5];-1;IF([.Q7]&lt;[.$Y$6];1;IF([.Q7]&lt;[.$Y$7];-1;IF([.Q7]&lt;[.$Y$8];1;IF([.Q7]&lt;[.$Y$9];-1;IF([.Q7]&lt;[.$Y$10];1;IF([.Q7]&lt;[.$Y$11];-1;IF([.Q7]&lt;[.$Y$12];1;-1))))))))))" office:value-type="float" office:value="-1" calcext:value-type="float">
            <text:p>-1</text:p>
          </table:table-cell>
          <table:table-cell table:style-name="ce568" office:value-type="float" office:value="-7" calcext:value-type="float">
            <text:p>-7</text:p>
          </table:table-cell>
          <table:table-cell table:style-name="ce540" table:formula="of:=RANDBETWEEN(1;9)" office:value-type="float" office:value="3" calcext:value-type="float">
            <text:p>3</text:p>
          </table:table-cell>
          <table:table-cell table:style-name="ce702" table:formula="of:=[.S7]*[.U7]" office:value-type="float" office:value="-3" calcext:value-type="float">
            <text:p>-3</text:p>
          </table:table-cell>
          <table:table-cell table:style-name="ce540" table:formula="of:=RANK([.R7];[.$R$4:.$R$26];0)" office:value-type="float" office:value="1" calcext:value-type="float">
            <text:p>1</text:p>
          </table:table-cell>
          <table:table-cell table:style-name="ce540" table:formula="of:=IF([.Q7]&lt;=[.$S$29];RANK([.W7];[.$W$4]:INDIRECT(CONCATENATE(&quot;W&quot;&amp;[.$S$29]+3));1);&quot;&quot;)">
            <text:p/>
          </table:table-cell>
          <table:table-cell table:style-name="ce540" table:formula="of:=IF([.X7]=&quot;&quot;;&quot;&quot;;INDEX([.$W$4]:INDIRECT(CONCATENATE(&quot;W&quot;&amp;[.$S$29]+3));MATCH([.Q7];[.$X$4]:INDIRECT(CONCATENATE(&quot;X&quot;&amp;[.$S$29]+3));0)))">
            <text:p/>
          </table:table-cell>
          <table:table-cell table:style-name="ce540" table:formula="of:=IF([.V7]=0;0;IF(SIGN([.V7]);&quot;+&quot;;&quot;-&quot;))" office:value-type="string" office:string-value="+" calcext:value-type="string">
            <text:p>+</text:p>
          </table:table-cell>
          <table:table-cell table:style-name="ce540" table:formula="of:=SIGN([.V7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8"/>
          <table:table-cell table:style-name="ce471" table:number-columns-repeated="2"/>
          <table:table-cell table:number-columns-repeated="3"/>
        </table:table-row>
        <table:table-row table:style-name="ro16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32" table:formula="of:=[.C6]" office:value-type="float" office:value="-6" calcext:value-type="float" table:number-columns-spanned="2" table:number-rows-spanned="1">
            <text:p>-6</text:p>
          </table:table-cell>
          <table:covered-table-cell table:style-name="ce545" table:formula="of:=#REF!" office:value-type="string" office:string-value="" calcext:value-type="error">
            <text:p>#RÉF !</text:p>
          </table:covered-table-cell>
          <table:table-cell table:style-name="ce586" office:value-type="float" office:value="10" calcext:value-type="float">
            <text:p>10</text:p>
          </table:table-cell>
          <table:table-cell table:style-name="ce596"/>
          <table:table-cell table:style-name="ce440" office:value-type="float" office:value="10" calcext:value-type="float">
            <text:p>10</text:p>
          </table:table-cell>
          <table:table-cell table:style-name="ce440" table:formula="of:=[.$A$6]*[.G8]+[.$B$6]" office:value-type="float" office:value="16" calcext:value-type="float">
            <text:p>16</text:p>
          </table:table-cell>
          <table:table-cell table:style-name="ce471"/>
          <table:table-cell table:style-name="ce440" office:value-type="float" office:value="-7" calcext:value-type="float">
            <text:p>-7</text:p>
          </table:table-cell>
          <table:table-cell table:style-name="ce670" table:formula="of:=[.$A$26]*[.J8]^2+[.$B$26]*[.J8]+[.$C$26]" office:value-type="float" office:value="0.994082840236687" calcext:value-type="float">
            <text:p>168/169 <text:s/></text:p>
          </table:table-cell>
          <table:table-cell table:style-name="ce440" table:formula="of:=[.$A$26]*[.J8]^2+[.$B$26]*[.J8]+[.$C$26]" office:value-type="float" office:value="0.994082840236687" calcext:value-type="float">
            <text:p>0,994082840236687</text:p>
          </table:table-cell>
          <table:table-cell table:style-name="ce491" table:number-columns-repeated="3"/>
          <table:table-cell table:style-name="ce585"/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434937" calcext:value-type="float">
            <text:p>434937</text:p>
          </table:table-cell>
          <table:table-cell table:style-name="ce440" table:formula="of:=IF(OR([.Q8]=[.$Y$4];[.Q8]=[.$Y$5];[.Q8]=[.$Y$6];[.Q8]=[.$Y$7];[.Q8]=[.$Y$8];[.Q8]=[.$Y$9];[.Q8]=[.$Y$10];[.Q8]=[.$Y$11];[.Q8]=[.$Y$12]);0;IF([.Q8]&lt;[.$Y$4];1;IF([.Q8]&lt;[.$Y$5];-1;IF([.Q8]&lt;[.$Y$6];1;IF([.Q8]&lt;[.$Y$7];-1;IF([.Q8]&lt;[.$Y$8];1;IF([.Q8]&lt;[.$Y$9];-1;IF([.Q8]&lt;[.$Y$10];1;IF([.Q8]&lt;[.$Y$11];-1;IF([.Q8]&lt;[.$Y$12];1;-1))))))))))" office:value-type="float" office:value="-1" calcext:value-type="float">
            <text:p>-1</text:p>
          </table:table-cell>
          <table:table-cell table:style-name="ce694" office:value-type="float" office:value="-6" calcext:value-type="float">
            <text:p>-6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703" table:formula="of:=[.S8]*[.U8]" office:value-type="float" office:value="-2" calcext:value-type="float">
            <text:p>-2</text:p>
          </table:table-cell>
          <table:table-cell table:style-name="ce440" table:formula="of:=RANK([.R8];[.$R$4:.$R$26];0)" office:value-type="float" office:value="15" calcext:value-type="float">
            <text:p>15</text:p>
          </table:table-cell>
          <table:table-cell table:style-name="ce440" table:formula="of:=IF([.Q8]&lt;=[.$S$29];RANK([.W8];[.$W$4]:INDIRECT(CONCATENATE(&quot;W&quot;&amp;[.$S$29]+3));1);&quot;&quot;)">
            <text:p/>
          </table:table-cell>
          <table:table-cell table:style-name="ce440" table:formula="of:=IF([.X8]=&quot;&quot;;&quot;&quot;;INDEX([.$W$4]:INDIRECT(CONCATENATE(&quot;W&quot;&amp;[.$S$29]+3));MATCH([.Q8];[.$X$4]:INDIRECT(CONCATENATE(&quot;X&quot;&amp;[.$S$29]+3));0)))">
            <text:p/>
          </table:table-cell>
          <table:table-cell table:style-name="ce440" table:formula="of:=IF([.V8]=0;0;IF(SIGN([.V8]);&quot;+&quot;;&quot;-&quot;))" office:value-type="string" office:string-value="+" calcext:value-type="string">
            <text:p>+</text:p>
          </table:table-cell>
          <table:table-cell table:style-name="ce440" table:formula="of:=SIGN([.V8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8"/>
          <table:table-cell table:style-name="ce471" table:number-columns-repeated="2"/>
          <table:table-cell table:number-columns-repeated="3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H7]&gt;0;&quot;+&quot;;&quot;-&quot;)" office:value-type="string" office:string-value="-" calcext:value-type="string">
            <text:p>-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45" table:formula="of:=IF([.$C$40];#REF!;&quot;&quot;)">
            <text:p/>
          </table:covered-table-cell>
          <table:table-cell table:style-name="ce589" table:formula="of:=IF([.H8]&gt;0;&quot;+&quot;;&quot;-&quot;)" office:value-type="string" office:string-value="+" calcext:value-type="string">
            <text:p>+</text:p>
          </table:table-cell>
          <table:table-cell table:style-name="ce585" table:number-columns-repeated="2"/>
          <table:table-cell table:style-name="ce471" table:number-columns-repeated="2"/>
          <table:table-cell table:style-name="ce440" office:value-type="float" office:value="-6" calcext:value-type="float">
            <text:p>-6</text:p>
          </table:table-cell>
          <table:table-cell table:style-name="ce670" table:formula="of:=[.$A$26]*[.J9]^2+[.$B$26]*[.J9]+[.$C$26]" office:value-type="float" office:value="0" calcext:value-type="float">
            <text:p>0/1 <text:s text:c="3"/></text:p>
          </table:table-cell>
          <table:table-cell table:style-name="ce440" table:formula="of:=[.$A$26]*[.J9]^2+[.$B$26]*[.J9]+[.$C$26]" office:value-type="float" office:value="0" calcext:value-type="float">
            <text:p>0</text:p>
          </table:table-cell>
          <table:table-cell table:style-name="ce491" table:number-columns-repeated="3"/>
          <table:table-cell table:style-name="ce585"/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693715" calcext:value-type="float">
            <text:p>693715</text:p>
          </table:table-cell>
          <table:table-cell table:style-name="ce540" table:formula="of:=IF(OR([.Q9]=[.$Y$4];[.Q9]=[.$Y$5];[.Q9]=[.$Y$6];[.Q9]=[.$Y$7];[.Q9]=[.$Y$8];[.Q9]=[.$Y$9];[.Q9]=[.$Y$10];[.Q9]=[.$Y$11];[.Q9]=[.$Y$12]);0;IF([.Q9]&lt;[.$Y$4];1;IF([.Q9]&lt;[.$Y$5];-1;IF([.Q9]&lt;[.$Y$6];1;IF([.Q9]&lt;[.$Y$7];-1;IF([.Q9]&lt;[.$Y$8];1;IF([.Q9]&lt;[.$Y$9];-1;IF([.Q9]&lt;[.$Y$10];1;IF([.Q9]&lt;[.$Y$11];-1;IF([.Q9]&lt;[.$Y$12];1;-1))))))))))" office:value-type="float" office:value="-1" calcext:value-type="float">
            <text:p>-1</text:p>
          </table:table-cell>
          <table:table-cell table:style-name="ce695" office:value-type="float" office:value="-5" calcext:value-type="float">
            <text:p>-5</text:p>
          </table:table-cell>
          <table:table-cell table:style-name="ce540" table:formula="of:=RANDBETWEEN(1;9)" office:value-type="float" office:value="8" calcext:value-type="float">
            <text:p>8</text:p>
          </table:table-cell>
          <table:table-cell table:style-name="ce702" table:formula="of:=[.S9]*[.U9]" office:value-type="float" office:value="-8" calcext:value-type="float">
            <text:p>-8</text:p>
          </table:table-cell>
          <table:table-cell table:style-name="ce540" table:formula="of:=RANK([.R9];[.$R$4:.$R$26];0)" office:value-type="float" office:value="8" calcext:value-type="float">
            <text:p>8</text:p>
          </table:table-cell>
          <table:table-cell table:style-name="ce540" table:formula="of:=IF([.Q9]&lt;=[.$S$29];RANK([.W9];[.$W$4]:INDIRECT(CONCATENATE(&quot;W&quot;&amp;[.$S$29]+3));1);&quot;&quot;)">
            <text:p/>
          </table:table-cell>
          <table:table-cell table:style-name="ce540" table:formula="of:=IF([.X9]=&quot;&quot;;&quot;&quot;;INDEX([.$W$4]:INDIRECT(CONCATENATE(&quot;W&quot;&amp;[.$S$29]+3));MATCH([.Q9];[.$X$4]:INDIRECT(CONCATENATE(&quot;X&quot;&amp;[.$S$29]+3));0)))">
            <text:p/>
          </table:table-cell>
          <table:table-cell table:style-name="ce540" table:formula="of:=IF([.V9]=0;0;IF(SIGN([.V9]);&quot;+&quot;;&quot;-&quot;))" office:value-type="string" office:string-value="+" calcext:value-type="string">
            <text:p>+</text:p>
          </table:table-cell>
          <table:table-cell table:style-name="ce540" table:formula="of:=SIGN([.V9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8"/>
          <table:table-cell table:style-name="ce471" table:number-columns-repeated="2"/>
          <table:table-cell table:number-columns-repeated="3"/>
        </table:table-row>
        <table:table-row table:style-name="ro16">
          <table:table-cell table:style-name="ce444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3" table:formula="of:=IF([.A6]&gt;0;&quot;&quot;;[.H7])">
            <text:p/>
          </table:table-cell>
          <table:table-cell table:style-name="ce545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592"/>
          <table:table-cell table:style-name="ce594" table:formula="of:=IF([.A6]&gt;0;[.H8];&quot;&quot;)" office:value-type="float" office:value="16" calcext:value-type="float">
            <text:p>16</text:p>
          </table:table-cell>
          <table:table-cell table:style-name="ce585" table:number-columns-repeated="2"/>
          <table:table-cell table:style-name="ce471" table:number-columns-repeated="2"/>
          <table:table-cell table:style-name="ce440" office:value-type="float" office:value="-5" calcext:value-type="float">
            <text:p>-5</text:p>
          </table:table-cell>
          <table:table-cell table:style-name="ce670" table:formula="of:=[.$A$26]*[.J10]^2+[.$B$26]*[.J10]+[.$C$26]" office:value-type="float" office:value="-0.85207100591716" calcext:value-type="float">
            <text:p>-144/169 <text:s/></text:p>
          </table:table-cell>
          <table:table-cell table:style-name="ce440" table:formula="of:=[.$A$26]*[.J10]^2+[.$B$26]*[.J10]+[.$C$26]" office:value-type="float" office:value="-0.85207100591716" calcext:value-type="float">
            <text:p>-0,85207100591716</text:p>
          </table:table-cell>
          <table:table-cell table:style-name="ce491" table:number-columns-repeated="3"/>
          <table:table-cell table:style-name="ce585"/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277469" calcext:value-type="float">
            <text:p>277469</text:p>
          </table:table-cell>
          <table:table-cell table:style-name="ce440" table:formula="of:=IF(OR([.Q10]=[.$Y$4];[.Q10]=[.$Y$5];[.Q10]=[.$Y$6];[.Q10]=[.$Y$7];[.Q10]=[.$Y$8];[.Q10]=[.$Y$9];[.Q10]=[.$Y$10];[.Q10]=[.$Y$11];[.Q10]=[.$Y$12]);0;IF([.Q10]&lt;[.$Y$4];1;IF([.Q10]&lt;[.$Y$5];-1;IF([.Q10]&lt;[.$Y$6];1;IF([.Q10]&lt;[.$Y$7];-1;IF([.Q10]&lt;[.$Y$8];1;IF([.Q10]&lt;[.$Y$9];-1;IF([.Q10]&lt;[.$Y$10];1;IF([.Q10]&lt;[.$Y$11];-1;IF([.Q10]&lt;[.$Y$12];1;-1))))))))))" office:value-type="float" office:value="-1" calcext:value-type="float">
            <text:p>-1</text:p>
          </table:table-cell>
          <table:table-cell table:style-name="ce696" office:value-type="float" office:value="-4" calcext:value-type="float">
            <text:p>-4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S10]*[.U10]" office:value-type="float" office:value="-6" calcext:value-type="float">
            <text:p>-6</text:p>
          </table:table-cell>
          <table:table-cell table:style-name="ce440" table:formula="of:=RANK([.R10];[.$R$4:.$R$26];0)" office:value-type="float" office:value="17" calcext:value-type="float">
            <text:p>17</text:p>
          </table:table-cell>
          <table:table-cell table:style-name="ce440" table:formula="of:=IF([.Q10]&lt;=[.$S$29];RANK([.W10];[.$W$4]:INDIRECT(CONCATENATE(&quot;W&quot;&amp;[.$S$29]+3));1);&quot;&quot;)">
            <text:p/>
          </table:table-cell>
          <table:table-cell table:style-name="ce440" table:formula="of:=IF([.X10]=&quot;&quot;;&quot;&quot;;INDEX([.$W$4]:INDIRECT(CONCATENATE(&quot;W&quot;&amp;[.$S$29]+3));MATCH([.Q10];[.$X$4]:INDIRECT(CONCATENATE(&quot;X&quot;&amp;[.$S$29]+3));0)))">
            <text:p/>
          </table:table-cell>
          <table:table-cell table:style-name="ce440" table:formula="of:=IF([.V10]=0;0;IF(SIGN([.V10]);&quot;+&quot;;&quot;-&quot;))" office:value-type="string" office:string-value="+" calcext:value-type="string">
            <text:p>+</text:p>
          </table:table-cell>
          <table:table-cell table:style-name="ce440" table:formula="of:=SIGN([.V10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8"/>
          <table:table-cell table:style-name="ce471" table:number-columns-repeated="2"/>
          <table:table-cell table:number-columns-repeated="3"/>
        </table:table-row>
        <table:table-row table:style-name="ro16">
          <table:covered-table-cell table:style-name="ce471"/>
          <table:table-cell table:style-name="ce494" table:formula="of:=IF([.A6]&gt;0;[.H7];&quot;&quot;)" office:value-type="float" office:value="-4" calcext:value-type="float">
            <text:p>-4</text:p>
          </table:table-cell>
          <table:covered-table-cell table:number-columns-repeated="2" table:style-name="ce573"/>
          <table:table-cell table:style-name="ce595" table:formula="of:=IF([.A6]&gt;0;&quot;&quot;;[.H8])">
            <text:p/>
          </table:table-cell>
          <table:table-cell table:style-name="ce585" table:number-columns-repeated="2"/>
          <table:table-cell table:style-name="ce471" table:number-columns-repeated="2"/>
          <table:table-cell table:style-name="ce440" office:value-type="float" office:value="-4" calcext:value-type="float">
            <text:p>-4</text:p>
          </table:table-cell>
          <table:table-cell table:style-name="ce670" table:formula="of:=[.$A$26]*[.J11]^2+[.$B$26]*[.J11]+[.$C$26]" office:value-type="float" office:value="-1.56213017751479" calcext:value-type="float">
            <text:p>-264/169 <text:s/></text:p>
          </table:table-cell>
          <table:table-cell table:style-name="ce440" table:formula="of:=[.$A$26]*[.J11]^2+[.$B$26]*[.J11]+[.$C$26]" office:value-type="float" office:value="-1.56213017751479" calcext:value-type="float">
            <text:p>-1,56213017751479</text:p>
          </table:table-cell>
          <table:table-cell table:style-name="ce491" table:number-columns-repeated="3"/>
          <table:table-cell table:style-name="ce585"/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33175" calcext:value-type="float">
            <text:p>33175</text:p>
          </table:table-cell>
          <table:table-cell table:style-name="ce540" table:formula="of:=IF(OR([.Q11]=[.$Y$4];[.Q11]=[.$Y$5];[.Q11]=[.$Y$6];[.Q11]=[.$Y$7];[.Q11]=[.$Y$8];[.Q11]=[.$Y$9];[.Q11]=[.$Y$10];[.Q11]=[.$Y$11];[.Q11]=[.$Y$12]);0;IF([.Q11]&lt;[.$Y$4];1;IF([.Q11]&lt;[.$Y$5];-1;IF([.Q11]&lt;[.$Y$6];1;IF([.Q11]&lt;[.$Y$7];-1;IF([.Q11]&lt;[.$Y$8];1;IF([.Q11]&lt;[.$Y$9];-1;IF([.Q11]&lt;[.$Y$10];1;IF([.Q11]&lt;[.$Y$11];-1;IF([.Q11]&lt;[.$Y$12];1;-1))))))))))" office:value-type="float" office:value="-1" calcext:value-type="float">
            <text:p>-1</text:p>
          </table:table-cell>
          <table:table-cell table:style-name="ce697" office:value-type="float" office:value="-3" calcext:value-type="float">
            <text:p>-3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702" table:formula="of:=[.S11]*[.U11]" office:value-type="float" office:value="-6" calcext:value-type="float">
            <text:p>-6</text:p>
          </table:table-cell>
          <table:table-cell table:style-name="ce540" table:formula="of:=RANK([.R11];[.$R$4:.$R$26];0)" office:value-type="float" office:value="21" calcext:value-type="float">
            <text:p>21</text:p>
          </table:table-cell>
          <table:table-cell table:style-name="ce540" table:formula="of:=IF([.Q11]&lt;=[.$S$29];RANK([.W11];[.$W$4]:INDIRECT(CONCATENATE(&quot;W&quot;&amp;[.$S$29]+3));1);&quot;&quot;)">
            <text:p/>
          </table:table-cell>
          <table:table-cell table:style-name="ce540" table:formula="of:=IF([.X11]=&quot;&quot;;&quot;&quot;;INDEX([.$W$4]:INDIRECT(CONCATENATE(&quot;W&quot;&amp;[.$S$29]+3));MATCH([.Q11];[.$X$4]:INDIRECT(CONCATENATE(&quot;X&quot;&amp;[.$S$29]+3));0)))">
            <text:p/>
          </table:table-cell>
          <table:table-cell table:style-name="ce540" table:formula="of:=IF([.V11]=0;0;IF(SIGN([.V11]);&quot;+&quot;;&quot;-&quot;))" office:value-type="string" office:string-value="+" calcext:value-type="string">
            <text:p>+</text:p>
          </table:table-cell>
          <table:table-cell table:style-name="ce540" table:formula="of:=SIGN([.V11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number-columns-repeated="5"/>
          <table:table-cell table:style-name="ce585" table:number-columns-repeated="2"/>
          <table:table-cell table:style-name="ce471" table:number-columns-repeated="2"/>
          <table:table-cell table:style-name="ce440" office:value-type="float" office:value="-3" calcext:value-type="float">
            <text:p>-3</text:p>
          </table:table-cell>
          <table:table-cell table:style-name="ce670" table:formula="of:=[.$A$26]*[.J12]^2+[.$B$26]*[.J12]+[.$C$26]" office:value-type="float" office:value="-2.1301775147929" calcext:value-type="float">
            <text:p>-360/169 <text:s/></text:p>
          </table:table-cell>
          <table:table-cell table:style-name="ce440" table:formula="of:=[.$A$26]*[.J12]^2+[.$B$26]*[.J12]+[.$C$26]" office:value-type="float" office:value="-2.1301775147929" calcext:value-type="float">
            <text:p>-2,1301775147929</text:p>
          </table:table-cell>
          <table:table-cell table:style-name="ce491" table:number-columns-repeated="3"/>
          <table:table-cell table:style-name="ce585"/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529347" calcext:value-type="float">
            <text:p>529347</text:p>
          </table:table-cell>
          <table:table-cell table:style-name="ce440" table:formula="of:=IF(OR([.Q12]=[.$Y$4];[.Q12]=[.$Y$5];[.Q12]=[.$Y$6];[.Q12]=[.$Y$7];[.Q12]=[.$Y$8];[.Q12]=[.$Y$9];[.Q12]=[.$Y$10];[.Q12]=[.$Y$11];[.Q12]=[.$Y$12]);0;IF([.Q12]&lt;[.$Y$4];1;IF([.Q12]&lt;[.$Y$5];-1;IF([.Q12]&lt;[.$Y$6];1;IF([.Q12]&lt;[.$Y$7];-1;IF([.Q12]&lt;[.$Y$8];1;IF([.Q12]&lt;[.$Y$9];-1;IF([.Q12]&lt;[.$Y$10];1;IF([.Q12]&lt;[.$Y$11];-1;IF([.Q12]&lt;[.$Y$12];1;-1))))))))))" office:value-type="float" office:value="-1" calcext:value-type="float">
            <text:p>-1</text:p>
          </table:table-cell>
          <table:table-cell table:style-name="ce696" office:value-type="float" office:value="-2" calcext:value-type="float">
            <text:p>-2</text:p>
          </table:table-cell>
          <table:table-cell table:style-name="ce440" table:formula="of:=RANDBETWEEN(1;9)" office:value-type="float" office:value="3" calcext:value-type="float">
            <text:p>3</text:p>
          </table:table-cell>
          <table:table-cell table:style-name="ce703" table:formula="of:=[.S12]*[.U12]" office:value-type="float" office:value="-3" calcext:value-type="float">
            <text:p>-3</text:p>
          </table:table-cell>
          <table:table-cell table:style-name="ce440" table:formula="of:=RANK([.R12];[.$R$4:.$R$26];0)" office:value-type="float" office:value="13" calcext:value-type="float">
            <text:p>13</text:p>
          </table:table-cell>
          <table:table-cell table:style-name="ce440" table:formula="of:=IF([.Q12]&lt;=[.$S$29];RANK([.W12];[.$W$4]:INDIRECT(CONCATENATE(&quot;W&quot;&amp;[.$S$29]+3));1);&quot;&quot;)">
            <text:p/>
          </table:table-cell>
          <table:table-cell table:style-name="ce440" table:formula="of:=IF([.X12]=&quot;&quot;;&quot;&quot;;INDEX([.$W$4]:INDIRECT(CONCATENATE(&quot;W&quot;&amp;[.$S$29]+3));MATCH([.Q12];[.$X$4]:INDIRECT(CONCATENATE(&quot;X&quot;&amp;[.$S$29]+3));0)))">
            <text:p/>
          </table:table-cell>
          <table:table-cell table:style-name="ce440" table:formula="of:=IF([.V12]=0;0;IF(SIGN([.V12]);&quot;+&quot;;&quot;-&quot;))" office:value-type="string" office:string-value="+" calcext:value-type="string">
            <text:p>+</text:p>
          </table:table-cell>
          <table:table-cell table:style-name="ce440" table:formula="of:=SIGN([.V12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9"/>
          <table:table-cell table:style-name="ce471"/>
          <table:table-cell table:number-columns-repeated="3"/>
        </table:table-row>
        <table:table-row table:style-name="ro16">
          <table:table-cell table:style-name="ce482" office:value-type="string" calcext:value-type="string" table:number-columns-spanned="4" table:number-rows-spanned="1">
            <text:p>Tableau points droite</text:p>
          </table:table-cell>
          <table:covered-table-cell table:style-name="ce471"/>
          <table:covered-table-cell table:style-name="ce551"/>
          <table:covered-table-cell/>
          <table:table-cell table:number-columns-repeated="3"/>
          <table:table-cell table:style-name="ce471" table:number-columns-repeated="2"/>
          <table:table-cell table:style-name="ce440" office:value-type="float" office:value="-2" calcext:value-type="float">
            <text:p>-2</text:p>
          </table:table-cell>
          <table:table-cell table:style-name="ce670" table:formula="of:=[.$A$26]*[.J13]^2+[.$B$26]*[.J13]+[.$C$26]" office:value-type="float" office:value="-2.55621301775148" calcext:value-type="float">
            <text:p>-432/169 <text:s/></text:p>
          </table:table-cell>
          <table:table-cell table:style-name="ce440" table:formula="of:=[.$A$26]*[.J13]^2+[.$B$26]*[.J13]+[.$C$26]" office:value-type="float" office:value="-2.55621301775148" calcext:value-type="float">
            <text:p>-2,55621301775148</text:p>
          </table:table-cell>
          <table:table-cell table:style-name="ce491" table:number-columns-repeated="3"/>
          <table:table-cell table:style-name="ce585"/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570777" calcext:value-type="float">
            <text:p>570777</text:p>
          </table:table-cell>
          <table:table-cell table:style-name="ce540" table:formula="of:=IF(OR([.Q13]=[.$Y$4];[.Q13]=[.$Y$5];[.Q13]=[.$Y$6];[.Q13]=[.$Y$7];[.Q13]=[.$Y$8];[.Q13]=[.$Y$9];[.Q13]=[.$Y$10];[.Q13]=[.$Y$11];[.Q13]=[.$Y$12]);0;IF([.Q13]&lt;[.$Y$4];1;IF([.Q13]&lt;[.$Y$5];-1;IF([.Q13]&lt;[.$Y$6];1;IF([.Q13]&lt;[.$Y$7];-1;IF([.Q13]&lt;[.$Y$8];1;IF([.Q13]&lt;[.$Y$9];-1;IF([.Q13]&lt;[.$Y$10];1;IF([.Q13]&lt;[.$Y$11];-1;IF([.Q13]&lt;[.$Y$12];1;-1))))))))))" office:value-type="float" office:value="-1" calcext:value-type="float">
            <text:p>-1</text:p>
          </table:table-cell>
          <table:table-cell table:style-name="ce697" office:value-type="float" office:value="-1" calcext:value-type="float">
            <text:p>-1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702" table:formula="of:=[.S13]*[.U13]" office:value-type="float" office:value="-6" calcext:value-type="float">
            <text:p>-6</text:p>
          </table:table-cell>
          <table:table-cell table:style-name="ce540" table:formula="of:=RANK([.R13];[.$R$4:.$R$26];0)" office:value-type="float" office:value="11" calcext:value-type="float">
            <text:p>11</text:p>
          </table:table-cell>
          <table:table-cell table:style-name="ce540" table:formula="of:=IF([.Q13]&lt;=[.$S$29];RANK([.W13];[.$W$4]:INDIRECT(CONCATENATE(&quot;W&quot;&amp;[.$S$29]+3));1);&quot;&quot;)">
            <text:p/>
          </table:table-cell>
          <table:table-cell table:style-name="ce540" table:formula="of:=IF([.X13]=&quot;&quot;;&quot;&quot;;INDEX([.$W$4]:INDIRECT(CONCATENATE(&quot;W&quot;&amp;[.$S$29]+3));MATCH([.Q13];[.$X$4]:INDIRECT(CONCATENATE(&quot;X&quot;&amp;[.$S$29]+3));0)))">
            <text:p/>
          </table:table-cell>
          <table:table-cell table:style-name="ce540" table:formula="of:=IF([.V13]=0;0;IF(SIGN([.V13]);&quot;+&quot;;&quot;-&quot;))" office:value-type="string" office:string-value="+" calcext:value-type="string">
            <text:p>+</text:p>
          </table:table-cell>
          <table:table-cell table:style-name="ce540" table:formula="of:=SIGN([.V13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9"/>
          <table:table-cell table:style-name="ce471"/>
          <table:table-cell table:number-columns-repeated="3"/>
        </table:table-row>
        <table:table-row table:style-name="ro16">
          <table:table-cell table:style-name="ce447" office:value-type="string" calcext:value-type="string">
            <text:p>Points</text:p>
          </table:table-cell>
          <table:table-cell table:formula="of:=IF([.B8]=[Droite.B13];1;0)" office:value-type="float" office:value="0" calcext:value-type="float">
            <text:p>0</text:p>
          </table:table-cell>
          <table:table-cell table:style-name="ce440" table:formula="of:=IF([.C8]=[Droite.C13];1;0)" office:value-type="float" office:value="0" calcext:value-type="float">
            <text:p>0</text:p>
          </table:table-cell>
          <table:table-cell table:formula="of:=IF([.E8]=[Droite.E13];1;0)" office:value-type="float" office:value="0" calcext:value-type="float">
            <text:p>0</text:p>
          </table:table-cell>
          <table:table-cell table:style-name="ce440" office:value-type="string" calcext:value-type="string">
            <text:p>racines</text:p>
          </table:table-cell>
          <table:table-cell table:style-name="ce471"/>
          <table:table-cell table:style-name="ce440" office:value-type="string" calcext:value-type="string">
            <text:p>Total</text:p>
          </table:table-cell>
          <table:table-cell table:style-name="ce471" table:number-columns-repeated="2"/>
          <table:table-cell table:style-name="ce440" office:value-type="float" office:value="-1" calcext:value-type="float">
            <text:p>-1</text:p>
          </table:table-cell>
          <table:table-cell table:style-name="ce670" table:formula="of:=[.$A$26]*[.J14]^2+[.$B$26]*[.J14]+[.$C$26]" office:value-type="float" office:value="-2.84023668639053" calcext:value-type="float">
            <text:p>-480/169 <text:s/></text:p>
          </table:table-cell>
          <table:table-cell table:style-name="ce440" table:formula="of:=[.$A$26]*[.J14]^2+[.$B$26]*[.J14]+[.$C$26]" office:value-type="float" office:value="-2.84023668639053" calcext:value-type="float">
            <text:p>-2,84023668639053</text:p>
          </table:table-cell>
          <table:table-cell table:style-name="ce491" table:number-columns-repeated="3"/>
          <table:table-cell table:style-name="ce585"/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530984" calcext:value-type="float">
            <text:p>530984</text:p>
          </table:table-cell>
          <table:table-cell table:style-name="ce440" table:formula="of:=IF(OR([.Q14]=[.$Y$4];[.Q14]=[.$Y$5];[.Q14]=[.$Y$6];[.Q14]=[.$Y$7];[.Q14]=[.$Y$8];[.Q14]=[.$Y$9];[.Q14]=[.$Y$10];[.Q14]=[.$Y$11];[.Q14]=[.$Y$12]);0;IF([.Q14]&lt;[.$Y$4];1;IF([.Q14]&lt;[.$Y$5];-1;IF([.Q14]&lt;[.$Y$6];1;IF([.Q14]&lt;[.$Y$7];-1;IF([.Q14]&lt;[.$Y$8];1;IF([.Q14]&lt;[.$Y$9];-1;IF([.Q14]&lt;[.$Y$10];1;IF([.Q14]&lt;[.$Y$11];-1;IF([.Q14]&lt;[.$Y$12];1;-1))))))))))" office:value-type="float" office:value="-1" calcext:value-type="float">
            <text:p>-1</text:p>
          </table:table-cell>
          <table:table-cell table:style-name="ce696" office:value-type="float" office:value="0" calcext:value-type="float">
            <text:p>0</text:p>
          </table:table-cell>
          <table:table-cell table:style-name="ce440" table:formula="of:=RANDBETWEEN(1;9)" office:value-type="float" office:value="7" calcext:value-type="float">
            <text:p>7</text:p>
          </table:table-cell>
          <table:table-cell table:style-name="ce703" table:formula="of:=[.S14]*[.U14]" office:value-type="float" office:value="-7" calcext:value-type="float">
            <text:p>-7</text:p>
          </table:table-cell>
          <table:table-cell table:style-name="ce440" table:formula="of:=RANK([.R14];[.$R$4:.$R$26];0)" office:value-type="float" office:value="12" calcext:value-type="float">
            <text:p>12</text:p>
          </table:table-cell>
          <table:table-cell table:style-name="ce440" table:formula="of:=IF([.Q14]&lt;=[.$S$29];RANK([.W14];[.$W$4]:INDIRECT(CONCATENATE(&quot;W&quot;&amp;[.$S$29]+3));1);&quot;&quot;)">
            <text:p/>
          </table:table-cell>
          <table:table-cell table:style-name="ce440" table:formula="of:=IF([.X14]=&quot;&quot;;&quot;&quot;;INDEX([.$W$4]:INDIRECT(CONCATENATE(&quot;W&quot;&amp;[.$S$29]+3));MATCH([.Q14];[.$X$4]:INDIRECT(CONCATENATE(&quot;X&quot;&amp;[.$S$29]+3));0)))">
            <text:p/>
          </table:table-cell>
          <table:table-cell table:style-name="ce440" table:formula="of:=IF([.V14]=0;0;IF(SIGN([.V14]);&quot;+&quot;;&quot;-&quot;))" office:value-type="string" office:string-value="+" calcext:value-type="string">
            <text:p>+</text:p>
          </table:table-cell>
          <table:table-cell table:style-name="ce440" table:formula="of:=SIGN([.V14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9"/>
          <table:table-cell table:style-name="ce471"/>
          <table:table-cell table:number-columns-repeated="3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9]=[Droite.B14];1;0)" office:value-type="float" office:value="0" calcext:value-type="float">
            <text:p>0</text:p>
          </table:table-cell>
          <table:table-cell table:style-name="ce553" table:formula="of:=IF(ISBLANK([Droite.C14])=0;IF([Droite.C14]=0;1;0))" office:value-type="float" office:value="0" calcext:value-type="float">
            <text:p>0</text:p>
          </table:table-cell>
          <table:table-cell table:style-name="ce531" table:formula="of:=IF([.E9]=[Droite.E14];1;0)" office:value-type="float" office:value="0" calcext:value-type="float">
            <text:p>0</text:p>
          </table:table-cell>
          <table:table-cell table:style-name="ce531" table:formula="of:=IF([.C6]=[Droite.B6];1;0)" office:value-type="float" office:value="0" calcext:value-type="float">
            <text:p>0</text:p>
          </table:table-cell>
          <table:table-cell table:style-name="ce471"/>
          <table:table-cell table:style-name="ce440" table:formula="of:=SUM([.B14:.F17])" office:value-type="float" office:value="0" calcext:value-type="float">
            <text:p>0</text:p>
          </table:table-cell>
          <table:table-cell table:style-name="ce471" table:number-columns-repeated="2"/>
          <table:table-cell table:style-name="ce440" office:value-type="float" office:value="0" calcext:value-type="float">
            <text:p>0</text:p>
          </table:table-cell>
          <table:table-cell table:style-name="ce670" table:formula="of:=[.$A$26]*[.J15]^2+[.$B$26]*[.J15]+[.$C$26]" office:value-type="float" office:value="-2.98224852071006" calcext:value-type="float">
            <text:p>-504/169 <text:s/></text:p>
          </table:table-cell>
          <table:table-cell table:style-name="ce440" table:formula="of:=[.$A$26]*[.J15]^2+[.$B$26]*[.J15]+[.$C$26]" office:value-type="float" office:value="-2.98224852071006" calcext:value-type="float">
            <text:p>-2,98224852071006</text:p>
          </table:table-cell>
          <table:table-cell table:style-name="ce491" table:number-columns-repeated="3"/>
          <table:table-cell table:style-name="ce585"/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711267" calcext:value-type="float">
            <text:p>711267</text:p>
          </table:table-cell>
          <table:table-cell table:style-name="ce540" table:formula="of:=IF(OR([.Q15]=[.$Y$4];[.Q15]=[.$Y$5];[.Q15]=[.$Y$6];[.Q15]=[.$Y$7];[.Q15]=[.$Y$8];[.Q15]=[.$Y$9];[.Q15]=[.$Y$10];[.Q15]=[.$Y$11];[.Q15]=[.$Y$12]);0;IF([.Q15]&lt;[.$Y$4];1;IF([.Q15]&lt;[.$Y$5];-1;IF([.Q15]&lt;[.$Y$6];1;IF([.Q15]&lt;[.$Y$7];-1;IF([.Q15]&lt;[.$Y$8];1;IF([.Q15]&lt;[.$Y$9];-1;IF([.Q15]&lt;[.$Y$10];1;IF([.Q15]&lt;[.$Y$11];-1;IF([.Q15]&lt;[.$Y$12];1;-1))))))))))" office:value-type="float" office:value="-1" calcext:value-type="float">
            <text:p>-1</text:p>
          </table:table-cell>
          <table:table-cell table:style-name="ce697" office:value-type="float" office:value="1" calcext:value-type="float">
            <text:p>1</text:p>
          </table:table-cell>
          <table:table-cell table:style-name="ce540" table:formula="of:=RANDBETWEEN(1;9)" office:value-type="float" office:value="9" calcext:value-type="float">
            <text:p>9</text:p>
          </table:table-cell>
          <table:table-cell table:style-name="ce702" table:formula="of:=[.S15]*[.U15]" office:value-type="float" office:value="-9" calcext:value-type="float">
            <text:p>-9</text:p>
          </table:table-cell>
          <table:table-cell table:style-name="ce540" table:formula="of:=RANK([.R15];[.$R$4:.$R$26];0)" office:value-type="float" office:value="7" calcext:value-type="float">
            <text:p>7</text:p>
          </table:table-cell>
          <table:table-cell table:style-name="ce540" table:formula="of:=IF([.Q15]&lt;=[.$S$29];RANK([.W15];[.$W$4]:INDIRECT(CONCATENATE(&quot;W&quot;&amp;[.$S$29]+3));1);&quot;&quot;)">
            <text:p/>
          </table:table-cell>
          <table:table-cell table:style-name="ce540" table:formula="of:=IF([.X15]=&quot;&quot;;&quot;&quot;;INDEX([.$W$4]:INDIRECT(CONCATENATE(&quot;W&quot;&amp;[.$S$29]+3));MATCH([.Q15];[.$X$4]:INDIRECT(CONCATENATE(&quot;X&quot;&amp;[.$S$29]+3));0)))">
            <text:p/>
          </table:table-cell>
          <table:table-cell table:style-name="ce540" table:formula="of:=IF([.V15]=0;0;IF(SIGN([.V15]);&quot;+&quot;;&quot;-&quot;))" office:value-type="string" office:string-value="+" calcext:value-type="string">
            <text:p>+</text:p>
          </table:table-cell>
          <table:table-cell table:style-name="ce540" table:formula="of:=SIGN([.V15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7" table:formula="of:=IF(ISBLANK([$Droite.B15]);0;IF(AND(ISBLANK([$Droite.B16]);[$Droite.B15]=[.B10]);1;0))" office:value-type="float" office:value="0" calcext:value-type="float">
            <text:p>0</text:p>
          </table:table-cell>
          <table:table-cell table:style-name="ce531" table:formula="of:=IF(ISBLANK([$Droite.C15]);0;IF(AND([$Droite.C15]=&quot;m&quot;;[.A6]&lt;0);1;IF(AND([$Droite.C15]=&quot;k&quot;;[.A6]&gt;=0);1;0)))" office:value-type="float" office:value="0" calcext:value-type="float" table:number-columns-spanned="3" table:number-rows-spanned="2">
            <text:p>0</text:p>
          </table:table-cell>
          <table:covered-table-cell table:style-name="ce578"/>
          <table:covered-table-cell table:style-name="ce440"/>
          <table:table-cell table:style-name="ce497" table:formula="of:=IF(ISBLANK([$Droite.E15]);0;IF(AND(ISBLANK([$Droite.E16]);[$Droite.E15]=[.E10]);1;0))" office:value-type="float" office:value="0" calcext:value-type="float">
            <text:p>0</text:p>
          </table:table-cell>
          <table:table-cell table:style-name="ce585"/>
          <table:table-cell table:style-name="ce638"/>
          <table:table-cell table:style-name="ce471"/>
          <table:table-cell table:style-name="ce440" office:value-type="float" office:value="1" calcext:value-type="float">
            <text:p>1</text:p>
          </table:table-cell>
          <table:table-cell table:style-name="ce670" table:formula="of:=[.$A$26]*[.J16]^2+[.$B$26]*[.J16]+[.$C$26]" office:value-type="float" office:value="-2.98224852071006" calcext:value-type="float">
            <text:p>-504/169 <text:s/></text:p>
          </table:table-cell>
          <table:table-cell table:style-name="ce440" table:formula="of:=[.$A$26]*[.J16]^2+[.$B$26]*[.J16]+[.$C$26]" office:value-type="float" office:value="-2.98224852071006" calcext:value-type="float">
            <text:p>-2,98224852071006</text:p>
          </table:table-cell>
          <table:table-cell table:style-name="ce491" table:number-columns-repeated="3"/>
          <table:table-cell table:style-name="ce585"/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105590" calcext:value-type="float">
            <text:p>105590</text:p>
          </table:table-cell>
          <table:table-cell table:style-name="ce440" table:formula="of:=IF(OR([.Q16]=[.$Y$4];[.Q16]=[.$Y$5];[.Q16]=[.$Y$6];[.Q16]=[.$Y$7];[.Q16]=[.$Y$8];[.Q16]=[.$Y$9];[.Q16]=[.$Y$10];[.Q16]=[.$Y$11];[.Q16]=[.$Y$12]);0;IF([.Q16]&lt;[.$Y$4];1;IF([.Q16]&lt;[.$Y$5];-1;IF([.Q16]&lt;[.$Y$6];1;IF([.Q16]&lt;[.$Y$7];-1;IF([.Q16]&lt;[.$Y$8];1;IF([.Q16]&lt;[.$Y$9];-1;IF([.Q16]&lt;[.$Y$10];1;IF([.Q16]&lt;[.$Y$11];-1;IF([.Q16]&lt;[.$Y$12];1;-1))))))))))" office:value-type="float" office:value="-1" calcext:value-type="float">
            <text:p>-1</text:p>
          </table:table-cell>
          <table:table-cell table:style-name="ce696" office:value-type="float" office:value="2" calcext:value-type="float">
            <text:p>2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S16]*[.U16]" office:value-type="float" office:value="-6" calcext:value-type="float">
            <text:p>-6</text:p>
          </table:table-cell>
          <table:table-cell table:style-name="ce440" table:formula="of:=RANK([.R16];[.$R$4:.$R$26];0)" office:value-type="float" office:value="20" calcext:value-type="float">
            <text:p>20</text:p>
          </table:table-cell>
          <table:table-cell table:style-name="ce440" table:formula="of:=IF([.Q16]&lt;=[.$S$29];RANK([.W16];[.$W$4]:INDIRECT(CONCATENATE(&quot;W&quot;&amp;[.$S$29]+3));1);&quot;&quot;)">
            <text:p/>
          </table:table-cell>
          <table:table-cell table:style-name="ce440" table:formula="of:=IF([.X16]=&quot;&quot;;&quot;&quot;;INDEX([.$W$4]:INDIRECT(CONCATENATE(&quot;W&quot;&amp;[.$S$29]+3));MATCH([.Q16];[.$X$4]:INDIRECT(CONCATENATE(&quot;X&quot;&amp;[.$S$29]+3));0)))">
            <text:p/>
          </table:table-cell>
          <table:table-cell table:style-name="ce440" table:formula="of:=IF([.V16]=0;0;IF(SIGN([.V16]);&quot;+&quot;;&quot;-&quot;))" office:value-type="string" office:string-value="+" calcext:value-type="string">
            <text:p>+</text:p>
          </table:table-cell>
          <table:table-cell table:style-name="ce440" table:formula="of:=SIGN([.V16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covered-table-cell table:style-name="ce449"/>
          <table:table-cell table:style-name="ce498" table:formula="of:=IF(ISBLANK([$Droite.B16]);0;IF(AND(ISBLANK([$Droite.B15]);[$Droite.B16]=[.B11]);1;0))" office:value-type="float" office:value="0" calcext:value-type="float">
            <text:p>0</text:p>
          </table:table-cell>
          <table:covered-table-cell table:number-columns-repeated="3" table:style-name="ce576"/>
          <table:table-cell table:style-name="ce498" table:formula="of:=IF(ISBLANK([$Droite.E16]);0;IF(AND(ISBLANK([$Droite.E15]);[$Droite.E16]=[.E11]);1;0))" office:value-type="float" office:value="0" calcext:value-type="float">
            <text:p>0</text:p>
          </table:table-cell>
          <table:table-cell/>
          <table:table-cell table:style-name="ce471" table:number-columns-repeated="2"/>
          <table:table-cell table:style-name="ce440" office:value-type="float" office:value="2" calcext:value-type="float">
            <text:p>2</text:p>
          </table:table-cell>
          <table:table-cell table:style-name="ce670" table:formula="of:=[.$A$26]*[.J17]^2+[.$B$26]*[.J17]+[.$C$26]" office:value-type="float" office:value="-2.84023668639053" calcext:value-type="float">
            <text:p>-480/169 <text:s/></text:p>
          </table:table-cell>
          <table:table-cell table:style-name="ce440" table:formula="of:=[.$A$26]*[.J17]^2+[.$B$26]*[.J17]+[.$C$26]" office:value-type="float" office:value="-2.84023668639053" calcext:value-type="float">
            <text:p>-2,84023668639053</text:p>
          </table:table-cell>
          <table:table-cell table:style-name="ce491" table:number-columns-repeated="3"/>
          <table:table-cell/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719529" calcext:value-type="float">
            <text:p>719529</text:p>
          </table:table-cell>
          <table:table-cell table:style-name="ce540" table:formula="of:=IF(OR([.Q17]=[.$Y$4];[.Q17]=[.$Y$5];[.Q17]=[.$Y$6];[.Q17]=[.$Y$7];[.Q17]=[.$Y$8];[.Q17]=[.$Y$9];[.Q17]=[.$Y$10];[.Q17]=[.$Y$11];[.Q17]=[.$Y$12]);0;IF([.Q17]&lt;[.$Y$4];1;IF([.Q17]&lt;[.$Y$5];-1;IF([.Q17]&lt;[.$Y$6];1;IF([.Q17]&lt;[.$Y$7];-1;IF([.Q17]&lt;[.$Y$8];1;IF([.Q17]&lt;[.$Y$9];-1;IF([.Q17]&lt;[.$Y$10];1;IF([.Q17]&lt;[.$Y$11];-1;IF([.Q17]&lt;[.$Y$12];1;-1))))))))))" office:value-type="float" office:value="0" calcext:value-type="float">
            <text:p>0</text:p>
          </table:table-cell>
          <table:table-cell table:style-name="ce697" office:value-type="float" office:value="3" calcext:value-type="float">
            <text:p>3</text:p>
          </table:table-cell>
          <table:table-cell table:style-name="ce540" table:formula="of:=RANDBETWEEN(1;9)" office:value-type="float" office:value="3" calcext:value-type="float">
            <text:p>3</text:p>
          </table:table-cell>
          <table:table-cell table:style-name="ce702" table:formula="of:=[.S17]*[.U17]" office:value-type="float" office:value="0" calcext:value-type="float">
            <text:p>0</text:p>
          </table:table-cell>
          <table:table-cell table:style-name="ce540" table:formula="of:=RANK([.R17];[.$R$4:.$R$26];0)" office:value-type="float" office:value="6" calcext:value-type="float">
            <text:p>6</text:p>
          </table:table-cell>
          <table:table-cell table:style-name="ce540" table:formula="of:=IF([.Q17]&lt;=[.$S$29];RANK([.W17];[.$W$4]:INDIRECT(CONCATENATE(&quot;W&quot;&amp;[.$S$29]+3));1);&quot;&quot;)">
            <text:p/>
          </table:table-cell>
          <table:table-cell table:style-name="ce540" table:formula="of:=IF([.X17]=&quot;&quot;;&quot;&quot;;INDEX([.$W$4]:INDIRECT(CONCATENATE(&quot;W&quot;&amp;[.$S$29]+3));MATCH([.Q17];[.$X$4]:INDIRECT(CONCATENATE(&quot;X&quot;&amp;[.$S$29]+3));0)))">
            <text:p/>
          </table:table-cell>
          <table:table-cell table:style-name="ce540" table:formula="of:=IF([.V17]=0;0;IF(SIGN([.V17]);&quot;+&quot;;&quot;-&quot;))" office:value-type="float" office:value="0" calcext:value-type="float">
            <text:p>0</text:p>
          </table:table-cell>
          <table:table-cell table:style-name="ce540" table:formula="of:=SIGN([.V17])" office:value-type="float" office:value="0" calcext:value-type="float">
            <text:p>0</text:p>
          </table:table-cell>
          <table:table-cell table:number-columns-repeated="997"/>
        </table:table-row>
        <table:table-row table:style-name="ro16">
          <table:table-cell table:style-name="ce436"/>
          <table:table-cell table:style-name="ce485"/>
          <table:table-cell table:style-name="ce543"/>
          <table:table-cell table:style-name="ce572"/>
          <table:table-cell table:style-name="ce596" table:number-columns-repeated="2"/>
          <table:table-cell table:style-name="ce585"/>
          <table:table-cell table:style-name="ce471" table:number-columns-repeated="2"/>
          <table:table-cell table:style-name="ce440" office:value-type="float" office:value="3" calcext:value-type="float">
            <text:p>3</text:p>
          </table:table-cell>
          <table:table-cell table:style-name="ce670" table:formula="of:=[.$A$26]*[.J18]^2+[.$B$26]*[.J18]+[.$C$26]" office:value-type="float" office:value="-2.55621301775148" calcext:value-type="float">
            <text:p>-432/169 <text:s/></text:p>
          </table:table-cell>
          <table:table-cell table:style-name="ce440" table:formula="of:=[.$A$26]*[.J18]^2+[.$B$26]*[.J18]+[.$C$26]" office:value-type="float" office:value="-2.55621301775148" calcext:value-type="float">
            <text:p>-2,55621301775148</text:p>
          </table:table-cell>
          <table:table-cell table:style-name="ce491" table:number-columns-repeated="3"/>
          <table:table-cell/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867292" calcext:value-type="float">
            <text:p>867292</text:p>
          </table:table-cell>
          <table:table-cell table:style-name="ce440" table:formula="of:=IF(OR([.Q18]=[.$Y$4];[.Q18]=[.$Y$5];[.Q18]=[.$Y$6];[.Q18]=[.$Y$7];[.Q18]=[.$Y$8];[.Q18]=[.$Y$9];[.Q18]=[.$Y$10];[.Q18]=[.$Y$11];[.Q18]=[.$Y$12]);0;IF([.Q18]&lt;[.$Y$4];1;IF([.Q18]&lt;[.$Y$5];-1;IF([.Q18]&lt;[.$Y$6];1;IF([.Q18]&lt;[.$Y$7];-1;IF([.Q18]&lt;[.$Y$8];1;IF([.Q18]&lt;[.$Y$9];-1;IF([.Q18]&lt;[.$Y$10];1;IF([.Q18]&lt;[.$Y$11];-1;IF([.Q18]&lt;[.$Y$12];1;-1))))))))))" office:value-type="float" office:value="1" calcext:value-type="float">
            <text:p>1</text:p>
          </table:table-cell>
          <table:table-cell table:style-name="ce696" office:value-type="float" office:value="4" calcext:value-type="float">
            <text:p>4</text:p>
          </table:table-cell>
          <table:table-cell table:style-name="ce440" table:formula="of:=RANDBETWEEN(1;9)" office:value-type="float" office:value="1" calcext:value-type="float">
            <text:p>1</text:p>
          </table:table-cell>
          <table:table-cell table:style-name="ce703" table:formula="of:=[.S18]*[.U18]" office:value-type="float" office:value="1" calcext:value-type="float">
            <text:p>1</text:p>
          </table:table-cell>
          <table:table-cell table:style-name="ce440" table:formula="of:=RANK([.R18];[.$R$4:.$R$26];0)" office:value-type="float" office:value="3" calcext:value-type="float">
            <text:p>3</text:p>
          </table:table-cell>
          <table:table-cell table:style-name="ce440" table:formula="of:=IF([.Q18]&lt;=[.$S$29];RANK([.W18];[.$W$4]:INDIRECT(CONCATENATE(&quot;W&quot;&amp;[.$S$29]+3));1);&quot;&quot;)">
            <text:p/>
          </table:table-cell>
          <table:table-cell table:style-name="ce440" table:formula="of:=IF([.X18]=&quot;&quot;;&quot;&quot;;INDEX([.$W$4]:INDIRECT(CONCATENATE(&quot;W&quot;&amp;[.$S$29]+3));MATCH([.Q18];[.$X$4]:INDIRECT(CONCATENATE(&quot;X&quot;&amp;[.$S$29]+3));0)))">
            <text:p/>
          </table:table-cell>
          <table:table-cell table:style-name="ce440" table:formula="of:=IF([.V18]=0;0;IF(SIGN([.V18]);&quot;+&quot;;&quot;-&quot;))" office:value-type="string" office:string-value="+" calcext:value-type="string">
            <text:p>+</text:p>
          </table:table-cell>
          <table:table-cell table:style-name="ce440" table:formula="of:=SIGN([.V18])" office:value-type="float" office:value="1" calcext:value-type="float">
            <text:p>1</text:p>
          </table:table-cell>
          <table:table-cell table:number-columns-repeated="997"/>
        </table:table-row>
        <table:table-row table:style-name="ro16">
          <table:table-cell table:style-name="ce437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491"/>
          <table:table-cell table:style-name="ce471"/>
          <table:table-cell table:style-name="ce440" office:value-type="float" office:value="4" calcext:value-type="float">
            <text:p>4</text:p>
          </table:table-cell>
          <table:table-cell table:style-name="ce670" table:formula="of:=[.$A$26]*[.J19]^2+[.$B$26]*[.J19]+[.$C$26]" office:value-type="float" office:value="-2.1301775147929" calcext:value-type="float">
            <text:p>-360/169 <text:s/></text:p>
          </table:table-cell>
          <table:table-cell table:style-name="ce440" table:formula="of:=[.$A$26]*[.J19]^2+[.$B$26]*[.J19]+[.$C$26]" office:value-type="float" office:value="-2.1301775147929" calcext:value-type="float">
            <text:p>-2,1301775147929</text:p>
          </table:table-cell>
          <table:table-cell table:style-name="ce491" table:number-columns-repeated="3"/>
          <table:table-cell/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209501" calcext:value-type="float">
            <text:p>209501</text:p>
          </table:table-cell>
          <table:table-cell table:style-name="ce540" table:formula="of:=IF(OR([.Q19]=[.$Y$4];[.Q19]=[.$Y$5];[.Q19]=[.$Y$6];[.Q19]=[.$Y$7];[.Q19]=[.$Y$8];[.Q19]=[.$Y$9];[.Q19]=[.$Y$10];[.Q19]=[.$Y$11];[.Q19]=[.$Y$12]);0;IF([.Q19]&lt;[.$Y$4];1;IF([.Q19]&lt;[.$Y$5];-1;IF([.Q19]&lt;[.$Y$6];1;IF([.Q19]&lt;[.$Y$7];-1;IF([.Q19]&lt;[.$Y$8];1;IF([.Q19]&lt;[.$Y$9];-1;IF([.Q19]&lt;[.$Y$10];1;IF([.Q19]&lt;[.$Y$11];-1;IF([.Q19]&lt;[.$Y$12];1;-1))))))))))" office:value-type="float" office:value="1" calcext:value-type="float">
            <text:p>1</text:p>
          </table:table-cell>
          <table:table-cell table:style-name="ce697" office:value-type="float" office:value="5" calcext:value-type="float">
            <text:p>5</text:p>
          </table:table-cell>
          <table:table-cell table:style-name="ce540" table:formula="of:=RANDBETWEEN(1;9)" office:value-type="float" office:value="1" calcext:value-type="float">
            <text:p>1</text:p>
          </table:table-cell>
          <table:table-cell table:style-name="ce702" table:formula="of:=[.S19]*[.U19]" office:value-type="float" office:value="1" calcext:value-type="float">
            <text:p>1</text:p>
          </table:table-cell>
          <table:table-cell table:style-name="ce540" table:formula="of:=RANK([.R19];[.$R$4:.$R$26];0)" office:value-type="float" office:value="18" calcext:value-type="float">
            <text:p>18</text:p>
          </table:table-cell>
          <table:table-cell table:style-name="ce540" table:formula="of:=IF([.Q19]&lt;=[.$S$29];RANK([.W19];[.$W$4]:INDIRECT(CONCATENATE(&quot;W&quot;&amp;[.$S$29]+3));1);&quot;&quot;)">
            <text:p/>
          </table:table-cell>
          <table:table-cell table:style-name="ce540" table:formula="of:=IF([.X19]=&quot;&quot;;&quot;&quot;;INDEX([.$W$4]:INDIRECT(CONCATENATE(&quot;W&quot;&amp;[.$S$29]+3));MATCH([.Q19];[.$X$4]:INDIRECT(CONCATENATE(&quot;X&quot;&amp;[.$S$29]+3));0)))">
            <text:p/>
          </table:table-cell>
          <table:table-cell table:style-name="ce540" table:formula="of:=IF([.V19]=0;0;IF(SIGN([.V19]);&quot;+&quot;;&quot;-&quot;))" office:value-type="string" office:string-value="+" calcext:value-type="string">
            <text:p>+</text:p>
          </table:table-cell>
          <table:table-cell table:style-name="ce540" table:formula="of:=SIGN([.V19])" office:value-type="float" office:value="1" calcext:value-type="float">
            <text:p>1</text:p>
          </table:table-cell>
          <table:table-cell table:number-columns-repeated="997"/>
        </table:table-row>
        <table:table-row table:style-name="ro16">
          <table:table-cell table:style-name="ce491" table:number-columns-repeated="8"/>
          <table:table-cell table:style-name="ce471"/>
          <table:table-cell table:style-name="ce440" office:value-type="float" office:value="5" calcext:value-type="float">
            <text:p>5</text:p>
          </table:table-cell>
          <table:table-cell table:style-name="ce670" table:formula="of:=[.$A$26]*[.J20]^2+[.$B$26]*[.J20]+[.$C$26]" office:value-type="float" office:value="-1.56213017751479" calcext:value-type="float">
            <text:p>-264/169 <text:s/></text:p>
          </table:table-cell>
          <table:table-cell table:style-name="ce440" table:formula="of:=[.$A$26]*[.J20]^2+[.$B$26]*[.J20]+[.$C$26]" office:value-type="float" office:value="-1.56213017751479" calcext:value-type="float">
            <text:p>-1,56213017751479</text:p>
          </table:table-cell>
          <table:table-cell table:style-name="ce491" table:number-columns-repeated="3"/>
          <table:table-cell/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167563" calcext:value-type="float">
            <text:p>167563</text:p>
          </table:table-cell>
          <table:table-cell table:style-name="ce440" table:formula="of:=IF(OR([.Q20]=[.$Y$4];[.Q20]=[.$Y$5];[.Q20]=[.$Y$6];[.Q20]=[.$Y$7];[.Q20]=[.$Y$8];[.Q20]=[.$Y$9];[.Q20]=[.$Y$10];[.Q20]=[.$Y$11];[.Q20]=[.$Y$12]);0;IF([.Q20]&lt;[.$Y$4];1;IF([.Q20]&lt;[.$Y$5];-1;IF([.Q20]&lt;[.$Y$6];1;IF([.Q20]&lt;[.$Y$7];-1;IF([.Q20]&lt;[.$Y$8];1;IF([.Q20]&lt;[.$Y$9];-1;IF([.Q20]&lt;[.$Y$10];1;IF([.Q20]&lt;[.$Y$11];-1;IF([.Q20]&lt;[.$Y$12];1;-1))))))))))" office:value-type="float" office:value="1" calcext:value-type="float">
            <text:p>1</text:p>
          </table:table-cell>
          <table:table-cell table:style-name="ce696" office:value-type="float" office:value="6" calcext:value-type="float">
            <text:p>6</text:p>
          </table:table-cell>
          <table:table-cell table:style-name="ce440" table:formula="of:=RANDBETWEEN(1;9)" office:value-type="float" office:value="4" calcext:value-type="float">
            <text:p>4</text:p>
          </table:table-cell>
          <table:table-cell table:style-name="ce703" table:formula="of:=[.S20]*[.U20]" office:value-type="float" office:value="4" calcext:value-type="float">
            <text:p>4</text:p>
          </table:table-cell>
          <table:table-cell table:style-name="ce440" table:formula="of:=RANK([.R20];[.$R$4:.$R$26];0)" office:value-type="float" office:value="19" calcext:value-type="float">
            <text:p>19</text:p>
          </table:table-cell>
          <table:table-cell table:style-name="ce440" table:formula="of:=IF([.Q20]&lt;=[.$S$29];RANK([.W20];[.$W$4]:INDIRECT(CONCATENATE(&quot;W&quot;&amp;[.$S$29]+3));1);&quot;&quot;)">
            <text:p/>
          </table:table-cell>
          <table:table-cell table:style-name="ce440" table:formula="of:=IF([.X20]=&quot;&quot;;&quot;&quot;;INDEX([.$W$4]:INDIRECT(CONCATENATE(&quot;W&quot;&amp;[.$S$29]+3));MATCH([.Q20];[.$X$4]:INDIRECT(CONCATENATE(&quot;X&quot;&amp;[.$S$29]+3));0)))">
            <text:p/>
          </table:table-cell>
          <table:table-cell table:style-name="ce440" table:formula="of:=IF([.V20]=0;0;IF(SIGN([.V20]);&quot;+&quot;;&quot;-&quot;))" office:value-type="string" office:string-value="+" calcext:value-type="string">
            <text:p>+</text:p>
          </table:table-cell>
          <table:table-cell table:style-name="ce440" table:formula="of:=SIGN([.V20])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9">f</text:span></text:p>
          </table:table-cell>
          <table:covered-table-cell table:number-columns-repeated="5" table:style-name="ce471"/>
          <table:table-cell table:style-name="ce596"/>
          <table:table-cell table:style-name="ce491"/>
          <table:table-cell table:style-name="ce471"/>
          <table:table-cell table:style-name="ce440" office:value-type="float" office:value="6" calcext:value-type="float">
            <text:p>6</text:p>
          </table:table-cell>
          <table:table-cell table:style-name="ce670" table:formula="of:=[.$A$26]*[.J21]^2+[.$B$26]*[.J21]+[.$C$26]" office:value-type="float" office:value="-0.85207100591716" calcext:value-type="float">
            <text:p>-144/169 <text:s/></text:p>
          </table:table-cell>
          <table:table-cell table:style-name="ce440" table:formula="of:=[.$A$26]*[.J21]^2+[.$B$26]*[.J21]+[.$C$26]" office:value-type="float" office:value="-0.85207100591716" calcext:value-type="float">
            <text:p>-0,85207100591716</text:p>
          </table:table-cell>
          <table:table-cell table:style-name="ce491" table:number-columns-repeated="3"/>
          <table:table-cell/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580092" calcext:value-type="float">
            <text:p>580092</text:p>
          </table:table-cell>
          <table:table-cell table:style-name="ce540" table:formula="of:=IF(OR([.Q21]=[.$Y$4];[.Q21]=[.$Y$5];[.Q21]=[.$Y$6];[.Q21]=[.$Y$7];[.Q21]=[.$Y$8];[.Q21]=[.$Y$9];[.Q21]=[.$Y$10];[.Q21]=[.$Y$11];[.Q21]=[.$Y$12]);0;IF([.Q21]&lt;[.$Y$4];1;IF([.Q21]&lt;[.$Y$5];-1;IF([.Q21]&lt;[.$Y$6];1;IF([.Q21]&lt;[.$Y$7];-1;IF([.Q21]&lt;[.$Y$8];1;IF([.Q21]&lt;[.$Y$9];-1;IF([.Q21]&lt;[.$Y$10];1;IF([.Q21]&lt;[.$Y$11];-1;IF([.Q21]&lt;[.$Y$12];1;-1))))))))))" office:value-type="float" office:value="1" calcext:value-type="float">
            <text:p>1</text:p>
          </table:table-cell>
          <table:table-cell table:style-name="ce697" office:value-type="float" office:value="7" calcext:value-type="float">
            <text:p>7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702" table:formula="of:=[.S21]*[.U21]" office:value-type="float" office:value="7" calcext:value-type="float">
            <text:p>7</text:p>
          </table:table-cell>
          <table:table-cell table:style-name="ce540" table:formula="of:=RANK([.R21];[.$R$4:.$R$26];0)" office:value-type="float" office:value="9" calcext:value-type="float">
            <text:p>9</text:p>
          </table:table-cell>
          <table:table-cell table:style-name="ce540" table:formula="of:=IF([.Q21]&lt;=[.$S$29];RANK([.W21];[.$W$4]:INDIRECT(CONCATENATE(&quot;W&quot;&amp;[.$S$29]+3));1);&quot;&quot;)">
            <text:p/>
          </table:table-cell>
          <table:table-cell table:style-name="ce540" table:formula="of:=IF([.X21]=&quot;&quot;;&quot;&quot;;INDEX([.$W$4]:INDIRECT(CONCATENATE(&quot;W&quot;&amp;[.$S$29]+3));MATCH([.Q21];[.$X$4]:INDIRECT(CONCATENATE(&quot;X&quot;&amp;[.$S$29]+3));0)))">
            <text:p/>
          </table:table-cell>
          <table:table-cell table:style-name="ce540" table:formula="of:=IF([.V21]=0;0;IF(SIGN([.V21]);&quot;+&quot;;&quot;-&quot;))" office:value-type="string" office:string-value="+" calcext:value-type="string">
            <text:p>+</text:p>
          </table:table-cell>
          <table:table-cell table:style-name="ce540" table:formula="of:=SIGN([.V21])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54" office:value-type="string" calcext:value-type="string">
            <text:p>x<text:span text:style-name="T14">A</text:span></text:p>
          </table:table-cell>
          <table:table-cell table:style-name="ce440" table:formula="of:=RANDBETWEEN(-9;-4)" office:value-type="float" office:value="-6" calcext:value-type="float">
            <text:p>-6</text:p>
          </table:table-cell>
          <table:table-cell table:style-name="ce454" office:value-type="string" calcext:value-type="string">
            <text:p>x<text:span text:style-name="T14">B</text:span></text:p>
          </table:table-cell>
          <table:table-cell table:style-name="ce440" table:formula="of:=([.B22]+[.F22])/2" office:value-type="float" office:value="0.5" calcext:value-type="float">
            <text:p>0,5</text:p>
          </table:table-cell>
          <table:table-cell table:style-name="ce454" office:value-type="string" calcext:value-type="string">
            <text:p>x<text:span text:style-name="T14">C</text:span></text:p>
          </table:table-cell>
          <table:table-cell table:style-name="ce611" table:formula="of:=RANDBETWEEN(4;9)" office:value-type="float" office:value="7" calcext:value-type="float">
            <text:p>7</text:p>
          </table:table-cell>
          <table:table-cell table:style-name="ce625"/>
          <table:table-cell table:style-name="ce491"/>
          <table:table-cell table:style-name="ce471"/>
          <table:table-cell table:style-name="ce440" office:value-type="float" office:value="7" calcext:value-type="float">
            <text:p>7</text:p>
          </table:table-cell>
          <table:table-cell table:style-name="ce670" table:formula="of:=[.$A$26]*[.J22]^2+[.$B$26]*[.J22]+[.$C$26]" office:value-type="float" office:value="0" calcext:value-type="float">
            <text:p>0/1 <text:s text:c="3"/></text:p>
          </table:table-cell>
          <table:table-cell table:style-name="ce440" table:formula="of:=[.$A$26]*[.J22]^2+[.$B$26]*[.J22]+[.$C$26]" office:value-type="float" office:value="0" calcext:value-type="float">
            <text:p>0</text:p>
          </table:table-cell>
          <table:table-cell table:style-name="ce491" table:number-columns-repeated="3"/>
          <table:table-cell/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788544" calcext:value-type="float">
            <text:p>788544</text:p>
          </table:table-cell>
          <table:table-cell table:style-name="ce440" table:formula="of:=IF(OR([.Q22]=[.$Y$4];[.Q22]=[.$Y$5];[.Q22]=[.$Y$6];[.Q22]=[.$Y$7];[.Q22]=[.$Y$8];[.Q22]=[.$Y$9];[.Q22]=[.$Y$10];[.Q22]=[.$Y$11];[.Q22]=[.$Y$12]);0;IF([.Q22]&lt;[.$Y$4];1;IF([.Q22]&lt;[.$Y$5];-1;IF([.Q22]&lt;[.$Y$6];1;IF([.Q22]&lt;[.$Y$7];-1;IF([.Q22]&lt;[.$Y$8];1;IF([.Q22]&lt;[.$Y$9];-1;IF([.Q22]&lt;[.$Y$10];1;IF([.Q22]&lt;[.$Y$11];-1;IF([.Q22]&lt;[.$Y$12];1;-1))))))))))" office:value-type="float" office:value="1" calcext:value-type="float">
            <text:p>1</text:p>
          </table:table-cell>
          <table:table-cell table:style-name="ce696" office:value-type="float" office:value="8" calcext:value-type="float">
            <text:p>8</text:p>
          </table:table-cell>
          <table:table-cell table:style-name="ce440" table:formula="of:=RANDBETWEEN(1;9)" office:value-type="float" office:value="3" calcext:value-type="float">
            <text:p>3</text:p>
          </table:table-cell>
          <table:table-cell table:style-name="ce703" table:formula="of:=[.S22]*[.U22]" office:value-type="float" office:value="3" calcext:value-type="float">
            <text:p>3</text:p>
          </table:table-cell>
          <table:table-cell table:style-name="ce440" table:formula="of:=RANK([.R22];[.$R$4:.$R$26];0)" office:value-type="float" office:value="4" calcext:value-type="float">
            <text:p>4</text:p>
          </table:table-cell>
          <table:table-cell table:style-name="ce440" table:formula="of:=IF([.Q22]&lt;=[.$S$29];RANK([.W22];[.$W$4]:INDIRECT(CONCATENATE(&quot;W&quot;&amp;[.$S$29]+3));1);&quot;&quot;)">
            <text:p/>
          </table:table-cell>
          <table:table-cell table:style-name="ce440" table:formula="of:=IF([.X22]=&quot;&quot;;&quot;&quot;;INDEX([.$W$4]:INDIRECT(CONCATENATE(&quot;W&quot;&amp;[.$S$29]+3));MATCH([.Q22];[.$X$4]:INDIRECT(CONCATENATE(&quot;X&quot;&amp;[.$S$29]+3));0)))">
            <text:p/>
          </table:table-cell>
          <table:table-cell table:style-name="ce440" table:formula="of:=IF([.V22]=0;0;IF(SIGN([.V22]);&quot;+&quot;;&quot;-&quot;))" office:value-type="string" office:string-value="+" calcext:value-type="string">
            <text:p>+</text:p>
          </table:table-cell>
          <table:table-cell table:style-name="ce440" table:formula="of:=SIGN([.V22])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54" office:value-type="string" calcext:value-type="string">
            <text:p>y<text:span text:style-name="T30">A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54" office:value-type="string" calcext:value-type="string">
            <text:p>y<text:span text:style-name="T30">B</text:span></text:p>
          </table:table-cell>
          <table:table-cell table:style-name="ce440" table:formula="of:=RANDBETWEEN(1;5)*IF(RANDBETWEEN(1;2)=1;-1;1)" office:value-type="float" office:value="-3" calcext:value-type="float">
            <text:p>-3</text:p>
          </table:table-cell>
          <table:table-cell table:style-name="ce454" office:value-type="string" calcext:value-type="string">
            <text:p>y<text:span text:style-name="T30">C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625"/>
          <table:table-cell table:style-name="ce491"/>
          <table:table-cell table:style-name="ce471"/>
          <table:table-cell table:style-name="ce440" office:value-type="float" office:value="8" calcext:value-type="float">
            <text:p>8</text:p>
          </table:table-cell>
          <table:table-cell table:style-name="ce670" table:formula="of:=[.$A$26]*[.J23]^2+[.$B$26]*[.J23]+[.$C$26]" office:value-type="float" office:value="0.994082840236686" calcext:value-type="float">
            <text:p>168/169 <text:s/></text:p>
          </table:table-cell>
          <table:table-cell table:style-name="ce440" table:formula="of:=[.$A$26]*[.J23]^2+[.$B$26]*[.J23]+[.$C$26]" office:value-type="float" office:value="0.994082840236686" calcext:value-type="float">
            <text:p>0,994082840236686</text:p>
          </table:table-cell>
          <table:table-cell table:style-name="ce491" table:number-columns-repeated="3"/>
          <table:table-cell/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574247" calcext:value-type="float">
            <text:p>574247</text:p>
          </table:table-cell>
          <table:table-cell table:style-name="ce540" table:formula="of:=IF(OR([.Q23]=[.$Y$4];[.Q23]=[.$Y$5];[.Q23]=[.$Y$6];[.Q23]=[.$Y$7];[.Q23]=[.$Y$8];[.Q23]=[.$Y$9];[.Q23]=[.$Y$10];[.Q23]=[.$Y$11];[.Q23]=[.$Y$12]);0;IF([.Q23]&lt;[.$Y$4];1;IF([.Q23]&lt;[.$Y$5];-1;IF([.Q23]&lt;[.$Y$6];1;IF([.Q23]&lt;[.$Y$7];-1;IF([.Q23]&lt;[.$Y$8];1;IF([.Q23]&lt;[.$Y$9];-1;IF([.Q23]&lt;[.$Y$10];1;IF([.Q23]&lt;[.$Y$11];-1;IF([.Q23]&lt;[.$Y$12];1;-1))))))))))" office:value-type="float" office:value="1" calcext:value-type="float">
            <text:p>1</text:p>
          </table:table-cell>
          <table:table-cell table:style-name="ce697" office:value-type="float" office:value="9" calcext:value-type="float">
            <text:p>9</text:p>
          </table:table-cell>
          <table:table-cell table:style-name="ce701" table:formula="of:=RANDBETWEEN(1;9)" office:value-type="float" office:value="9" calcext:value-type="float">
            <text:p>9</text:p>
          </table:table-cell>
          <table:table-cell table:style-name="ce702" table:formula="of:=[.S23]*[.U23]" office:value-type="float" office:value="9" calcext:value-type="float">
            <text:p>9</text:p>
          </table:table-cell>
          <table:table-cell table:style-name="ce540" table:formula="of:=RANK([.R23];[.$R$4:.$R$26];0)" office:value-type="float" office:value="10" calcext:value-type="float">
            <text:p>10</text:p>
          </table:table-cell>
          <table:table-cell table:style-name="ce540" table:formula="of:=IF([.Q23]&lt;=[.$S$29];RANK([.W23];[.$W$4]:INDIRECT(CONCATENATE(&quot;W&quot;&amp;[.$S$29]+3));1);&quot;&quot;)">
            <text:p/>
          </table:table-cell>
          <table:table-cell table:style-name="ce540" table:formula="of:=IF([.X23]=&quot;&quot;;&quot;&quot;;INDEX([.$W$4]:INDIRECT(CONCATENATE(&quot;W&quot;&amp;[.$S$29]+3));MATCH([.Q23];[.$X$4]:INDIRECT(CONCATENATE(&quot;X&quot;&amp;[.$S$29]+3));0)))">
            <text:p/>
          </table:table-cell>
          <table:table-cell table:style-name="ce540" table:formula="of:=IF([.V23]=0;0;IF(SIGN([.V23]);&quot;+&quot;;&quot;-&quot;))" office:value-type="string" office:string-value="+" calcext:value-type="string">
            <text:p>+</text:p>
          </table:table-cell>
          <table:table-cell table:style-name="ce540" table:formula="of:=SIGN([.V23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491" table:number-columns-repeated="8"/>
          <table:table-cell table:style-name="ce471"/>
          <table:table-cell table:style-name="ce440" office:value-type="float" office:value="9" calcext:value-type="float">
            <text:p>9</text:p>
          </table:table-cell>
          <table:table-cell table:style-name="ce670" table:formula="of:=[.$A$26]*[.J24]^2+[.$B$26]*[.J24]+[.$C$26]" office:value-type="float" office:value="2.1301775147929" calcext:value-type="float">
            <text:p>360/169 <text:s/></text:p>
          </table:table-cell>
          <table:table-cell table:style-name="ce440" table:formula="of:=[.$A$26]*[.J24]^2+[.$B$26]*[.J24]+[.$C$26]" office:value-type="float" office:value="2.1301775147929" calcext:value-type="float">
            <text:p>2,1301775147929</text:p>
          </table:table-cell>
          <table:table-cell table:style-name="ce491" table:number-columns-repeated="3"/>
          <table:table-cell/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748637" calcext:value-type="float">
            <text:p>748637</text:p>
          </table:table-cell>
          <table:table-cell table:style-name="ce692" table:formula="of:=IF(OR([.Q24]=[.$Y$4];[.Q24]=[.$Y$5];[.Q24]=[.$Y$6];[.Q24]=[.$Y$7];[.Q24]=[.$Y$8];[.Q24]=[.$Y$9];[.Q24]=[.$Y$10];[.Q24]=[.$Y$11];[.Q24]=[.$Y$12]);0;IF([.Q24]&lt;[.$Y$4];1;IF([.Q24]&lt;[.$Y$5];-1;IF([.Q24]&lt;[.$Y$6];1;IF([.Q24]&lt;[.$Y$7];-1;IF([.Q24]&lt;[.$Y$8];1;IF([.Q24]&lt;[.$Y$9];-1;IF([.Q24]&lt;[.$Y$10];1;IF([.Q24]&lt;[.$Y$11];-1;IF([.Q24]&lt;[.$Y$12];1;-1))))))))))" office:value-type="float" office:value="1" calcext:value-type="float">
            <text:p>1</text:p>
          </table:table-cell>
          <table:table-cell table:style-name="ce698" office:value-type="float" office:value="10" calcext:value-type="float">
            <text:p>10</text:p>
          </table:table-cell>
          <table:table-cell table:style-name="ce440" table:formula="of:=RANDBETWEEN(1;9)" office:value-type="float" office:value="8" calcext:value-type="float">
            <text:p>8</text:p>
          </table:table-cell>
          <table:table-cell table:style-name="ce478" table:formula="of:=[.S24]*[.U24]" office:value-type="float" office:value="8" calcext:value-type="float">
            <text:p>8</text:p>
          </table:table-cell>
          <table:table-cell table:style-name="ce440" table:formula="of:=RANK([.R24];[.$R$4:.$R$26];0)" office:value-type="float" office:value="5" calcext:value-type="float">
            <text:p>5</text:p>
          </table:table-cell>
          <table:table-cell table:style-name="ce440" table:formula="of:=IF([.Q24]&lt;=[.$S$29];RANK([.W24];[.$W$4]:INDIRECT(CONCATENATE(&quot;W&quot;&amp;[.$S$29]+3));1);&quot;&quot;)">
            <text:p/>
          </table:table-cell>
          <table:table-cell table:style-name="ce440" table:formula="of:=IF([.X24]=&quot;&quot;;&quot;&quot;;INDEX([.$W$4]:INDIRECT(CONCATENATE(&quot;W&quot;&amp;[.$S$29]+3));MATCH([.Q24];[.$X$4]:INDIRECT(CONCATENATE(&quot;X&quot;&amp;[.$S$29]+3));0)))">
            <text:p/>
          </table:table-cell>
          <table:table-cell table:style-name="ce440" table:formula="of:=IF([.V24]=0;0;IF(SIGN([.V24]);&quot;+&quot;;&quot;-&quot;))" office:value-type="string" office:string-value="+" calcext:value-type="string">
            <text:p>+</text:p>
          </table:table-cell>
          <table:table-cell table:style-name="ce440" table:formula="of:=SIGN([.V24])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64" office:value-type="string" calcext:value-type="string">
            <text:p><text:span text:style-name="T5">x</text:span><text:span text:style-name="T14">1</text:span></text:p>
          </table:table-cell>
          <table:table-cell table:style-name="ce464" office:value-type="string" calcext:value-type="string">
            <text:p><text:span text:style-name="T5">x</text:span><text:span text:style-name="T14">2</text:span></text:p>
          </table:table-cell>
          <table:table-cell table:style-name="ce612" office:value-type="string" calcext:value-type="string">
            <text:p><text:span text:style-name="T5">x</text:span><text:span text:style-name="T14">max</text:span></text:p>
          </table:table-cell>
          <table:table-cell table:style-name="ce612" office:value-type="string" calcext:value-type="string">
            <text:p><text:span text:style-name="T5">y</text:span><text:span text:style-name="T14">max</text:span></text:p>
          </table:table-cell>
          <table:table-cell table:style-name="ce491"/>
          <table:table-cell table:style-name="ce471"/>
          <table:table-cell table:style-name="ce440" office:value-type="float" office:value="10" calcext:value-type="float">
            <text:p>10</text:p>
          </table:table-cell>
          <table:table-cell table:style-name="ce670" table:formula="of:=[.$A$26]*[.J25]^2+[.$B$26]*[.J25]+[.$C$26]" office:value-type="float" office:value="3.40828402366864" calcext:value-type="float">
            <text:p>576/169 <text:s/></text:p>
          </table:table-cell>
          <table:table-cell table:style-name="ce440" table:formula="of:=[.$A$26]*[.J25]^2+[.$B$26]*[.J25]+[.$C$26]" office:value-type="float" office:value="3.40828402366864" calcext:value-type="float">
            <text:p>3,40828402366864</text:p>
          </table:table-cell>
          <table:table-cell table:style-name="ce491" table:number-columns-repeated="3"/>
          <table:table-cell/>
          <table:table-cell table:style-name="ce483"/>
          <table:table-cell table:style-name="ce540"/>
          <table:table-cell table:style-name="ce691" table:formula="of:=IF([.S24]&lt;&gt;0;SIGN([.S24]);IF([.S23]&lt;&gt;0;SIGN([.S23]);IF([.S22]&lt;&gt;0;SIGN([.S22]);IF([.S21]&lt;&gt;0;SIGN([.S21]);IF([.S20]&lt;&gt;0;SIGN([.S20]);IF([.S19]&lt;&gt;0;SIGN([.S19]);SIGN([.S18])))))))" office:value-type="float" office:value="1" calcext:value-type="float">
            <text:p>1</text:p>
          </table:table-cell>
          <table:table-cell table:style-name="ce699" office:value-type="float" office:value="11" calcext:value-type="float">
            <text:p>11</text:p>
          </table:table-cell>
          <table:table-cell table:style-name="ce483" table:formula="of:=RANDBETWEEN(1;9)" office:value-type="float" office:value="3" calcext:value-type="float">
            <text:p>3</text:p>
          </table:table-cell>
          <table:table-cell table:style-name="ce483" table:formula="of:=[.S25]*[.U25]" office:value-type="float" office:value="3" calcext:value-type="float">
            <text:p>3</text:p>
          </table:table-cell>
          <table:table-cell table:style-name="ce540" table:number-columns-repeated="3"/>
          <table:table-cell table:style-name="ce540" table:formula="of:=IF([.V25]=0;0;IF(SIGN([.V25]);&quot;+&quot;;&quot;-&quot;))" office:value-type="string" office:string-value="+" calcext:value-type="string">
            <text:p>+</text:p>
          </table:table-cell>
          <table:table-cell table:style-name="ce540" table:formula="of:=SIGN([.V25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456" table:formula="of:=(([.F23]-[.B23])*([.D22]-[.B22])-([.D23]-[.B23])*([.F22]-[.B22]))/(([.F22]-[.B22])*([.F22]-[.D22])*([.D22]-[.B22]))" office:value-type="float" office:value="0.0710059171597633" calcext:value-type="float">
            <text:p>12/169</text:p>
          </table:table-cell>
          <table:table-cell table:style-name="ce456" table:formula="of:=([.D23]-[.B23])/([.D22]-[.B22])-[.A26]*([.B22]+[.D22])" office:value-type="float" office:value="-0.0710059171597633" calcext:value-type="float">
            <text:p>-12/169</text:p>
          </table:table-cell>
          <table:table-cell table:style-name="ce456" table:formula="of:=[.B23]-[.A26]*[.B22]*[.B22]-[.B26]*[.B22]" office:value-type="float" office:value="-2.98224852071006" calcext:value-type="float">
            <text:p>-504/169</text:p>
          </table:table-cell>
          <table:table-cell table:style-name="ce440" table:formula="of:=[.B22]" office:value-type="float" office:value="-6" calcext:value-type="float">
            <text:p>-6</text:p>
          </table:table-cell>
          <table:table-cell table:style-name="ce440" table:formula="of:=[.F22]" office:value-type="float" office:value="7" calcext:value-type="float">
            <text:p>7</text:p>
          </table:table-cell>
          <table:table-cell table:style-name="ce614" table:formula="of:=-[.B26]/(2*[.A26])" office:value-type="float" office:value="0.5" calcext:value-type="float">
            <text:p>1/2 </text:p>
          </table:table-cell>
          <table:table-cell table:style-name="ce626" table:formula="of:=[.A26]*[.F26]*[.F26]+[.B26]*[.F26]+[.C26]" office:value-type="float" office:value="-3" calcext:value-type="float">
            <text:p>-3</text:p>
          </table:table-cell>
          <table:table-cell table:style-name="ce491"/>
          <table:table-cell table:style-name="ce471" table:number-columns-repeated="7"/>
          <table:table-cell/>
          <table:table-cell table:style-name="ce471" table:number-columns-repeated="11"/>
          <table:table-cell table:number-columns-repeated="997"/>
        </table:table-row>
        <table:table-row table:style-name="ro3">
          <table:table-cell table:style-name="ce491" table:number-columns-repeated="8"/>
          <table:table-cell/>
          <table:table-cell table:style-name="ce471" table:number-columns-repeated="6"/>
          <table:table-cell/>
          <table:table-cell table:style-name="ce471" table:number-columns-repeated="11"/>
          <table:table-cell table:number-columns-repeated="997"/>
        </table:table-row>
        <table:table-row table:style-name="ro3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32" table:formula="of:=[.D26]" office:value-type="float" office:value="-6" calcext:value-type="float" table:number-columns-spanned="2" table:number-rows-spanned="1">
            <text:p>-6</text:p>
          </table:table-cell>
          <table:covered-table-cell table:style-name="ce545" table:formula="of:=#REF!" office:value-type="string" office:string-value="" calcext:value-type="error">
            <text:p>#RÉF !</text:p>
          </table:covered-table-cell>
          <table:table-cell table:style-name="ce598" table:formula="of:=CONCATENATE([.D35];IF([.E35]&lt;&gt;1;&quot;/&quot;;&quot;&quot;);IF([.E35]&lt;&gt;1;[.E35];&quot;&quot;))" office:value-type="string" office:string-value="1/2" calcext:value-type="string">
            <text:p>1/2</text:p>
          </table:table-cell>
          <table:table-cell table:style-name="ce532" table:formula="of:=[.E26]" office:value-type="float" office:value="7" calcext:value-type="float" table:number-columns-spanned="2" table:number-rows-spanned="1">
            <text:p>7</text:p>
          </table:table-cell>
          <table:covered-table-cell table:style-name="ce532"/>
          <table:table-cell table:style-name="ce586" office:value-type="float" office:value="10" calcext:value-type="float">
            <text:p>10</text:p>
          </table:table-cell>
          <table:table-cell/>
          <table:table-cell table:style-name="ce636" office:value-type="string" calcext:value-type="string" table:number-columns-spanned="2" table:number-rows-spanned="1">
            <text:p>Graphique parabole 2</text:p>
          </table:table-cell>
          <table:covered-table-cell table:style-name="ce471"/>
          <table:table-cell table:style-name="ce657" table:number-columns-spanned="2" table:number-rows-spanned="1"/>
          <table:covered-table-cell table:style-name="ce650"/>
          <table:table-cell table:number-columns-repeated="1011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$A$26]*([.C28]-1)^2+[.$B$26]*([.C28]-1)+[.$C$26]&gt;0;&quot;+&quot;;&quot;-&quot;)" office:value-type="string" office:string-value="+" calcext:value-type="string">
            <text:p>+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45" table:formula="of:=IF([.$C$40];#REF!;&quot;&quot;)">
            <text:p/>
          </table:covered-table-cell>
          <table:table-cell table:style-name="ce545" table:formula="of:=IF([.$A$26]*(([.C28]+[.F28])/2)^2+[.$B$26]*(([.C28]+[.F28])/2)+[.$C$26]&gt;0;&quot;+&quot;;&quot;-&quot;)" office:value-type="string" office:string-value="-" calcext:value-type="string">
            <text:p>-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45" table:formula="of:=IF([.$C$40];#REF!;&quot;&quot;)">
            <text:p/>
          </table:covered-table-cell>
          <table:table-cell table:style-name="ce639" table:formula="of:=IF([.$A$26]*([.F28]+1)^2+[.$B$26]*([.F28]+1)+[.$C$26]&gt;0;&quot;+&quot;;&quot;-&quot;)" office:value-type="string" office:string-value="+" calcext:value-type="string">
            <text:p>+</text:p>
          </table:table-cell>
          <table:table-cell table:style-name="ce471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672" table:number-columns-repeated="2"/>
          <table:table-cell table:style-name="ce585"/>
          <table:table-cell table:number-columns-repeated="2"/>
          <table:table-cell table:style-name="ce482" office:value-type="string" calcext:value-type="string" table:number-columns-spanned="2" table:number-rows-spanned="1">
            <text:p>Nombre de racines</text:p>
          </table:table-cell>
          <table:covered-table-cell table:style-name="ce440"/>
          <table:table-cell table:style-name="ce440" table:formula="of:=RANDBETWEEN(2;8)" office:value-type="float" office:value="2" calcext:value-type="float">
            <text:p>2</text:p>
          </table:table-cell>
          <table:table-cell table:number-columns-repeated="1005"/>
        </table:table-row>
        <table:table-row table:style-name="ro17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02" table:formula="of:=IF([.A26]&gt;0;[.K5];&quot;&quot;)" office:value-type="float" office:value="4.82840236686391" calcext:value-type="float">
            <text:p>816/169 <text:s text:c="2"/></text:p>
          </table:table-cell>
          <table:table-cell table:style-name="ce556" table:formula="of:=IF([.A26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579"/>
          <table:table-cell table:style-name="ce592" table:formula="of:=IF([.A26]&gt;0;&quot;&quot;;[.G26])">
            <text:p/>
          </table:table-cell>
          <table:table-cell table:style-name="ce556" table:formula="of:=IF([.A26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579"/>
          <table:table-cell table:style-name="ce641" table:formula="of:=IF([.A26]&gt;0;[.K25];&quot;&quot;)" office:value-type="float" office:value="3.40828402366864" calcext:value-type="float">
            <text:p>576/169 <text:s/></text:p>
          </table:table-cell>
          <table:table-cell table:style-name="ce471"/>
          <table:table-cell table:style-name="ce667" office:value-type="float" office:value="-10" calcext:value-type="float">
            <text:p>-10</text:p>
          </table:table-cell>
          <table:table-cell table:style-name="ce667" table:formula="of:=[.$A$50]*[.J30]^2+[.$B$50]*[.J30]+[.$C$50]" office:value-type="float" office:value="0.84375" calcext:value-type="float">
            <text:p>0,843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82" office:value-type="string" calcext:value-type="string" table:number-columns-spanned="2" table:number-rows-spanned="1">
            <text:p>Valeurs des racines</text:p>
          </table:table-cell>
          <table:covered-table-cell table:style-name="ce689"/>
          <table:table-cell table:style-name="ce470" office:value-type="string" calcext:value-type="string">
            <text:p><text:span text:style-name="T12">x</text:span><text:span text:style-name="T14">1</text:span></text:p>
          </table:table-cell>
          <table:table-cell table:style-name="ce470" office:value-type="string" calcext:value-type="string">
            <text:p><text:span text:style-name="T5">x</text:span><text:span text:style-name="T14">2</text:span></text:p>
          </table:table-cell>
          <table:table-cell table:style-name="ce687" office:value-type="string" calcext:value-type="string">
            <text:p><text:span text:style-name="T5">x</text:span><text:span text:style-name="T14">3</text:span></text:p>
          </table:table-cell>
          <table:table-cell table:style-name="ce470" office:value-type="string" calcext:value-type="string">
            <text:p><text:span text:style-name="T5">x</text:span><text:span text:style-name="T14">4</text:span></text:p>
          </table:table-cell>
          <table:table-cell table:style-name="ce470" office:value-type="string" calcext:value-type="string">
            <text:p><text:span text:style-name="T5">x</text:span><text:span text:style-name="T14">5</text:span></text:p>
          </table:table-cell>
          <table:table-cell table:style-name="ce470" office:value-type="string" calcext:value-type="string">
            <text:p><text:span text:style-name="T28">x</text:span><text:span text:style-name="T14">6</text:span></text:p>
          </table:table-cell>
          <table:table-cell table:style-name="ce470" office:value-type="string" calcext:value-type="string">
            <text:p><text:span text:style-name="T5">x</text:span><text:span text:style-name="T14">7</text:span></text:p>
          </table:table-cell>
          <table:table-cell table:style-name="ce688" office:value-type="string" calcext:value-type="string">
            <text:p><text:span text:style-name="T5">x</text:span><text:span text:style-name="T29">8</text:span></text:p>
          </table:table-cell>
          <table:table-cell table:number-columns-repeated="998"/>
        </table:table-row>
        <table:table-row table:style-name="ro17">
          <table:covered-table-cell table:style-name="ce491"/>
          <table:table-cell table:style-name="ce505" table:formula="of:=IF([.A26]&gt;0;&quot;&quot;;[.K5])">
            <text:p/>
          </table:table-cell>
          <table:covered-table-cell table:number-columns-repeated="2" table:style-name="ce581"/>
          <table:table-cell table:style-name="ce562" table:formula="of:=IF([.A26]&gt;0;[.G26];&quot;&quot;)" office:value-type="float" office:value="-3" calcext:value-type="float">
            <text:p>-3</text:p>
          </table:table-cell>
          <table:covered-table-cell table:number-columns-repeated="2" table:style-name="ce581"/>
          <table:table-cell table:style-name="ce642" table:formula="of:=IF([.A26]&gt;0;&quot;&quot;;[.K25])">
            <text:p/>
          </table:table-cell>
          <table:table-cell table:style-name="ce471"/>
          <table:table-cell table:style-name="ce667" office:value-type="float" office:value="-9" calcext:value-type="float">
            <text:p>-9</text:p>
          </table:table-cell>
          <table:table-cell table:style-name="ce667" table:formula="of:=[.$A$50]*[.J31]^2+[.$B$50]*[.J31]+[.$C$50]" office:value-type="float" office:value="5.2421875" calcext:value-type="float">
            <text:p>5,24218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12">x</text:span><text:span text:style-name="T14">1</text:span></text:p>
          </table:table-cell>
          <table:table-cell table:style-name="ce690" table:formula="of:=IF([.Y4]=&quot;&quot;;&quot;&quot;;INDEX([.$T$4:.$T$26];[.Y4]))" office:value-type="float" office:value="-9" calcext:value-type="float">
            <text:p>-9</text:p>
          </table:table-cell>
          <table:table-cell table:style-name="ce440" table:formula="of:=[.R31]" office:value-type="float" office:value="-9" calcext:value-type="float">
            <text:p>-9</text:p>
          </table:table-cell>
          <table:table-cell table:style-name="ce440" table:formula="of:=[.R32]" office:value-type="float" office:value="3" calcext:value-type="float">
            <text:p>3</text:p>
          </table:table-cell>
          <table:table-cell table:style-name="ce690" table:formula="of:=[.R33]">
            <text:p/>
          </table:table-cell>
          <table:table-cell table:style-name="ce690" table:formula="of:=[.R34]">
            <text:p/>
          </table:table-cell>
          <table:table-cell table:style-name="ce690" table:formula="of:=[.R35]">
            <text:p/>
          </table:table-cell>
          <table:table-cell table:style-name="ce705" table:formula="of:=[.R36]">
            <text:p/>
          </table:table-cell>
          <table:table-cell table:style-name="ce705" table:formula="of:=[.R37]">
            <text:p/>
          </table:table-cell>
          <table:table-cell table:style-name="ce626" table:formula="of:=[.R38]">
            <text:p/>
          </table:table-cell>
          <table:table-cell table:number-columns-repeated="998"/>
        </table:table-row>
        <table:table-row table:style-name="ro17">
          <table:table-cell table:style-name="ce491" table:number-columns-repeated="8"/>
          <table:table-cell table:style-name="ce471"/>
          <table:table-cell table:style-name="ce667" office:value-type="float" office:value="-8" calcext:value-type="float">
            <text:p>-8</text:p>
          </table:table-cell>
          <table:table-cell table:style-name="ce667" table:formula="of:=[.$A$50]*[.J32]^2+[.$B$50]*[.J32]+[.$C$50]" office:value-type="float" office:value="9" calcext:value-type="float">
            <text:p>9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4">2</text:span></text:p>
          </table:table-cell>
          <table:table-cell table:style-name="ce690" table:formula="of:=IF([.Y5]=&quot;&quot;;&quot;&quot;;INDEX([.$T$4:.$T$26];[.Y5]))" office:value-type="float" office:value="3" calcext:value-type="float">
            <text:p>3</text:p>
          </table:table-cell>
          <table:table-cell table:style-name="ce693" office:value-type="string" calcext:value-type="string" table:number-columns-spanned="9" table:number-rows-spanned="1">
            <text:p>Signe</text:p>
          </table:table-cell>
          <table:covered-table-cell table:number-columns-repeated="8" table:style-name="ce471"/>
          <table:table-cell table:number-columns-repeated="997"/>
        </table:table-row>
        <table:table-row table:style-name="ro17">
          <table:table-cell table:number-columns-repeated="3"/>
          <table:table-cell table:style-name="ce558" office:value-type="string" calcext:value-type="string">
            <text:p>Num</text:p>
          </table:table-cell>
          <table:table-cell table:number-columns-repeated="2" table:style-name="ce558" office:value-type="string" calcext:value-type="string">
            <text:p>Dénom</text:p>
          </table:table-cell>
          <table:table-cell table:style-name="ce491" table:number-columns-repeated="2"/>
          <table:table-cell table:style-name="ce471"/>
          <table:table-cell table:style-name="ce667" office:value-type="float" office:value="-7" calcext:value-type="float">
            <text:p>-7</text:p>
          </table:table-cell>
          <table:table-cell table:style-name="ce667" table:formula="of:=[.$A$50]*[.J33]^2+[.$B$50]*[.J33]+[.$C$50]" office:value-type="float" office:value="12.1171875" calcext:value-type="float">
            <text:p>12,11718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687" office:value-type="string" calcext:value-type="string">
            <text:p><text:span text:style-name="T5">x</text:span><text:span text:style-name="T14">3</text:span></text:p>
          </table:table-cell>
          <table:table-cell table:style-name="ce690" table:formula="of:=IF([.Y6]=&quot;&quot;;&quot;&quot;;INDEX([.$T$4:.$T$26];[.Y6]))">
            <text:p/>
          </table:table-cell>
          <table:table-cell table:style-name="ce540" table:formula="of:=SIGN([.$V$3])" office:value-type="float" office:value="1" calcext:value-type="float">
            <text:p>1</text:p>
          </table:table-cell>
          <table:table-cell table:style-name="ce540" table:formula="of:=[.S33]*-1" office:value-type="float" office:value="-1" calcext:value-type="float">
            <text:p>-1</text:p>
          </table:table-cell>
          <table:table-cell table:style-name="ce540" table:formula="of:=[.T33]*-1" office:value-type="float" office:value="1" calcext:value-type="float">
            <text:p>1</text:p>
          </table:table-cell>
          <table:table-cell table:style-name="ce540" table:formula="of:=[.U33]*-1" office:value-type="float" office:value="-1" calcext:value-type="float">
            <text:p>-1</text:p>
          </table:table-cell>
          <table:table-cell table:style-name="ce540" table:formula="of:=[.V33]*-1" office:value-type="float" office:value="1" calcext:value-type="float">
            <text:p>1</text:p>
          </table:table-cell>
          <table:table-cell table:style-name="ce540" table:formula="of:=[.W33]*-1" office:value-type="float" office:value="-1" calcext:value-type="float">
            <text:p>-1</text:p>
          </table:table-cell>
          <table:table-cell table:style-name="ce540" table:formula="of:=[.X33]*-1" office:value-type="float" office:value="1" calcext:value-type="float">
            <text:p>1</text:p>
          </table:table-cell>
          <table:table-cell table:style-name="ce540" table:formula="of:=[.Y33]*-1" office:value-type="float" office:value="-1" calcext:value-type="float">
            <text:p>-1</text:p>
          </table:table-cell>
          <table:table-cell table:style-name="ce540" table:formula="of:=[.Z33]*-1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39" office:value-type="string" calcext:value-type="string">
            <text:p><text:span text:style-name="T31">Num </text:span>x<text:span text:style-name="T14">S</text:span></text:p>
          </table:table-cell>
          <table:table-cell table:style-name="ce439" office:value-type="string" calcext:value-type="string">
            <text:p><text:span text:style-name="T31">Dénom </text:span>x<text:span text:style-name="T14">S</text:span></text:p>
          </table:table-cell>
          <table:table-cell table:style-name="ce558" office:value-type="string" calcext:value-type="string">
            <text:p>PGCD</text:p>
          </table:table-cell>
          <table:table-cell table:number-columns-repeated="3" table:style-name="ce558" office:value-type="string" calcext:value-type="string">
            <text:p>simp</text:p>
          </table:table-cell>
          <table:table-cell table:style-name="ce491" table:number-columns-repeated="2"/>
          <table:table-cell table:style-name="ce471"/>
          <table:table-cell table:style-name="ce667" office:value-type="float" office:value="-6" calcext:value-type="float">
            <text:p>-6</text:p>
          </table:table-cell>
          <table:table-cell table:style-name="ce667" table:formula="of:=[.$A$50]*[.J34]^2+[.$B$50]*[.J34]+[.$C$50]" office:value-type="float" office:value="14.59375" calcext:value-type="float">
            <text:p>14,593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4">4</text:span></text:p>
          </table:table-cell>
          <table:table-cell table:style-name="ce690" table:formula="of:=IF([.Y7]=&quot;&quot;;&quot;&quot;;INDEX([.$T$4:.$T$26];[.Y7]))">
            <text:p/>
          </table:table-cell>
          <table:table-cell table:style-name="ce440" table:formula="of:=IF([.S31]=&quot;&quot;;&quot;&quot;;IF([.S33]=1;&quot;+&quot;;&quot;-&quot;))" office:value-type="string" office:string-value="+" calcext:value-type="string">
            <text:p>+</text:p>
          </table:table-cell>
          <table:table-cell table:style-name="ce440" table:formula="of:=IF([.T31]=&quot;&quot;;&quot;&quot;;IF([.T33]=1;&quot;+&quot;;&quot;-&quot;))" office:value-type="string" office:string-value="-" calcext:value-type="string">
            <text:p>-</text:p>
          </table:table-cell>
          <table:table-cell table:style-name="ce440" table:formula="of:=IF([.U31]=&quot;&quot;;&quot;&quot;;IF([.U33]=1;&quot;+&quot;;&quot;-&quot;))">
            <text:p/>
          </table:table-cell>
          <table:table-cell table:style-name="ce440" table:formula="of:=IF([.V31]=&quot;&quot;;&quot;&quot;;IF([.V33]=1;&quot;+&quot;;&quot;-&quot;))">
            <text:p/>
          </table:table-cell>
          <table:table-cell table:style-name="ce440" table:formula="of:=IF([.W31]=&quot;&quot;;&quot;&quot;;IF([.W33]=1;&quot;+&quot;;&quot;-&quot;))">
            <text:p/>
          </table:table-cell>
          <table:table-cell table:style-name="ce440" table:formula="of:=IF([.X31]=&quot;&quot;;&quot;&quot;;IF([.X33]=1;&quot;+&quot;;&quot;-&quot;))">
            <text:p/>
          </table:table-cell>
          <table:table-cell table:style-name="ce440" table:formula="of:=IF([.Y31]=&quot;&quot;;&quot;&quot;;IF([.Y33]=1;&quot;+&quot;;&quot;-&quot;))">
            <text:p/>
          </table:table-cell>
          <table:table-cell table:style-name="ce440" table:formula="of:=IF([.Z31]=&quot;&quot;;&quot;&quot;;IF([.Z33]=1;&quot;+&quot;;&quot;-&quot;))">
            <text:p/>
          </table:table-cell>
          <table:table-cell table:style-name="ce440" table:formula="of:=IF([.AA31]=&quot;&quot;;&quot;&quot;;IF([.AA33]=1;&quot;+&quot;;&quot;-&quot;))">
            <text:p/>
          </table:table-cell>
          <table:table-cell table:number-columns-repeated="997"/>
        </table:table-row>
        <table:table-row table:style-name="ro17">
          <table:table-cell table:style-name="ce440" table:formula="of:=([.F23]-[.B23])*([.D22]*[.D22]-[.B22]*[.B22])-([.D23]-[.B23])*([.F22]*[.F22]-[.B22]*[.B22])" office:value-type="float" office:value="39" calcext:value-type="float">
            <text:p>39</text:p>
          </table:table-cell>
          <table:table-cell table:style-name="ce440" table:formula="of:=2*(([.F23]-[.B23])*([.D22]-[.B22])-([.D23]-[.B23])*([.F22]-[.B22]))" office:value-type="float" office:value="78" calcext:value-type="float">
            <text:p>78</text:p>
          </table:table-cell>
          <table:table-cell table:style-name="ce440" table:formula="of:=GCD(ABS([.A35]);ABS([.B35]))" office:value-type="float" office:value="39" calcext:value-type="float">
            <text:p>39</text:p>
          </table:table-cell>
          <table:table-cell table:style-name="ce580" table:formula="of:=[.A35]/[.C35]*SIGN([.B35])" office:value-type="float" office:value="1" calcext:value-type="float">
            <text:p>1</text:p>
          </table:table-cell>
          <table:table-cell table:style-name="ce580" table:formula="of:=ABS([.B35]/[.C35])" office:value-type="float" office:value="2" calcext:value-type="float">
            <text:p>2</text:p>
          </table:table-cell>
          <table:table-cell table:style-name="ce580" table:formula="of:=CONCATENATE([.D35];IF([.E35]&lt;&gt;1;&quot;/&quot;;&quot;&quot;);IF([.E35]&lt;&gt;1;[.E35];&quot;&quot;))" office:value-type="string" office:string-value="1/2" calcext:value-type="string">
            <text:p>1/2</text:p>
          </table:table-cell>
          <table:table-cell table:style-name="ce491" table:number-columns-repeated="2"/>
          <table:table-cell table:style-name="ce471"/>
          <table:table-cell table:style-name="ce667" office:value-type="float" office:value="-5" calcext:value-type="float">
            <text:p>-5</text:p>
          </table:table-cell>
          <table:table-cell table:style-name="ce667" table:formula="of:=[.$A$50]*[.J35]^2+[.$B$50]*[.J35]+[.$C$50]" office:value-type="float" office:value="16.4296875" calcext:value-type="float">
            <text:p>16,42968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4">5</text:span></text:p>
          </table:table-cell>
          <table:table-cell table:style-name="ce690" table:formula="of:=IF([.Y8]=&quot;&quot;;&quot;&quot;;INDEX([.$T$4:.$T$26];[.Y8]))">
            <text:p/>
          </table:table-cell>
          <table:table-cell table:style-name="ce471" table:number-columns-repeated="2"/>
          <table:table-cell table:number-columns-repeated="1004"/>
        </table:table-row>
        <table:table-row table:style-name="ro17">
          <table:table-cell table:style-name="ce457" table:number-columns-repeated="2"/>
          <table:table-cell table:style-name="ce491" table:number-columns-repeated="6"/>
          <table:table-cell table:style-name="ce471"/>
          <table:table-cell table:style-name="ce667" office:value-type="float" office:value="-4" calcext:value-type="float">
            <text:p>-4</text:p>
          </table:table-cell>
          <table:table-cell table:style-name="ce667" table:formula="of:=[.$A$50]*[.J36]^2+[.$B$50]*[.J36]+[.$C$50]" office:value-type="float" office:value="17.625" calcext:value-type="float">
            <text:p>17,62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28">x</text:span><text:span text:style-name="T14">6</text:span></text:p>
          </table:table-cell>
          <table:table-cell table:style-name="ce690" table:formula="of:=IF([.Y9]=&quot;&quot;;&quot;&quot;;INDEX([.$T$4:.$T$26];[.Y9]))">
            <text:p/>
          </table:table-cell>
          <table:table-cell table:style-name="ce471" table:number-columns-repeated="2"/>
          <table:table-cell table:number-columns-repeated="1004"/>
        </table:table-row>
        <table:table-row table:style-name="ro17">
          <table:table-cell table:style-name="ce482" office:value-type="string" calcext:value-type="string" table:number-columns-spanned="7" table:number-rows-spanned="1">
            <text:p>Tableau points parabole</text:p>
          </table:table-cell>
          <table:covered-table-cell table:style-name="ce471"/>
          <table:covered-table-cell table:style-name="ce551"/>
          <table:covered-table-cell table:number-columns-repeated="4"/>
          <table:table-cell table:style-name="ce491"/>
          <table:table-cell table:style-name="ce471"/>
          <table:table-cell table:style-name="ce667" office:value-type="float" office:value="-3" calcext:value-type="float">
            <text:p>-3</text:p>
          </table:table-cell>
          <table:table-cell table:style-name="ce667" table:formula="of:=[.$A$50]*[.J37]^2+[.$B$50]*[.J37]+[.$C$50]" office:value-type="float" office:value="18.1796875" calcext:value-type="float">
            <text:p>18,17968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4">7</text:span></text:p>
          </table:table-cell>
          <table:table-cell table:style-name="ce690" table:formula="of:=IF([.Y10]=&quot;&quot;;&quot;&quot;;INDEX([.$T$4:.$T$26];[.Y10]))">
            <text:p/>
          </table:table-cell>
          <table:table-cell table:style-name="ce471" table:number-columns-repeated="2"/>
          <table:table-cell table:number-columns-repeated="1004"/>
        </table:table-row>
        <table:table-row table:style-name="ro17">
          <table:table-cell table:style-name="ce458" office:value-type="string" calcext:value-type="string">
            <text:p>x</text:p>
          </table:table-cell>
          <table:table-cell table:style-name="ce496" table:formula="of:=IF([.B28]=[$Parabole.B13];1;0)" office:value-type="float" office:value="0" calcext:value-type="float">
            <text:p>0</text:p>
          </table:table-cell>
          <table:table-cell table:style-name="ce440" table:formula="of:=IF([.C28]=[$Parabole.C13];1;0)" office:value-type="float" office:value="0" calcext:value-type="float">
            <text:p>0</text:p>
          </table:table-cell>
          <table:table-cell table:style-name="ce440" table:formula="of:=IF(OR([$Parabole.E13]=[.E28];[.D22]=[$Parabole.E13]);1;0)" office:value-type="float" office:value="0" calcext:value-type="float">
            <text:p>0</text:p>
          </table:table-cell>
          <table:table-cell table:style-name="ce440" table:formula="of:=IF([.F28]=[$Parabole.F13];1;0)" office:value-type="float" office:value="0" calcext:value-type="float">
            <text:p>0</text:p>
          </table:table-cell>
          <table:table-cell table:style-name="ce440" table:formula="of:=IF([.H28]=[$Parabole.H13];1;0)" office:value-type="float" office:value="0" calcext:value-type="float">
            <text:p>0</text:p>
          </table:table-cell>
          <table:table-cell table:style-name="ce627" office:value-type="string" calcext:value-type="string">
            <text:p>racines</text:p>
          </table:table-cell>
          <table:table-cell table:style-name="ce643" office:value-type="string" calcext:value-type="string">
            <text:p>Total</text:p>
          </table:table-cell>
          <table:table-cell table:style-name="ce471"/>
          <table:table-cell table:style-name="ce667" office:value-type="float" office:value="-2" calcext:value-type="float">
            <text:p>-2</text:p>
          </table:table-cell>
          <table:table-cell table:style-name="ce667" table:formula="of:=[.$A$50]*[.J38]^2+[.$B$50]*[.J38]+[.$C$50]" office:value-type="float" office:value="18.09375" calcext:value-type="float">
            <text:p>18,093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688" office:value-type="string" calcext:value-type="string">
            <text:p><text:span text:style-name="T5">x</text:span><text:span text:style-name="T29">8</text:span></text:p>
          </table:table-cell>
          <table:table-cell table:style-name="ce690" table:formula="of:=IF([.Y11]=&quot;&quot;;&quot;&quot;;INDEX([.$T$4:.$T$26];[.Y11]))">
            <text:p/>
          </table:table-cell>
          <table:table-cell/>
          <table:table-cell table:style-name="ce572"/>
          <table:table-cell table:number-columns-repeated="1004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29]=[$Parabole.B14];1;0)" office:value-type="float" office:value="0" calcext:value-type="float">
            <text:p>0</text:p>
          </table:table-cell>
          <table:table-cell table:style-name="ce559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531" table:formula="of:=IF([.E29]=[$Parabole.E14];1;0)" office:value-type="float" office:value="0" calcext:value-type="float">
            <text:p>0</text:p>
          </table:table-cell>
          <table:table-cell table:style-name="ce601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440" table:formula="of:=IF([.H29]=[$Parabole.H14];1;0)" office:value-type="float" office:value="0" calcext:value-type="float">
            <text:p>0</text:p>
          </table:table-cell>
          <table:table-cell table:style-name="ce627" table:formula="of:=IF([.D26]=[$Parabole.B6];1;0)" office:value-type="float" office:value="0" calcext:value-type="float">
            <text:p>0</text:p>
          </table:table-cell>
          <table:table-cell table:style-name="ce440" table:formula="of:=SUM([.B38:.G41])" office:value-type="float" office:value="0" calcext:value-type="float">
            <text:p>0</text:p>
          </table:table-cell>
          <table:table-cell table:style-name="ce471"/>
          <table:table-cell table:style-name="ce667" office:value-type="float" office:value="-1" calcext:value-type="float">
            <text:p>-1</text:p>
          </table:table-cell>
          <table:table-cell table:style-name="ce667" table:formula="of:=[.$A$50]*[.J39]^2+[.$B$50]*[.J39]+[.$C$50]" office:value-type="float" office:value="17.3671875" calcext:value-type="float">
            <text:p>17,3671875</text:p>
          </table:table-cell>
          <table:table-cell table:style-name="ce473" table:number-columns-repeated="2"/>
          <table:table-cell table:style-name="ce585"/>
          <table:table-cell table:number-columns-repeated="5"/>
          <table:table-cell table:style-name="ce572"/>
          <table:table-cell table:number-columns-repeated="1004"/>
        </table:table-row>
        <table:table-row table:style-name="ro3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31" table:formula="of:=IF(ISBLANK([$Parabole.$B$15]);0;IF(AND(ISBLANK([$Parabole.$B$16]);[$Parabole.$B$15]=[.B30]);1;0))" office:value-type="float" office:value="0" calcext:value-type="float">
            <text:p>0</text:p>
          </table:table-cell>
          <table:table-cell table:style-name="ce531" table:formula="of:=IF(ISBLANK([$Parabole.C15]);0;IF(AND([$Parabole.C15]=&quot;m&quot;;[.A26]&gt;=0);1;IF(AND([$Parabole.C15]=&quot;k&quot;;[.A26]&lt;0);1;0)))" office:value-type="float" office:value="0" calcext:value-type="float" table:number-columns-spanned="1" table:number-rows-spanned="2">
            <text:p>0</text:p>
          </table:table-cell>
          <table:table-cell table:style-name="ce531" table:formula="of:=IF(ISBLANK([$Parabole.E15]);0;IF(AND(ISBLANK([$Parabole.$E$16]);[$Parabole.$E$15]=[.E30]);1;0))" office:value-type="float" office:value="0" calcext:value-type="float">
            <text:p>0</text:p>
          </table:table-cell>
          <table:table-cell table:style-name="ce531" table:formula="of:=IF(ISBLANK([$Parabole.F15]);0;IF(AND([$Parabole.F15]=&quot;m&quot;;[.C26]&gt;=0);1;IF(AND([$Parabole.F15]=&quot;k&quot;;[.C26]&lt;0);1;0)))" office:value-type="float" office:value="0" calcext:value-type="float" table:number-columns-spanned="1" table:number-rows-spanned="2">
            <text:p>0</text:p>
          </table:table-cell>
          <table:table-cell table:style-name="ce440" table:formula="of:=IF(ISBLANK([$Parabole.H15]);0;IF(AND(ISBLANK([$Parabole.$H$16]);[$Parabole.$H$15]=[.H30]);1;0))" office:value-type="float" office:value="0" calcext:value-type="float">
            <text:p>0</text:p>
          </table:table-cell>
          <table:table-cell table:style-name="ce627" table:formula="of:=IF([.E26]=[$Parabole.D6];1;0)" office:value-type="float" office:value="0" calcext:value-type="float">
            <text:p>0</text:p>
          </table:table-cell>
          <table:table-cell table:style-name="ce644"/>
          <table:table-cell table:style-name="ce471"/>
          <table:table-cell table:style-name="ce667" office:value-type="float" office:value="0" calcext:value-type="float">
            <text:p>0</text:p>
          </table:table-cell>
          <table:table-cell table:style-name="ce667" table:formula="of:=[.$A$50]*[.J40]^2+[.$B$50]*[.J40]+[.$C$50]" office:value-type="float" office:value="16" calcext:value-type="float">
            <text:p>16</text:p>
          </table:table-cell>
          <table:table-cell table:style-name="ce473" table:number-columns-repeated="2"/>
          <table:table-cell table:style-name="ce585"/>
          <table:table-cell table:number-columns-repeated="5"/>
          <table:table-cell table:style-name="ce572"/>
          <table:table-cell table:number-columns-repeated="1004"/>
        </table:table-row>
        <table:table-row table:style-name="ro3">
          <table:covered-table-cell table:style-name="ce491"/>
          <table:table-cell table:style-name="ce531" table:formula="of:=IF(ISBLANK([$Parabole.$B$16]);0;IF(AND(ISBLANK([$Parabole.$B$15]);[$Parabole.$B$16]=[.B31]);1;0))" office:value-type="float" office:value="0" calcext:value-type="float">
            <text:p>0</text:p>
          </table:table-cell>
          <table:covered-table-cell table:style-name="ce491"/>
          <table:table-cell table:style-name="ce584" table:formula="of:=IF(ISBLANK([$Parabole.E16]);0;IF(AND(ISBLANK([$Parabole.E15]);[$Parabole.$E$16]=[.E31]);1;0))" office:value-type="float" office:value="0" calcext:value-type="float">
            <text:p>0</text:p>
          </table:table-cell>
          <table:covered-table-cell table:style-name="ce491"/>
          <table:table-cell table:style-name="ce584" table:formula="of:=IF(ISBLANK([$Parabole.H16]);0;IF(AND(ISBLANK([$Parabole.H15]);[$Parabole.$H$16]=[.H31]);1;0))" office:value-type="float" office:value="0" calcext:value-type="float">
            <text:p>0</text:p>
          </table:table-cell>
          <table:table-cell table:style-name="ce491"/>
          <table:table-cell table:style-name="ce471" table:number-columns-repeated="2"/>
          <table:table-cell table:style-name="ce667" office:value-type="float" office:value="1" calcext:value-type="float">
            <text:p>1</text:p>
          </table:table-cell>
          <table:table-cell table:style-name="ce667" table:formula="of:=[.$A$50]*[.J41]^2+[.$B$50]*[.J41]+[.$C$50]" office:value-type="float" office:value="13.9921875" calcext:value-type="float">
            <text:p>13,992187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91" table:number-columns-repeated="8"/>
          <table:table-cell table:style-name="ce471"/>
          <table:table-cell table:style-name="ce667" office:value-type="float" office:value="2" calcext:value-type="float">
            <text:p>2</text:p>
          </table:table-cell>
          <table:table-cell table:style-name="ce667" table:formula="of:=[.$A$50]*[.J42]^2+[.$B$50]*[.J42]+[.$C$50]" office:value-type="float" office:value="11.34375" calcext:value-type="float">
            <text:p>11,34375</text:p>
          </table:table-cell>
          <table:table-cell table:style-name="ce473" table:number-columns-repeated="2"/>
          <table:table-cell table:number-columns-repeated="3"/>
          <table:table-cell table:style-name="ce681"/>
          <table:table-cell table:number-columns-repeated="1007"/>
        </table:table-row>
        <table:table-row table:style-name="ro3">
          <table:table-cell table:style-name="ce437" office:value-type="string" calcext:value-type="string" table:number-columns-spanned="8" table:number-rows-spanned="1">
            <text:p>Données pour l’onglet Droite et parabole</text:p>
          </table:table-cell>
          <table:covered-table-cell table:number-columns-repeated="7" table:style-name="ce491"/>
          <table:table-cell table:style-name="ce471"/>
          <table:table-cell table:style-name="ce667" office:value-type="float" office:value="3" calcext:value-type="float">
            <text:p>3</text:p>
          </table:table-cell>
          <table:table-cell table:style-name="ce667" table:formula="of:=[.$A$50]*[.J43]^2+[.$B$50]*[.J43]+[.$C$50]" office:value-type="float" office:value="8.0546875" calcext:value-type="float">
            <text:p>8,054687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91" table:number-columns-repeated="8"/>
          <table:table-cell table:style-name="ce471"/>
          <table:table-cell table:style-name="ce667" office:value-type="float" office:value="4" calcext:value-type="float">
            <text:p>4</text:p>
          </table:table-cell>
          <table:table-cell table:style-name="ce667" table:formula="of:=[.$A$50]*[.J44]^2+[.$B$50]*[.J44]+[.$C$50]" office:value-type="float" office:value="4.125" calcext:value-type="float">
            <text:p>4,125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9">f</text:span></text:p>
          </table:table-cell>
          <table:covered-table-cell table:number-columns-repeated="5" table:style-name="ce471"/>
          <table:table-cell table:style-name="ce548" office:value-type="string" calcext:value-type="string">
            <text:p><text:span text:style-name="T5">x</text:span><text:span text:style-name="T29">moy</text:span></text:p>
          </table:table-cell>
          <table:table-cell table:style-name="ce548" office:value-type="string" calcext:value-type="string">
            <text:p><text:span text:style-name="T28">y</text:span><text:span text:style-name="T29">moy</text:span></text:p>
          </table:table-cell>
          <table:table-cell/>
          <table:table-cell table:style-name="ce667" office:value-type="float" office:value="5" calcext:value-type="float">
            <text:p>5</text:p>
          </table:table-cell>
          <table:table-cell table:style-name="ce667" table:formula="of:=[.$A$50]*[.J45]^2+[.$B$50]*[.J45]+[.$C$50]" office:value-type="float" office:value="-0.4453125" calcext:value-type="float">
            <text:p>-0,4453125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4" office:value-type="string" calcext:value-type="string">
            <text:p>x<text:span text:style-name="T14">A</text:span></text:p>
          </table:table-cell>
          <table:table-cell table:style-name="ce440" table:formula="of:=RANDBETWEEN(-9;-2)" office:value-type="float" office:value="-8" calcext:value-type="float">
            <text:p>-8</text:p>
          </table:table-cell>
          <table:table-cell table:style-name="ce454" office:value-type="string" calcext:value-type="string">
            <text:p>x<text:span text:style-name="T14">S</text:span></text:p>
          </table:table-cell>
          <table:table-cell table:style-name="ce440" table:formula="of:=RANDBETWEEN(1;9)" office:value-type="float" office:value="8" calcext:value-type="float">
            <text:p>8</text:p>
          </table:table-cell>
          <table:table-cell table:style-name="ce454" office:value-type="string" calcext:value-type="string">
            <text:p>x<text:span text:style-name="T14">B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formula="of:=([.F50]+[.G50])/2" office:value-type="float" office:value="0" calcext:value-type="float">
            <text:p>0</text:p>
          </table:table-cell>
          <table:table-cell table:style-name="ce440" table:formula="of:=[.$A$50]*[.G46]^2+[.$B$50]*[.G46]+[.$C$50]" office:value-type="float" office:value="16" calcext:value-type="float">
            <text:p>16</text:p>
          </table:table-cell>
          <table:table-cell/>
          <table:table-cell table:style-name="ce667" office:value-type="float" office:value="6" calcext:value-type="float">
            <text:p>6</text:p>
          </table:table-cell>
          <table:table-cell table:style-name="ce667" table:formula="of:=[.$A$50]*[.J46]^2+[.$B$50]*[.J46]+[.$C$50]" office:value-type="float" office:value="-5.65625" calcext:value-type="float">
            <text:p>-5,65625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4" office:value-type="string" calcext:value-type="string">
            <text:p>y<text:span text:style-name="T30">A</text:span></text:p>
          </table:table-cell>
          <table:table-cell table:style-name="ce440" table:formula="of:=RANDBETWEEN(-30;-3)*[.H47]" office:value-type="float" office:value="9" calcext:value-type="float">
            <text:p>9</text:p>
          </table:table-cell>
          <table:table-cell table:style-name="ce454" office:value-type="string" calcext:value-type="string">
            <text:p>y<text:span text:style-name="T30">S</text:span></text:p>
          </table:table-cell>
          <table:table-cell table:style-name="ce440" table:formula="of:=RANDBETWEEN(-30;-3)*(-[.H47])" office:value-type="float" office:value="-18" calcext:value-type="float">
            <text:p>-18</text:p>
          </table:table-cell>
          <table:table-cell table:style-name="ce454" office:value-type="string" calcext:value-type="string">
            <text:p>y<text:span text:style-name="T30">B</text:span></text:p>
          </table:table-cell>
          <table:table-cell table:style-name="ce440" table:formula="of:=RANDBETWEEN(-30;-2)*[.H47]" office:value-type="float" office:value="16" calcext:value-type="float">
            <text:p>16</text:p>
          </table:table-cell>
          <table:table-cell table:style-name="ce464" office:value-type="string" calcext:value-type="string">
            <text:p>Concavité</text:p>
          </table:table-cell>
          <table:table-cell table:style-name="ce440" table:formula="of:=IF(RANDBETWEEN(1;2)=1;-1;1)" office:value-type="float" office:value="-1" calcext:value-type="float">
            <text:p>-1</text:p>
          </table:table-cell>
          <table:table-cell/>
          <table:table-cell table:style-name="ce667" office:value-type="float" office:value="7" calcext:value-type="float">
            <text:p>7</text:p>
          </table:table-cell>
          <table:table-cell table:style-name="ce667" table:formula="of:=[.$A$50]*[.J47]^2+[.$B$50]*[.J47]+[.$C$50]" office:value-type="float" office:value="-11.5078125" calcext:value-type="float">
            <text:p>-11,507812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91" table:number-columns-repeated="7"/>
          <table:table-cell table:style-name="ce628"/>
          <table:table-cell/>
          <table:table-cell table:style-name="ce667" office:value-type="float" office:value="8" calcext:value-type="float">
            <text:p>8</text:p>
          </table:table-cell>
          <table:table-cell table:style-name="ce667" table:formula="of:=[.$A$50]*[.J48]^2+[.$B$50]*[.J48]+[.$C$50]" office:value-type="float" office:value="-18" calcext:value-type="float">
            <text:p>-18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464" office:value-type="string" calcext:value-type="string">
            <text:p><text:span text:style-name="T5">x</text:span><text:span text:style-name="T14">1</text:span></text:p>
          </table:table-cell>
          <table:table-cell table:style-name="ce464" office:value-type="string" calcext:value-type="string">
            <text:p><text:span text:style-name="T5">x</text:span><text:span text:style-name="T14">2</text:span></text:p>
          </table:table-cell>
          <table:table-cell table:style-name="ce628"/>
          <table:table-cell/>
          <table:table-cell table:style-name="ce667" office:value-type="float" office:value="9" calcext:value-type="float">
            <text:p>9</text:p>
          </table:table-cell>
          <table:table-cell table:style-name="ce667" table:formula="of:=[.$A$50]*[.J49]^2+[.$B$50]*[.J49]+[.$C$50]" office:value-type="float" office:value="-25.1328125" calcext:value-type="float">
            <text:p>-25,132812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59" table:formula="of:=(([.F47]-[.B47])*([.D46]-[.B46])-([.D47]-[.B47])*([.F46]-[.B46]))/(([.F46]-[.B46])*([.F46]-[.D46])*([.D46]-[.B46]))" office:value-type="float" office:value="-0.3203125" calcext:value-type="float">
            <text:p>-25/78</text:p>
          </table:table-cell>
          <table:table-cell table:style-name="ce459" table:formula="of:=([.D47]-[.B47])/([.D46]-[.B46])-[.A50]*([.B46]+[.D46])" office:value-type="float" office:value="-1.6875" calcext:value-type="float">
            <text:p>-27/16</text:p>
          </table:table-cell>
          <table:table-cell table:style-name="ce440" table:formula="of:=[.B47]-[.A50]*[.B46]*[.B46]-[.B50]*[.B46]" office:value-type="float" office:value="16" calcext:value-type="float">
            <text:p>16</text:p>
          </table:table-cell>
          <table:table-cell table:style-name="ce459" table:formula="of:=([.D47]-[.B47])/([.D46]-[.B46])" office:value-type="float" office:value="-1.6875" calcext:value-type="float">
            <text:p>-27/16</text:p>
          </table:table-cell>
          <table:table-cell table:style-name="ce459" table:formula="of:=[.D47]-[.D50]*[.D46]" office:value-type="float" office:value="-4.5" calcext:value-type="float">
            <text:p>- 9/2 </text:p>
          </table:table-cell>
          <table:table-cell table:style-name="ce440" table:formula="of:=[.B46]" office:value-type="float" office:value="-8" calcext:value-type="float">
            <text:p>-8</text:p>
          </table:table-cell>
          <table:table-cell table:style-name="ce440" table:formula="of:=[.D46]" office:value-type="float" office:value="8" calcext:value-type="float">
            <text:p>8</text:p>
          </table:table-cell>
          <table:table-cell table:style-name="ce628"/>
          <table:table-cell table:style-name="ce585"/>
          <table:table-cell table:style-name="ce667" office:value-type="float" office:value="10" calcext:value-type="float">
            <text:p>10</text:p>
          </table:table-cell>
          <table:table-cell table:style-name="ce667" table:formula="of:=[.$A$50]*[.J50]^2+[.$B$50]*[.J50]+[.$C$50]" office:value-type="float" office:value="-32.90625" calcext:value-type="float">
            <text:p>-32,9062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91" table:number-columns-repeated="7"/>
          <table:table-cell table:style-name="ce628"/>
          <table:table-cell table:style-name="ce585"/>
          <table:table-cell/>
          <table:table-cell table:style-name="ce471" table:number-columns-repeated="2"/>
          <table:table-cell table:number-columns-repeated="1012"/>
        </table:table-row>
        <table:table-row table:style-name="ro16">
          <table:table-cell table:style-name="ce460" office:value-type="string" calcext:value-type="string" table:number-columns-spanned="6" table:number-rows-spanned="1">
            <text:p>Ensemble solution de l’équation <text:span text:style-name="T15">f </text:span><text:span text:style-name="T16">(</text:span><text:span text:style-name="T15">x</text:span><text:span text:style-name="T16">)</text:span> = <text:span text:style-name="T17">g</text:span><text:span text:style-name="T18">(</text:span><text:span text:style-name="T17">x</text:span><text:span text:style-name="T18">)</text:span></text:p>
          </table:table-cell>
          <table:covered-table-cell table:number-columns-repeated="5" table:style-name="ce471"/>
          <table:table-cell table:style-name="ce628"/>
          <table:table-cell table:style-name="ce507" office:value-type="string" calcext:value-type="string">
            <text:p>Choix in 2</text:p>
          </table:table-cell>
          <table:table-cell table:style-name="ce585"/>
          <table:table-cell table:style-name="ce636" office:value-type="string" calcext:value-type="string" table:number-columns-spanned="2" table:number-rows-spanned="1">
            <text:p>Graphique droite 2</text:p>
          </table:table-cell>
          <table:covered-table-cell table:style-name="ce471"/>
          <table:table-cell table:style-name="ce471"/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32" office:value-type="string" calcext:value-type="string">
            <text:p>{</text:p>
          </table:table-cell>
          <table:table-cell table:style-name="ce532" table:formula="of:=[.F50]" office:value-type="float" office:value="-8" calcext:value-type="float">
            <text:p>-8</text:p>
          </table:table-cell>
          <table:table-cell table:style-name="ce532" office:value-type="string" calcext:value-type="string">
            <text:p>;</text:p>
          </table:table-cell>
          <table:table-cell table:style-name="ce532" table:formula="of:=[.G50]" office:value-type="float" office:value="8" calcext:value-type="float">
            <text:p>8</text:p>
          </table:table-cell>
          <table:table-cell table:style-name="ce542" office:value-type="string" calcext:value-type="string">
            <text:p>}</text:p>
          </table:table-cell>
          <table:table-cell table:style-name="ce628"/>
          <table:table-cell table:style-name="ce605" table:formula="of:=[.E55]*10+[.G55]" office:value-type="float" office:value="25" calcext:value-type="float">
            <text:p>25</text:p>
          </table:table-cell>
          <table:table-cell table:style-name="ce585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71"/>
          <table:table-cell table:number-columns-repeated="1012"/>
        </table:table-row>
        <table:table-row table:style-name="ro3">
          <table:table-cell table:style-name="ce5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532"/>
          <table:table-cell table:style-name="ce507" office:value-type="string" calcext:value-type="string">
            <text:p>Choix in 1</text:p>
          </table:table-cell>
          <table:table-cell table:style-name="ce507" office:value-type="string" calcext:value-type="string">
            <text:p>Inéq 1</text:p>
          </table:table-cell>
          <table:table-cell table:style-name="ce507" office:value-type="string" calcext:value-type="string">
            <text:p>Choix in 2</text:p>
          </table:table-cell>
          <table:table-cell table:style-name="ce507" office:value-type="string" calcext:value-type="string">
            <text:p>Inéq 2</text:p>
          </table:table-cell>
          <table:table-cell table:style-name="ce585"/>
          <table:table-cell table:style-name="ce601" office:value-type="float" office:value="-10" calcext:value-type="float">
            <text:p>-10</text:p>
          </table:table-cell>
          <table:table-cell table:style-name="ce601" table:formula="of:=[.$D$50]*[.J54]+[.$E$50]" office:value-type="float" office:value="12.375" calcext:value-type="float">
            <text:p>12,375</text:p>
          </table:table-cell>
          <table:table-cell table:style-name="ce471"/>
          <table:table-cell table:number-columns-repeated="1012"/>
        </table:table-row>
        <table:table-row table:style-name="ro3"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605" table:formula="of:=RANDBETWEEN(1;4)" office:value-type="float" office:value="2" calcext:value-type="float">
            <text:p>2</text:p>
          </table:table-cell>
          <table:table-cell table:style-name="ce463" table:formula="of:=IF([.$E$55]=1;&quot;≥&quot;;IF([.$E$55]=2;&quot;&gt;&quot;;IF([.$E$55]=3;&quot;≤&quot;;&quot;&lt;&quot;)))" office:value-type="string" office:string-value="&gt;" calcext:value-type="string">
            <text:p>&gt;</text:p>
          </table:table-cell>
          <table:table-cell table:style-name="ce605" table:formula="of:=RANDBETWEEN(5;6)" office:value-type="float" office:value="5" calcext:value-type="float">
            <text:p>5</text:p>
          </table:table-cell>
          <table:table-cell table:style-name="ce463" table:formula="of:=IF(OR([.$E$55]=1;[.$E$55]=2);IF([.$G$55]=5;&quot;&lt;&quot;;&quot;≤&quot;);IF([.$G$55]=6;&quot;&gt;&quot;;&quot;≥&quot;))" office:value-type="string" office:string-value="&lt;" calcext:value-type="string">
            <text:p>&lt;</text:p>
          </table:table-cell>
          <table:table-cell table:style-name="ce585"/>
          <table:table-cell table:style-name="ce601" office:value-type="float" office:value="0" calcext:value-type="float">
            <text:p>0</text:p>
          </table:table-cell>
          <table:table-cell table:style-name="ce601" table:formula="of:=[.$D$50]*[.J55]+[.$E$50]" office:value-type="float" office:value="-4.5" calcext:value-type="float">
            <text:p>-4,5</text:p>
          </table:table-cell>
          <table:table-cell table:style-name="ce471"/>
          <table:table-cell table:number-columns-repeated="1012"/>
        </table:table-row>
        <table:table-row table:style-name="ro3"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$E$55]&lt;=2;IF([.$H$46]&gt;[.$K$55];1;2);IF([.$E$55]&gt;=3;IF([.$H$46]&gt;[.$K$55];2;1)))" office:value-type="float" office:value="1" calcext:value-type="float">
            <text:p>1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F56]=1;2;1)" office:value-type="float" office:value="2" calcext:value-type="float">
            <text:p>2</text:p>
          </table:table-cell>
          <table:table-cell table:style-name="ce585"/>
          <table:table-cell table:style-name="ce601" office:value-type="float" office:value="10" calcext:value-type="float">
            <text:p>10</text:p>
          </table:table-cell>
          <table:table-cell table:style-name="ce601" table:formula="of:=[.$D$50]*[.J56]+[.$E$50]" office:value-type="float" office:value="-21.375" calcext:value-type="float">
            <text:p>-21,375</text:p>
          </table:table-cell>
          <table:table-cell table:style-name="ce471"/>
          <table:table-cell table:number-columns-repeated="1012"/>
        </table:table-row>
        <table:table-row table:style-name="ro3">
          <table:table-cell table:style-name="ce507" office:value-type="string" calcext:value-type="string" table:number-columns-spanned="8" table:number-rows-spanned="1">
            <text:p>Choix inéq 2</text:p>
          </table:table-cell>
          <table:covered-table-cell table:style-name="ce542"/>
          <table:covered-table-cell table:number-columns-repeated="2" table:style-name="ce440"/>
          <table:covered-table-cell table:style-name="ce491"/>
          <table:covered-table-cell table:number-columns-repeated="3" table:style-name="ce440"/>
          <table:table-cell table:style-name="ce585"/>
          <table:table-cell table:style-name="ce491" table:number-columns-repeated="2"/>
          <table:table-cell table:style-name="ce471"/>
          <table:table-cell table:number-columns-repeated="1012"/>
        </table:table-row>
        <table:table-row table:style-name="ro3"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25" calcext:value-type="float">
            <text:p>25</text:p>
          </table:table-cell>
          <table:table-cell table:style-name="ce464" office:value-type="float" office:value="26" calcext:value-type="float">
            <text:p>26</text:p>
          </table:table-cell>
          <table:table-cell table:style-name="ce464" office:value-type="float" office:value="35" calcext:value-type="float">
            <text:p>35</text:p>
          </table:table-cell>
          <table:table-cell table:style-name="ce464" office:value-type="float" office:value="36" calcext:value-type="float">
            <text:p>36</text:p>
          </table:table-cell>
          <table:table-cell table:style-name="ce464" office:value-type="float" office:value="45" calcext:value-type="float">
            <text:p>45</text:p>
          </table:table-cell>
          <table:table-cell table:style-name="ce464" office:value-type="float" office:value="46" calcext:value-type="float">
            <text:p>46</text:p>
          </table:table-cell>
          <table:table-cell table:style-name="ce585"/>
          <table:table-cell table:style-name="ce491" table:number-columns-repeated="2"/>
          <table:table-cell table:style-name="ce471"/>
          <table:table-cell table:number-columns-repeated="1012"/>
        </table:table-row>
        <table:table-row table:style-name="ro3"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585"/>
          <table:table-cell table:style-name="ce491" table:number-columns-repeated="2"/>
          <table:table-cell table:style-name="ce471"/>
          <table:table-cell table:number-columns-repeated="1012"/>
        </table:table-row>
        <table:table-row table:style-name="ro3">
          <table:table-cell table:style-name="ce491" table:number-columns-repeated="8"/>
          <table:table-cell table:style-name="ce585"/>
          <table:table-cell table:style-name="ce491" table:number-columns-repeated="2"/>
          <table:table-cell table:style-name="ce471"/>
          <table:table-cell table:number-columns-repeated="1012"/>
        </table:table-row>
        <table:table-row table:style-name="ro16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32"/>
          <table:table-cell table:style-name="ce671" table:formula="of:=[.F55]" office:value-type="string" office:string-value="&gt;" calcext:value-type="string">
            <text:p>&g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45" table:formula="of:=IF([.$F$56]=1;IF(OR([.$E$55]=1;[.$E$55]=3);&quot;[&quot;;&quot;]&quot;);IF(AND([.$E$55]=1;[.$K$30]&gt;=[.$K$54]);&quot;[&quot;;IF(AND([.$E$55]=2;[.$K$30]&gt;[.$K$54]);&quot;[&quot;;IF(AND([.$E$55]=3;[.$K$30]&lt;=[.$K$54]);&quot;[&quot;;IF(AND([.$E$55]=4;[.$K$30]&lt;[.$K$54]);&quot;[&quot;;&quot;]&quot;)))))" office:value-type="string" office:string-value="]" calcext:value-type="string">
            <text:p>]</text:p>
          </table:table-cell>
          <table:table-cell table:style-name="ce532" table:formula="of:=IF([.$F$56]=2;[.$J$30];[.$F$50])" office:value-type="float" office:value="-8" calcext:value-type="float">
            <text:p>-8</text:p>
          </table:table-cell>
          <table:table-cell table:style-name="ce532" office:value-type="string" calcext:value-type="string">
            <text:p>;</text:p>
          </table:table-cell>
          <table:table-cell table:style-name="ce532" table:formula="of:=IF([.$F$56]=2;[.$F$50];[.$G$50])" office:value-type="float" office:value="8" calcext:value-type="float">
            <text:p>8</text:p>
          </table:table-cell>
          <table:table-cell table:style-name="ce532" table:formula="of:=IF(OR([.$E$55]=1;[.$E$55]=3);&quot;]&quot;;&quot;[&quot;)" office:value-type="string" office:string-value="[" calcext:value-type="string">
            <text:p>[</text:p>
          </table:table-cell>
          <table:table-cell table:style-name="ce532" table:formula="of:=IF([.$F$56]=1;&quot;&quot;;&quot;ou&quot;)">
            <text:p/>
          </table:table-cell>
          <table:table-cell table:style-name="ce532" table:formula="of:=IF([.$F$56]=1;&quot;&quot;;IF(OR([.$E$55]=1;[.$E$55]=3);&quot;[&quot;;&quot;]&quot;))">
            <text:p/>
          </table:table-cell>
          <table:table-cell table:style-name="ce532" table:formula="of:=IF([.$F$56]=1;&quot;&quot;;[.G50])">
            <text:p/>
          </table:table-cell>
          <table:table-cell table:style-name="ce532" table:formula="of:=IF([.$F$56]=1;&quot;&quot;;&quot;;&quot;)">
            <text:p/>
          </table:table-cell>
          <table:table-cell table:style-name="ce532" table:formula="of:=IF([.$F$56]=1;&quot;&quot;;[.$J$50])">
            <text:p/>
          </table:table-cell>
          <table:table-cell table:style-name="ce542" table:formula="of:=IF([.$F$56]=1;&quot;&quot;;IF(AND([.$E$55]=1;[.$K$50]&gt;=[.$K$56]);&quot;]&quot;;IF(AND([.$E$55]=2;[.$K$50]&gt;[.$K$56]);&quot;]&quot;;IF(AND([.$E$55]=3;[.$K$50]&lt;=[.$K$56]);&quot;]&quot;;IF(AND([.$E$55]=4;[.$K$50]&lt;[.$K$56]);&quot;]&quot;;&quot;[&quot;)))))">
            <text:p/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2]" office:value-type="string" office:string-value="]" calcext:value-type="string">
            <text:p>]</text:p>
          </table:table-cell>
          <table:table-cell table:style-name="ce534" table:formula="of:=[.C62]" office:value-type="float" office:value="-8" calcext:value-type="float">
            <text:p>-8</text:p>
          </table:table-cell>
          <table:table-cell table:style-name="ce534" table:formula="of:=[.D62]" office:value-type="string" office:string-value=";" calcext:value-type="string">
            <text:p>;</text:p>
          </table:table-cell>
          <table:table-cell table:style-name="ce534" table:formula="of:=[.E62]" office:value-type="float" office:value="8" calcext:value-type="float">
            <text:p>8</text:p>
          </table:table-cell>
          <table:table-cell table:style-name="ce534" table:formula="of:=[.F62]" office:value-type="string" office:string-value="[" calcext:value-type="string">
            <text:p>[</text:p>
          </table:table-cell>
          <table:table-cell table:style-name="ce631" table:formula="of:=IF([.$F$56]=1;&quot;&quot;;&quot;&quot;)">
            <text:p/>
          </table:table-cell>
          <table:table-cell table:style-name="ce560" table:formula="of:=[.H62]">
            <text:p/>
          </table:table-cell>
          <table:table-cell table:style-name="ce560" table:formula="of:=[.I62]">
            <text:p/>
          </table:table-cell>
          <table:table-cell table:style-name="ce560" table:formula="of:=[.J62]">
            <text:p/>
          </table:table-cell>
          <table:table-cell table:style-name="ce560" table:formula="of:=[.K62]">
            <text:p/>
          </table:table-cell>
          <table:table-cell table:style-name="ce678" table:formula="of:=[.L62]">
            <text:p/>
          </table:table-cell>
          <table:table-cell table:number-columns-repeated="1012"/>
        </table:table-row>
        <table:table-row table:style-name="ro3">
          <table:table-cell table:style-name="ce471" table:number-columns-repeated="7"/>
          <table:table-cell table:style-name="ce491"/>
          <table:table-cell table:number-columns-repeated="1016"/>
        </table:table-row>
        <table:table-row table:style-name="ro16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32"/>
          <table:table-cell table:style-name="ce671" table:formula="of:=[.H55]" office:value-type="string" office:string-value="&lt;" calcext:value-type="string">
            <text:p>&l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IF([.$H$56]=1;IF(OR([.$H$53]=16;[.$H$53]=26;[.$H$53]=35;[.$H$53]=45);&quot;[&quot;;&quot;]&quot;);IF(AND(OR([.$H$53]=35;[.$H$53]=45);[.$K$30]&gt;=[.$K$54]);&quot;[&quot;;IF(AND(OR([.$H$53]=36;[.$H$53]=46);[.$K$30]&gt;[.$K$54]);&quot;[&quot;;IF(AND(OR([.$H$53]=16;[.$H$53]=26);[.$K$30]&lt;=[.$K$54]);&quot;[&quot;;IF(AND(OR([.$H$53]=15;[.$H$53]=25);[.$K$30]&lt;[.$K$54]);&quot;[&quot;;&quot;]&quot;)))))" office:value-type="string" office:string-value="[" calcext:value-type="string">
            <text:p>[</text:p>
          </table:table-cell>
          <table:table-cell table:style-name="ce560" table:formula="of:=IF([.$H$56]=2;[.$J$30];[.$F$50])" office:value-type="float" office:value="-10" calcext:value-type="float">
            <text:p>-10</text:p>
          </table:table-cell>
          <table:table-cell table:style-name="ce560" office:value-type="string" calcext:value-type="string">
            <text:p>;</text:p>
          </table:table-cell>
          <table:table-cell table:style-name="ce560" table:formula="of:=IF([.$H$56]=2;[.$F$50];[.$G$50])" office:value-type="float" office:value="-8" calcext:value-type="float">
            <text:p>-8</text:p>
          </table:table-cell>
          <table:table-cell table:style-name="ce532" table:formula="of:=IF(OR([.$H$53]=16;[.$H$53]=26;[.$H$53]=35;[.$H$53]=45);&quot;]&quot;;&quot;[&quot;)" office:value-type="string" office:string-value="[" calcext:value-type="string">
            <text:p>[</text:p>
          </table:table-cell>
          <table:table-cell table:style-name="ce632" table:formula="of:=IF([.$H$56]=1;&quot;&quot;;&quot;ou&quot;)" office:value-type="string" office:string-value="ou" calcext:value-type="string">
            <text:p>ou</text:p>
          </table:table-cell>
          <table:table-cell table:style-name="ce532" table:formula="of:=IF([.$H$56]=1;&quot;&quot;;IF(OR([.$H$53]=16;[.$H$53]=26;[.$H$53]=35;[.$H$53]=45);&quot;[&quot;;&quot;]&quot;))" office:value-type="string" office:string-value="]" calcext:value-type="string">
            <text:p>]</text:p>
          </table:table-cell>
          <table:table-cell table:style-name="ce560" table:formula="of:=IF([.$H$56]=1;&quot;&quot;;[.G50])" office:value-type="float" office:value="8" calcext:value-type="float">
            <text:p>8</text:p>
          </table:table-cell>
          <table:table-cell table:style-name="ce560" table:formula="of:=IF([.$H$56]=1;&quot;&quot;;&quot;;&quot;)" office:value-type="string" office:string-value=";" calcext:value-type="string">
            <text:p>;</text:p>
          </table:table-cell>
          <table:table-cell table:style-name="ce560" table:formula="of:=IF([.$H$56]=1;&quot;&quot;;[.$J$50])" office:value-type="float" office:value="10" calcext:value-type="float">
            <text:p>10</text:p>
          </table:table-cell>
          <table:table-cell table:style-name="ce678" table:formula="of:=IF([.$H$56]=1;&quot;&quot;;IF(AND(OR([.$H$53]=35;[.$H$53]=45);[.$K$30]&gt;=[.$K$54]);&quot;]&quot;;IF(AND(OR([.$H$53]=36;[.$H$53]=46);[.$K$30]&gt;[.$K$54]);&quot;]&quot;;IF(AND(OR([.$H$53]=16;[.$H$53]=26);[.$K$30]&lt;=[.$K$54]);&quot;]&quot;;IF(AND(OR([.$H$53]=15;[.$H$53]=25);[.$K$30]&lt;[.$K$54]);&quot;]&quot;;&quot;[&quot;)))))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6]" office:value-type="string" office:string-value="[" calcext:value-type="string">
            <text:p>[</text:p>
          </table:table-cell>
          <table:table-cell table:style-name="ce534" table:formula="of:=[.C66]" office:value-type="float" office:value="-10" calcext:value-type="float">
            <text:p>-10</text:p>
          </table:table-cell>
          <table:table-cell table:style-name="ce534" table:formula="of:=[.D66]" office:value-type="string" office:string-value=";" calcext:value-type="string">
            <text:p>;</text:p>
          </table:table-cell>
          <table:table-cell table:style-name="ce534" table:formula="of:=[.E66]" office:value-type="float" office:value="-8" calcext:value-type="float">
            <text:p>-8</text:p>
          </table:table-cell>
          <table:table-cell table:style-name="ce534" table:formula="of:=[.F66]" office:value-type="string" office:string-value="[" calcext:value-type="string">
            <text:p>[</text:p>
          </table:table-cell>
          <table:table-cell table:style-name="ce631" table:formula="of:=IF([.$H$56]=1;&quot;&quot;;&quot;&quot;)" office:value-type="string" office:string-value="" calcext:value-type="string">
            <text:p></text:p>
          </table:table-cell>
          <table:table-cell table:style-name="ce560" table:formula="of:=[.H66]" office:value-type="string" office:string-value="]" calcext:value-type="string">
            <text:p>]</text:p>
          </table:table-cell>
          <table:table-cell table:style-name="ce560" table:formula="of:=[.I66]" office:value-type="float" office:value="8" calcext:value-type="float">
            <text:p>8</text:p>
          </table:table-cell>
          <table:table-cell table:style-name="ce560" table:formula="of:=[.J66]" office:value-type="string" office:string-value=";" calcext:value-type="string">
            <text:p>;</text:p>
          </table:table-cell>
          <table:table-cell table:style-name="ce560" table:formula="of:=[.K66]" office:value-type="float" office:value="10" calcext:value-type="float">
            <text:p>10</text:p>
          </table:table-cell>
          <table:table-cell table:style-name="ce678" table:formula="of:=[.L66]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91" table:number-columns-repeated="12"/>
          <table:table-cell table:number-columns-repeated="1012"/>
        </table:table-row>
        <table:table-row table:style-name="ro3">
          <table:table-cell table:style-name="ce482" office:value-type="string" calcext:value-type="string" table:number-columns-spanned="12" table:number-rows-spanned="1">
            <text:p>Tableau points parabole</text:p>
          </table:table-cell>
          <table:covered-table-cell table:style-name="ce471"/>
          <table:covered-table-cell table:style-name="ce551"/>
          <table:covered-table-cell table:number-columns-repeated="4"/>
          <table:covered-table-cell table:number-columns-repeated="5" table:style-name="ce491"/>
          <table:table-cell table:style-name="ce643" office:value-type="string" calcext:value-type="string">
            <text:p>Total</text:p>
          </table:table-cell>
          <table:table-cell table:number-columns-repeated="1011"/>
        </table:table-row>
        <table:table-row table:style-name="ro16">
          <table:table-cell table:style-name="ce470" office:value-type="string" calcext:value-type="string">
            <text:p><text:span text:style-name="T32">f </text:span><text:span text:style-name="T33">(</text:span><text:span text:style-name="T34">x</text:span><text:span text:style-name="T33">)</text:span><text:span text:style-name="T35"> = </text:span><text:span text:style-name="T36">g</text:span><text:span text:style-name="T37">(</text:span><text:span text:style-name="T36">x</text:span><text:span text:style-name="T37">)</text:span></text:p>
          </table:table-cell>
          <table:table-cell table:style-name="ce440" table:formula="of:=IF([.B53]=[$'Droite et parabole'.C6];1;0)" office:value-type="float" office:value="0" calcext:value-type="float">
            <text:p>0</text:p>
          </table:table-cell>
          <table:table-cell table:style-name="ce440" table:formula="of:=IF([.C53]=[$'Droite et parabole'.D6];1;0)" office:value-type="float" office:value="0" calcext:value-type="float">
            <text:p>0</text:p>
          </table:table-cell>
          <table:table-cell table:style-name="ce440" table:formula="of:=IF([.D53]=[$'Droite et parabole'.E6];1;0)" office:value-type="float" office:value="0" calcext:value-type="float">
            <text:p>0</text:p>
          </table:table-cell>
          <table:table-cell table:style-name="ce440" table:formula="of:=IF([.E53]=[$'Droite et parabole'.F6];1;0)" office:value-type="float" office:value="0" calcext:value-type="float">
            <text:p>0</text:p>
          </table:table-cell>
          <table:table-cell table:style-name="ce440" table:formula="of:=IF([.F53]=[$'Droite et parabole'.G6];1;0)" office:value-type="float" office:value="0" calcext:value-type="float">
            <text:p>0</text:p>
          </table:table-cell>
          <table:table-cell table:style-name="ce596"/>
          <table:table-cell table:style-name="ce491" table:number-columns-repeated="5"/>
          <table:table-cell table:style-name="ce440" table:formula="of:=SUM([.B70:.L72])" office:value-type="float" office:value="0" calcext:value-type="float">
            <text:p>0</text:p>
          </table:table-cell>
          <table:table-cell/>
          <table:table-cell table:style-name="ce680" table:formula="of:=IF(ISBLANK([$'Droite et parabole'.H19])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72" office:value-type="string" calcext:value-type="string">
            <text:p>ineq 1</text:p>
          </table:table-cell>
          <table:table-cell table:style-name="ce535" table:formula="of:=IF([.B62]=[$'Droite et parabole'.C14];1;0)" office:value-type="float" office:value="0" calcext:value-type="float">
            <text:p>0</text:p>
          </table:table-cell>
          <table:table-cell table:style-name="ce535" table:formula="of:=IF([.C62]=[$'Droite et parabole'.D14];1;0)" office:value-type="float" office:value="0" calcext:value-type="float">
            <text:p>0</text:p>
          </table:table-cell>
          <table:table-cell table:style-name="ce535" table:formula="of:=IF([.D62]=[$'Droite et parabole'.E14];1;0)" office:value-type="float" office:value="0" calcext:value-type="float">
            <text:p>0</text:p>
          </table:table-cell>
          <table:table-cell table:style-name="ce535" table:formula="of:=IF([.E62]=[$'Droite et parabole'.F14];1;0)" office:value-type="float" office:value="0" calcext:value-type="float">
            <text:p>0</text:p>
          </table:table-cell>
          <table:table-cell table:style-name="ce535" table:formula="of:=IF([.F62]=[$'Droite et parabole'.G14];1;0)" office:value-type="float" office:value="0" calcext:value-type="float">
            <text:p>0</text:p>
          </table:table-cell>
          <table:table-cell table:style-name="ce496" table:formula="of:=IF([$'Droite et parabole'.H16]=&quot;&quot;;IF(ISBLANK([$'Droite et parabole'.H14]);0;-1);IF([.G62]=[$'Droite et parabole'.H14];1;IF(ISBLANK([$'Droite et parabole'.H14]);0;-1)))" office:value-type="float" office:value="0" calcext:value-type="float">
            <text:p>0</text:p>
          </table:table-cell>
          <table:table-cell table:style-name="ce496" table:formula="of:=IF([$'Droite et parabole'.I16]=&quot;&quot;;IF(ISBLANK([$'Droite et parabole'.I14]);0;-1);IF([.H62]=[$'Droite et parabole'.I14];1;IF(ISBLANK([$'Droite et parabole'.I14]);0;-1)))" office:value-type="float" office:value="0" calcext:value-type="float">
            <text:p>0</text:p>
          </table:table-cell>
          <table:table-cell table:style-name="ce496" table:formula="of:=IF([$'Droite et parabole'.J16]=&quot;&quot;;IF(ISBLANK([$'Droite et parabole'.J14]);0;-1);IF([.I62]=[$'Droite et parabole'.J14];1;IF(ISBLANK([$'Droite et parabole'.J14]);0;-1)))" office:value-type="float" office:value="0" calcext:value-type="float">
            <text:p>0</text:p>
          </table:table-cell>
          <table:table-cell table:style-name="ce496" table:formula="of:=IF([$'Droite et parabole'.K16]=&quot;&quot;;IF(ISBLANK([$'Droite et parabole'.K14]);0;-1);IF([.J62]=[$'Droite et parabole'.K14];1;IF(ISBLANK([$'Droite et parabole'.K14]);0;-1)))" office:value-type="float" office:value="0" calcext:value-type="float">
            <text:p>0</text:p>
          </table:table-cell>
          <table:table-cell table:style-name="ce496" table:formula="of:=IF([$'Droite et parabole'.L16]=&quot;&quot;;IF(ISBLANK([$'Droite et parabole'.L14]);0;-1);IF([.K62]=[$'Droite et parabole'.L14];1;IF(ISBLANK([$'Droite et parabole'.L14]);0;-1)))" office:value-type="float" office:value="0" calcext:value-type="float">
            <text:p>0</text:p>
          </table:table-cell>
          <table:table-cell table:style-name="ce496" table:formula="of:=IF([$'Droite et parabole'.M16]=&quot;&quot;;IF(ISBLANK([$'Droite et parabole'.M14]);0;-1);IF([.L62]=[$'Droite et parabole'.M14];1;IF(ISBLANK([$'Droite et parabole'.M14]);0;-1)))" office:value-type="float" office:value="0" calcext:value-type="float">
            <text:p>0</text:p>
          </table:table-cell>
          <table:table-cell table:style-name="ce679"/>
          <table:table-cell/>
          <table:table-cell table:style-name="ce681"/>
          <table:table-cell table:number-columns-repeated="1009"/>
        </table:table-row>
        <table:table-row table:style-name="ro3">
          <table:table-cell table:style-name="ce472" office:value-type="string" calcext:value-type="string">
            <text:p>ineq 2</text:p>
          </table:table-cell>
          <table:table-cell table:style-name="ce536" table:formula="of:=IF([.B66]=[$'Droite et parabole'.C19];1;0)" office:value-type="float" office:value="0" calcext:value-type="float">
            <text:p>0</text:p>
          </table:table-cell>
          <table:table-cell table:style-name="ce536" table:formula="of:=IF([.C66]=[$'Droite et parabole'.D19];1;0)" office:value-type="float" office:value="0" calcext:value-type="float">
            <text:p>0</text:p>
          </table:table-cell>
          <table:table-cell table:style-name="ce536" table:formula="of:=IF([.D66]=[$'Droite et parabole'.E19];1;0)" office:value-type="float" office:value="0" calcext:value-type="float">
            <text:p>0</text:p>
          </table:table-cell>
          <table:table-cell table:style-name="ce536" table:formula="of:=IF([.E66]=[$'Droite et parabole'.F19];1;0)" office:value-type="float" office:value="0" calcext:value-type="float">
            <text:p>0</text:p>
          </table:table-cell>
          <table:table-cell table:style-name="ce536" table:formula="of:=IF([.F66]=[$'Droite et parabole'.G19];1;0)" office:value-type="float" office:value="0" calcext:value-type="float">
            <text:p>0</text:p>
          </table:table-cell>
          <table:table-cell table:style-name="ce531" table:formula="of:=IF([$'Droite et parabole'.H21]=&quot;&quot;;IF(ISBLANK([$'Droite et parabole'.H19]);0;-1);IF([.G66]=[$'Droite et parabole'.H19];1;IF(ISBLANK([$'Droite et parabole'.H19]);0;-1)))" office:value-type="float" office:value="0" calcext:value-type="float">
            <text:p>0</text:p>
          </table:table-cell>
          <table:table-cell table:style-name="ce531" table:formula="of:=IF([$'Droite et parabole'.I21]=&quot;&quot;;IF(ISBLANK([$'Droite et parabole'.I19]);0;-1);IF([.H66]=[$'Droite et parabole'.I19];1;IF(ISBLANK([$'Droite et parabole'.I19]);0;-1)))" office:value-type="float" office:value="0" calcext:value-type="float">
            <text:p>0</text:p>
          </table:table-cell>
          <table:table-cell table:style-name="ce531" table:formula="of:=IF([$'Droite et parabole'.J21]=&quot;&quot;;IF(ISBLANK([$'Droite et parabole'.J19]);0;-1);IF([.I66]=[$'Droite et parabole'.J19];1;IF(ISBLANK([$'Droite et parabole'.J19]);0;-1)))" office:value-type="float" office:value="0" calcext:value-type="float">
            <text:p>0</text:p>
          </table:table-cell>
          <table:table-cell table:style-name="ce531" table:formula="of:=IF([$'Droite et parabole'.K21]=&quot;&quot;;IF(ISBLANK([$'Droite et parabole'.K19]);0;-1);IF([.J66]=[$'Droite et parabole'.K19];1;IF(ISBLANK([$'Droite et parabole'.K19]);0;-1)))" office:value-type="float" office:value="0" calcext:value-type="float">
            <text:p>0</text:p>
          </table:table-cell>
          <table:table-cell table:style-name="ce531" table:formula="of:=IF([$'Droite et parabole'.L21]=&quot;&quot;;IF(ISBLANK([$'Droite et parabole'.L19]);0;-1);IF([.K66]=[$'Droite et parabole'.L19];1;IF(ISBLANK([$'Droite et parabole'.L19]);0;-1)))" office:value-type="float" office:value="0" calcext:value-type="float">
            <text:p>0</text:p>
          </table:table-cell>
          <table:table-cell table:style-name="ce531" table:formula="of:=IF([$'Droite et parabole'.M21]=&quot;&quot;;IF(ISBLANK([$'Droite et parabole'.M19]);0;-1);IF([.L66]=[$'Droite et parabole'.M19];1;IF(ISBLANK([$'Droite et parabole'.M19]);0;-1))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3">
          <table:table-cell table:style-name="ce491" table:number-columns-repeated="12"/>
          <table:table-cell table:number-columns-repeated="1012"/>
        </table:table-row>
        <table:table-row table:style-name="ro3">
          <table:table-cell table:style-name="ce491" table:number-columns-repeated="6"/>
          <table:table-cell table:style-name="ce635"/>
          <table:table-cell table:style-name="ce491" table:number-columns-repeated="5"/>
          <table:table-cell table:number-columns-repeated="1012"/>
        </table:table-row>
        <table:table-row table:style-name="ro16">
          <table:table-cell table:style-name="ce491" table:number-columns-repeated="6"/>
          <table:table-cell table:style-name="ce491" office:value-type="string" calcext:value-type="string">
            <text:p><text:span text:style-name="T39">SI($'Droite et parabole'.H21="";SI(ESTVIDE($'Droite et parabole'.H19);0;-1);SI(</text:span><text:span text:style-name="T40">G66</text:span><text:span text:style-name="T39">=$'Droite et parabole'.H19;1;SI(ESTVIDE($'Droite et parabole'.H19);0;-1)))</text:span></text:p>
          </table:table-cell>
          <table:table-cell table:style-name="ce491" table:number-columns-repeated="5"/>
          <table:table-cell table:number-columns-repeated="1012"/>
        </table:table-row>
        <table:table-row table:style-name="ro3">
          <table:table-cell table:style-name="ce491" table:number-columns-repeated="12"/>
          <table:table-cell table:number-columns-repeated="2"/>
          <table:table-cell table:style-name="ce585"/>
          <table:table-cell table:style-name="ce471"/>
          <table:table-cell table:number-columns-repeated="1008"/>
        </table:table-row>
        <table:table-row table:style-name="ro3" table:number-rows-repeated="4">
          <table:table-cell table:style-name="ce491" table:number-columns-repeated="12"/>
          <table:table-cell table:number-columns-repeated="2"/>
          <table:table-cell table:style-name="ce585"/>
          <table:table-cell table:style-name="ce471" table:number-columns-repeated="2"/>
          <table:table-cell table:number-columns-repeated="1007"/>
        </table:table-row>
        <table:table-row table:style-name="ro3" table:number-rows-repeated="2">
          <table:table-cell table:style-name="ce491" table:number-columns-repeated="12"/>
          <table:table-cell table:style-name="ce471"/>
          <table:table-cell/>
          <table:table-cell table:style-name="ce585"/>
          <table:table-cell table:number-columns-repeated="1006"/>
          <table:table-cell table:style-name="ce445" table:number-columns-repeated="3"/>
        </table:table-row>
        <table:table-row table:style-name="ro3">
          <table:table-cell table:style-name="ce491" table:number-columns-repeated="12"/>
          <table:table-cell table:number-columns-repeated="2"/>
          <table:table-cell table:style-name="ce585"/>
          <table:table-cell table:style-name="ce471" table:number-columns-repeated="2"/>
          <table:table-cell table:number-columns-repeated="1007"/>
        </table:table-row>
        <table:table-row table:style-name="ro3" table:number-rows-repeated="3">
          <table:table-cell table:style-name="ce491" table:number-columns-repeated="12"/>
          <table:table-cell table:number-columns-repeated="2"/>
          <table:table-cell table:style-name="ce471" table:number-columns-repeated="2"/>
          <table:table-cell table:number-columns-repeated="1004"/>
          <table:table-cell table:style-name="ce471"/>
          <table:table-cell table:number-columns-repeated="3"/>
        </table:table-row>
        <table:table-row table:style-name="ro3" table:number-rows-repeated="4">
          <table:table-cell table:style-name="ce491" table:number-columns-repeated="7"/>
          <table:table-cell/>
          <table:table-cell table:style-name="ce491" table:number-columns-repeated="4"/>
          <table:table-cell table:number-columns-repeated="2"/>
          <table:table-cell table:style-name="ce471" table:number-columns-repeated="2"/>
          <table:table-cell table:number-columns-repeated="1004"/>
          <table:table-cell table:style-name="ce471"/>
          <table:table-cell table:number-columns-repeated="3"/>
        </table:table-row>
        <table:table-row table:style-name="ro3">
          <table:table-cell table:style-name="ce473" table:number-columns-repeated="6"/>
          <table:table-cell table:style-name="ce650"/>
          <table:table-cell table:style-name="ce657"/>
          <table:table-cell table:style-name="ce665" table:number-columns-repeated="4"/>
          <table:table-cell table:style-name="ce657" table:number-columns-repeated="2"/>
          <table:table-cell table:style-name="ce650" table:number-columns-repeated="2"/>
          <table:table-cell table:style-name="ce657" table:number-columns-repeated="1004"/>
          <table:table-cell table:style-name="ce650" table:number-columns-repeated="4"/>
        </table:table-row>
        <table:table-row table:style-name="ro3">
          <table:table-cell table:style-name="ce491" table:number-columns-repeated="3"/>
          <table:table-cell table:style-name="ce471" table:number-columns-repeated="3"/>
          <table:table-cell table:style-name="ce491" table:number-columns-repeated="6"/>
          <table:table-cell table:number-columns-repeated="2"/>
          <table:table-cell table:style-name="ce471" table:number-columns-repeated="2"/>
          <table:table-cell table:number-columns-repeated="1004"/>
          <table:table-cell table:style-name="ce471"/>
          <table:table-cell table:number-columns-repeated="3"/>
        </table:table-row>
        <table:table-row table:style-name="ro3">
          <table:table-cell table:style-name="ce491" table:number-columns-repeated="3"/>
          <table:table-cell table:style-name="ce471" table:number-columns-repeated="3"/>
          <table:table-cell table:style-name="ce491" table:number-columns-repeated="6"/>
          <table:table-cell table:number-columns-repeated="3"/>
          <table:table-cell table:style-name="ce471"/>
          <table:table-cell table:number-columns-repeated="1004"/>
          <table:table-cell table:style-name="ce471"/>
          <table:table-cell table:number-columns-repeated="3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471" table:number-columns-repeated="2"/>
          <table:table-cell table:style-name="ce491" table:number-columns-repeated="6"/>
          <table:table-cell table:number-columns-repeated="1008"/>
          <table:table-cell table:style-name="ce471"/>
          <table:table-cell table:number-columns-repeated="3"/>
        </table:table-row>
        <table:table-row table:style-name="ro3">
          <table:table-cell table:style-name="ce475"/>
          <table:table-cell table:style-name="ce537"/>
          <table:table-cell table:style-name="ce561" table:number-columns-spanned="2" table:number-rows-spanned="1"/>
          <table:covered-table-cell table:style-name="ce516"/>
          <table:table-cell table:style-name="ce606"/>
          <table:table-cell table:style-name="ce596"/>
          <table:table-cell table:style-name="ce491" table:number-columns-repeated="6"/>
          <table:table-cell table:style-name="ce471"/>
          <table:table-cell table:number-columns-repeated="1007"/>
          <table:table-cell table:style-name="ce471"/>
          <table:table-cell table:number-columns-repeated="3"/>
        </table:table-row>
        <table:table-row table:style-name="ro3">
          <table:table-cell table:style-name="ce516"/>
          <table:table-cell table:style-name="ce538"/>
          <table:table-cell table:style-name="ce516" table:number-columns-spanned="2" table:number-rows-spanned="1"/>
          <table:covered-table-cell table:style-name="ce516"/>
          <table:table-cell table:style-name="ce609"/>
          <table:table-cell table:style-name="ce585" table:number-columns-repeated="3"/>
          <table:table-cell table:style-name="ce491" table:number-columns-repeated="4"/>
          <table:table-cell table:style-name="ce471"/>
          <table:table-cell table:number-columns-repeated="1007"/>
          <table:table-cell table:style-name="ce471"/>
          <table:table-cell table:number-columns-repeated="3"/>
        </table:table-row>
        <table:table-row table:style-name="ro3">
          <table:table-cell table:number-columns-repeated="5"/>
          <table:table-cell table:style-name="ce585" table:number-columns-repeated="3"/>
          <table:table-cell table:style-name="ce491" table:number-columns-repeated="4"/>
          <table:table-cell table:style-name="ce471"/>
          <table:table-cell table:number-columns-repeated="1007"/>
          <table:table-cell table:style-name="ce471"/>
          <table:table-cell table:number-columns-repeated="3"/>
        </table:table-row>
        <table:table-row table:style-name="ro3">
          <table:table-cell table:number-columns-repeated="4"/>
          <table:table-cell table:style-name="ce471" table:number-columns-repeated="2"/>
          <table:table-cell table:number-columns-repeated="1018"/>
        </table:table-row>
        <table:table-row table:style-name="ro3">
          <table:table-cell table:style-name="ce471"/>
          <table:table-cell table:style-name="ce539" office:value-type="string" calcext:value-type="string">
            <text:p>Rang aléa</text:p>
          </table:table-cell>
          <table:table-cell table:style-name="ce564" office:value-type="string" calcext:value-type="string">
            <text:p>x</text:p>
          </table:table-cell>
          <table:table-cell table:style-name="ce564" office:value-type="string" calcext:value-type="string">
            <text:p>y</text:p>
          </table:table-cell>
          <table:table-cell table:style-name="ce471"/>
          <table:table-cell table:number-columns-repeated="1019"/>
        </table:table-row>
        <table:table-row table:style-name="ro16"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561830" calcext:value-type="float">
            <text:p>561830</text:p>
          </table:table-cell>
          <table:table-cell table:style-name="ce565" office:value-type="float" office:value="-10" calcext:value-type="float">
            <text:p>-10</text:p>
          </table:table-cell>
          <table:table-cell table:style-name="ce440" table:formula="of:=RANDBETWEEN(1;9)" office:value-type="float" office:value="1" calcext:value-type="float">
            <text:p>1</text:p>
          </table:table-cell>
          <table:table-cell table:number-columns-repeated="1020"/>
        </table:table-row>
        <table:table-row table:style-name="ro16"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848730" calcext:value-type="float">
            <text:p>848730</text:p>
          </table:table-cell>
          <table:table-cell table:style-name="ce568" office:value-type="float" office:value="-9" calcext:value-type="float">
            <text:p>-9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210756" calcext:value-type="float">
            <text:p>210756</text:p>
          </table:table-cell>
          <table:table-cell table:style-name="ce565" office:value-type="float" office:value="-8" calcext:value-type="float">
            <text:p>-8</text:p>
          </table:table-cell>
          <table:table-cell table:style-name="ce440" table:formula="of:=RANDBETWEEN(1;9)" office:value-type="float" office:value="9" calcext:value-type="float">
            <text:p>9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240030" calcext:value-type="float">
            <text:p>240030</text:p>
          </table:table-cell>
          <table:table-cell table:style-name="ce568" office:value-type="float" office:value="-7" calcext:value-type="float">
            <text:p>-7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264797" calcext:value-type="float">
            <text:p>264797</text:p>
          </table:table-cell>
          <table:table-cell table:style-name="ce565" office:value-type="float" office:value="-6" calcext:value-type="float">
            <text:p>-6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368455" calcext:value-type="float">
            <text:p>368455</text:p>
          </table:table-cell>
          <table:table-cell table:style-name="ce568" office:value-type="float" office:value="-5" calcext:value-type="float">
            <text:p>-5</text:p>
          </table:table-cell>
          <table:table-cell table:style-name="ce540" table:formula="of:=RANDBETWEEN(1;9)" office:value-type="float" office:value="1" calcext:value-type="float">
            <text:p>1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898795" calcext:value-type="float">
            <text:p>898795</text:p>
          </table:table-cell>
          <table:table-cell table:style-name="ce565" office:value-type="float" office:value="-4" calcext:value-type="float">
            <text:p>-4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154445" calcext:value-type="float">
            <text:p>154445</text:p>
          </table:table-cell>
          <table:table-cell table:style-name="ce568" office:value-type="float" office:value="-3" calcext:value-type="float">
            <text:p>-3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471" table:number-columns-repeated="3"/>
          <table:table-cell table:number-columns-repeated="1017"/>
        </table:table-row>
        <table:table-row table:style-name="ro16"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329642" calcext:value-type="float">
            <text:p>329642</text:p>
          </table:table-cell>
          <table:table-cell table:style-name="ce565" office:value-type="float" office:value="-2" calcext:value-type="float">
            <text:p>-2</text:p>
          </table:table-cell>
          <table:table-cell table:style-name="ce440" table:formula="of:=RANDBETWEEN(1;9)"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102642" calcext:value-type="float">
            <text:p>102642</text:p>
          </table:table-cell>
          <table:table-cell table:style-name="ce568" office:value-type="float" office:value="-1" calcext:value-type="float">
            <text:p>-1</text:p>
          </table:table-cell>
          <table:table-cell table:style-name="ce540" table:formula="of:=RANDBETWEEN(1;9)" office:value-type="float" office:value="1" calcext:value-type="float">
            <text:p>1</text:p>
          </table:table-cell>
          <table:table-cell table:number-columns-repeated="1020"/>
        </table:table-row>
        <table:table-row table:style-name="ro16"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476806" calcext:value-type="float">
            <text:p>476806</text:p>
          </table:table-cell>
          <table:table-cell table:style-name="ce565" office:value-type="float" office:value="0" calcext:value-type="float">
            <text:p>0</text:p>
          </table:table-cell>
          <table:table-cell table:style-name="ce440" table:formula="of:=RANDBETWEEN(1;9)" office:value-type="float" office:value="3" calcext:value-type="float">
            <text:p>3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78942" calcext:value-type="float">
            <text:p>78942</text:p>
          </table:table-cell>
          <table:table-cell table:style-name="ce568" office:value-type="float" office:value="1" calcext:value-type="float">
            <text:p>1</text:p>
          </table:table-cell>
          <table:table-cell table:style-name="ce540" table:formula="of:=RANDBETWEEN(1;9)" office:value-type="float" office:value="9" calcext:value-type="float">
            <text:p>9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280081" calcext:value-type="float">
            <text:p>280081</text:p>
          </table:table-cell>
          <table:table-cell table:style-name="ce565" office:value-type="float" office:value="2" calcext:value-type="float">
            <text:p>2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570709" calcext:value-type="float">
            <text:p>570709</text:p>
          </table:table-cell>
          <table:table-cell table:style-name="ce568" office:value-type="float" office:value="3" calcext:value-type="float">
            <text:p>3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222921" calcext:value-type="float">
            <text:p>222921</text:p>
          </table:table-cell>
          <table:table-cell table:style-name="ce565" office:value-type="float" office:value="4" calcext:value-type="float">
            <text:p>4</text:p>
          </table:table-cell>
          <table:table-cell table:style-name="ce440" table:formula="of:=RANDBETWEEN(1;9)" office:value-type="float" office:value="4" calcext:value-type="float">
            <text:p>4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411348" calcext:value-type="float">
            <text:p>411348</text:p>
          </table:table-cell>
          <table:table-cell table:style-name="ce568" office:value-type="float" office:value="5" calcext:value-type="float">
            <text:p>5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288531" calcext:value-type="float">
            <text:p>288531</text:p>
          </table:table-cell>
          <table:table-cell table:style-name="ce565" office:value-type="float" office:value="6" calcext:value-type="float">
            <text:p>6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127170" calcext:value-type="float">
            <text:p>127170</text:p>
          </table:table-cell>
          <table:table-cell table:style-name="ce568" office:value-type="float" office:value="7" calcext:value-type="float">
            <text:p>7</text:p>
          </table:table-cell>
          <table:table-cell table:style-name="ce540" table:formula="of:=RANDBETWEEN(1;9)" office:value-type="float" office:value="9" calcext:value-type="float">
            <text:p>9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346755" calcext:value-type="float">
            <text:p>346755</text:p>
          </table:table-cell>
          <table:table-cell table:style-name="ce565" office:value-type="float" office:value="8" calcext:value-type="float">
            <text:p>8</text:p>
          </table:table-cell>
          <table:table-cell table:style-name="ce440" table:formula="of:=RANDBETWEEN(1;9)" office:value-type="float" office:value="1" calcext:value-type="float">
            <text:p>1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577074" calcext:value-type="float">
            <text:p>577074</text:p>
          </table:table-cell>
          <table:table-cell table:style-name="ce568" office:value-type="float" office:value="9" calcext:value-type="float">
            <text:p>9</text:p>
          </table:table-cell>
          <table:table-cell table:style-name="ce540" table:formula="of:=RANDBETWEEN(1;9)" office:value-type="float" office:value="8" calcext:value-type="float">
            <text:p>8</text:p>
          </table:table-cell>
          <table:table-cell table:style-name="ce471" table:number-columns-repeated="8"/>
          <table:table-cell table:number-columns-repeated="1012"/>
        </table:table-row>
        <table:table-row table:style-name="ro16"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477497" calcext:value-type="float">
            <text:p>477497</text:p>
          </table:table-cell>
          <table:table-cell table:style-name="ce565" office:value-type="float" office:value="10" calcext:value-type="float">
            <text:p>10</text:p>
          </table:table-cell>
          <table:table-cell table:style-name="ce440" table:formula="of:=RANDBETWEEN(1;9)" office:value-type="float" office:value="7" calcext:value-type="float">
            <text:p>7</text:p>
          </table:table-cell>
          <table:table-cell table:style-name="ce471" table:number-columns-repeated="8"/>
          <table:table-cell table:number-columns-repeated="1012"/>
        </table:table-row>
        <table:table-row table:style-name="ro3">
          <table:table-cell table:style-name="ce471" table:number-columns-repeated="12"/>
          <table:table-cell table:number-columns-repeated="1012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T3:Données.T9 Données.C102:Données.C122">
            <calcext:condition calcext:apply-style-name="VRAI" calcext:value="formula-is(IF([.C3]=0))" calcext:base-cell-address="Données.C3"/>
          </calcext:conditional-format>
          <calcext:conditional-format calcext:target-range-address="Données.V3:Données.V23 Données.U23:Données.U23">
            <calcext:condition calcext:apply-style-name="VRAI" calcext:value="=0" calcext:base-cell-address="Données.U3"/>
          </calcext:conditional-format>
          <calcext:conditional-format calcext:target-range-address="Données.T8:Données.T23">
            <calcext:condition calcext:apply-style-name="VRAI" calcext:value="formula-is(IF([.T6]=0))" calcext:base-cell-address="Données.T8"/>
          </calcext:conditional-format>
        </calcext:conditional-formats>
      </table:table>
      <table:named-expressions/>
      <table:database-ranges>
        <table:database-range table:name="__Anonymous_Sheet_DB__5" table:target-range-address="Données.AA1:Données.A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21:18:02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8-12-04T21:18:26.771000000</dc:date>
    <meta:editing-duration>P1DT9H40M25S</meta:editing-duration>
    <meta:editing-cycles>409</meta:editing-cycles>
    <meta:generator>LibreOffice/6.0.7.3$Windows_X86_64 LibreOffice_project/dc89aa7a9eabfd848af146d5086077aeed2ae4a5</meta:generator>
    <meta:document-statistic meta:table-count="6" meta:cell-count="1085" meta:object-count="4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458cm" svg:height="15.898cm" xlink:href=".." xlink:type="simple" chart:class="chart:scatter" chart:style-name="ch1">
        <chart:plot-area chart:style-name="ch2" table:cell-range-address="Données.T3:Données.T27 Aide.A1:Aide.A1 Données.V3:Données.V27" chart:data-source-has-labels="row" svg:x="1.169cm" svg:y="0.317cm" svg:width="56.12cm" svg:height="15.264cm">
          <chartooo:coordinate-region svg:x="1.407cm" svg:y="0.516cm" svg:width="55.694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7" chart:label-cell-address="Aide.A1:Aide.A1" chart:class="chart:scatter">
            <chart:domain table:cell-range-address="Données.T3:Données.T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7</svg:desc>
                </draw:g>
              </table:table-cell>
              <table:table-cell office:value-type="float" office:value="2">
                <text:p>2</text:p>
                <draw:g>
                  <svg:desc>Données.V3:Donnée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6">
      <number:fraction number:min-numerator-digits="1" loext:max-numerator-digits="6" number:min-denominator-digits="6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6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0">
      <style:chart-properties chart:solid-type="cuboid" chart:symbol-type="image" chart:symbol-width="0.3cm" chart:symbol-height="0.3cm"/>
    </style:style>
    <style:style style:name="ch11" style:family="chart" style:data-style-name="N166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2" style:family="chart" style:data-style-name="N166">
      <style:chart-properties chart:symbol-type="image" chart:symbol-width="0.3cm" chart:symbol-height="0.3cm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713cm" svg:height="29.926cm" xlink:href=".." xlink:type="simple" chart:class="chart:scatter" chart:style-name="ch1">
        <chart:legend chart:legend-position="end" svg:x="33.358cm" svg:y="13.917cm" style:legend-expansion="high" chart:style-name="ch2"/>
        <chart:plot-area chart:style-name="ch3" table:cell-range-address="Données.J5:Données.K25 Données.G26:Données.G26 Données.L25:Données.L25" chart:data-source-has-labels="row" svg:x="0.731cm" svg:y="0.844cm" svg:width="31.247cm" svg:height="28.099cm">
          <chartooo:coordinate-region svg:x="1.141cm" svg:y="1.15cm" svg:width="30.518cm" svg:height="27.4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G26:Données.G26" loext:label-string="&quot;Sommet&quot;" chart:class="chart:scatter">
            <chart:domain table:cell-range-address="Données.F26:Données.F26"/>
            <chart:data-point chart:style-name="ch10"/>
          </chart:series>
          <chart:series chart:style-name="ch11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2" chart:values-cell-range-address="Données.L25:Données.L25" loext:label-string="&quot;Point droit&quot;" chart:class="chart:scatter">
            <chart:domain table:cell-range-address="Données.J25:Données.J2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Sommet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2.24">
                <text:p>-2.24</text:p>
                <draw:g>
                  <svg:desc>Données.K5:Données.K25</svg:desc>
                </draw:g>
              </table:table-cell>
              <table:table-cell office:value-type="float" office:value="-1">
                <text:p>-1</text:p>
                <draw:g>
                  <svg:desc>Données.F26:Données.F26</svg:desc>
                </draw:g>
              </table:table-cell>
              <table:table-cell office:value-type="float" office:value="1">
                <text:p>1</text:p>
                <draw:g>
                  <svg:desc>Données.G26:Données.G26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2.24">
                <text:p>-2.24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3.84">
                <text:p>-3.84</text:p>
                <draw:g>
                  <svg:desc>Données.L25:Données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.56">
                <text:p>-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44">
                <text:p>-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0.44">
                <text:p>-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56">
                <text:p>-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.24">
                <text:p>-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3.84">
                <text:p>-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J30:Données.K50 Données.K54:Données.K56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30:Données.K50" loext:label-string="&quot;Cf&quot;" chart:class="chart:scatter">
            <chart:domain table:cell-range-address="Données.J30:Données.J50"/>
            <chart:data-point chart:repeated="21"/>
          </chart:series>
          <chart:series chart:style-name="ch9" chart:values-cell-range-address="Données.K54:Données.K56" loext:label-string="&quot;Cg&quot;" chart:class="chart:scatter">
            <chart:domain table:cell-range-address="Données.J54:Données.J5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>Colonne J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30:Données.J50</svg:desc>
                </draw:g>
              </table:table-cell>
              <table:table-cell office:value-type="float" office:value="19.9285714285714">
                <text:p>19.9285714285714</text:p>
                <draw:g>
                  <svg:desc>Données.K30:Données.K50</svg:desc>
                </draw:g>
              </table:table-cell>
              <table:table-cell office:value-type="float" office:value="-10">
                <text:p>-10</text:p>
                <draw:g>
                  <svg:desc>Données.J54:Données.J56</svg:desc>
                </draw:g>
              </table:table-cell>
              <table:table-cell office:value-type="float" office:value="37.8">
                <text:p>37.8</text:p>
                <draw:g>
                  <svg:desc>Données.K54:Données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0">
                <text:p>0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6.6380952380952">
                <text:p>26.6380952380952</text:p>
              </table:table-cell>
              <table:table-cell office:value-type="float" office:value="10">
                <text:p>10</text:p>
              </table:table-cell>
              <table:table-cell office:value-type="float" office:value="-20.8666666666667">
                <text:p>-20.8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1.7380952380952">
                <text:p>31.7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2.1142857142857">
                <text:p>32.1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1.8285714285714">
                <text:p>31.8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0.8809523809524">
                <text:p>30.8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9.2714285714286">
                <text:p>29.2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4.0666666666667">
                <text:p>24.0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0.4714285714286">
                <text:p>20.4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6.2142857142857">
                <text:p>16.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.2952380952381">
                <text:p>11.2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.71428571428572">
                <text:p>5.7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0.528571428571421">
                <text:p>-0.52857142857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7.43333333333333">
                <text:p>-7.4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3.2285714285714">
                <text:p>-23.2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32.1190476190476">
                <text:p>-32.1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101cm" xlink:href=".." xlink:type="simple" chart:class="chart:scatter" chart:style-name="ch1">
        <chart:plot-area chart:style-name="ch2" table:cell-range-address="Données.G7:Données.H8" chart:data-source-has-labels="row" svg:x="0.479cm" svg:y="0.302cm" svg:width="23.008cm" svg:height="14.497cm">
          <chartooo:coordinate-region svg:x="0.889cm" svg:y="0.607cm" svg:width="22.28cm" svg:height="13.8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13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13">
                <text:p>13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76cm" svg:height="15.898cm" xlink:href=".." xlink:type="simple" chart:class="chart:scatter" chart:style-name="ch1">
        <chart:plot-area chart:style-name="ch2" table:cell-range-address="Données.T3:Données.T27 Aide.A1:Aide.A1 Données.V3:Données.V27" chart:data-source-has-labels="row" svg:x="0.503cm" svg:y="0.317cm" svg:width="24.17cm" svg:height="15.264cm">
          <chartooo:coordinate-region svg:x="0.741cm" svg:y="0.516cm" svg:width="23.745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7" chart:label-cell-address="Aide.A1:Aide.A1" chart:class="chart:scatter">
            <chart:domain table:cell-range-address="Données.T3:Données.T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7</svg:desc>
                </draw:g>
              </table:table-cell>
              <table:table-cell office:value-type="float" office:value="2">
                <text:p>2</text:p>
                <draw:g>
                  <svg:desc>Données.V3:Donnée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legend chart:legend-position="end" svg:x="13.827cm" svg:y="4.375cm" style:legend-expansion="high" chart:style-name="ch2"/>
        <chart:plot-area chart:style-name="ch3" table:cell-range-address="Données.J30:Données.K50 Données.K54:Données.K56" chart:data-source-has-labels="row" svg:x="0.311cm" svg:y="0.196cm" svg:width="13.205cm" svg:height="9.455cm">
          <chartooo:coordinate-region svg:x="0.721cm" svg:y="0.501cm" svg:width="12.193cm" svg:height="8.84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30:Données.K50" loext:label-string="&quot;Cf&quot;" chart:class="chart:scatter">
            <chart:domain table:cell-range-address="Données.J30:Données.J50"/>
            <chart:data-point chart:repeated="21"/>
          </chart:series>
          <chart:series chart:style-name="ch9" chart:values-cell-range-address="Données.K54:Données.K56" loext:label-string="&quot;Cg&quot;" chart:class="chart:scatter">
            <chart:domain table:cell-range-address="Données.J54:Données.J5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>Colonne J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30:Données.J50</svg:desc>
                </draw:g>
              </table:table-cell>
              <table:table-cell office:value-type="float" office:value="5.10294117647059">
                <text:p>5.10294117647059</text:p>
                <draw:g>
                  <svg:desc>Données.K30:Données.K50</svg:desc>
                </draw:g>
              </table:table-cell>
              <table:table-cell office:value-type="float" office:value="-10">
                <text:p>-10</text:p>
                <draw:g>
                  <svg:desc>Données.J54:Données.J56</svg:desc>
                </draw:g>
              </table:table-cell>
              <table:table-cell office:value-type="float" office:value="14.1176470588235">
                <text:p>14.1176470588235</text:p>
                <draw:g>
                  <svg:desc>Données.K54:Données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7.05882352941176">
                <text:p>-7.0588235294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7.8954248366013">
                <text:p>17.8954248366013</text:p>
              </table:table-cell>
              <table:table-cell office:value-type="float" office:value="10">
                <text:p>10</text:p>
              </table:table-cell>
              <table:table-cell office:value-type="float" office:value="-28.2352941176471">
                <text:p>-28.2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2.7892156862745">
                <text:p>22.789215686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6.6813725490196">
                <text:p>26.68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9.5718954248366">
                <text:p>29.571895424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1.4607843137255">
                <text:p>31.4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2.3480392156863">
                <text:p>32.348039215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2.233660130719">
                <text:p>32.23366013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1.1176470588235">
                <text:p>31.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.8807189542484">
                <text:p>25.88071895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1.7598039215686">
                <text:p>21.759803921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6.6372549019608">
                <text:p>16.6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.5130718954248">
                <text:p>10.513071895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38725490196079">
                <text:p>3.3872549019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4.74019607843137">
                <text:p>-4.7401960784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3.8692810457516">
                <text:p>-13.869281045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5.1323529411765">
                <text:p>-35.13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47.266339869281">
                <text:p>-47.26633986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